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13249cd0" officeooo:paragraph-rsid="14df6e33"/>
    </style:style>
    <style:style style:name="P3" style:family="paragraph" style:parent-style-name="Text_20_body">
      <style:text-properties officeooo:rsid="13f62714" officeooo:paragraph-rsid="13f62714"/>
    </style:style>
    <style:style style:name="P4" style:family="paragraph" style:parent-style-name="Text_20_body">
      <style:text-properties officeooo:rsid="13f8d189" officeooo:paragraph-rsid="13f8d189"/>
    </style:style>
    <style:style style:name="P5" style:family="paragraph" style:parent-style-name="Text_20_body">
      <style:text-properties officeooo:rsid="13f6e1ed" officeooo:paragraph-rsid="13f6e1ed"/>
    </style:style>
    <style:style style:name="P6" style:family="paragraph" style:parent-style-name="Text_20_body">
      <style:text-properties officeooo:rsid="140883f0" officeooo:paragraph-rsid="140e3e02"/>
    </style:style>
    <style:style style:name="P7" style:family="paragraph" style:parent-style-name="Text_20_body">
      <style:text-properties officeooo:rsid="140e3e02" officeooo:paragraph-rsid="1462bb08"/>
    </style:style>
    <style:style style:name="P8" style:family="paragraph" style:parent-style-name="Text_20_body">
      <style:text-properties officeooo:rsid="140e3e02" officeooo:paragraph-rsid="148828ab"/>
    </style:style>
    <style:style style:name="P9" style:family="paragraph" style:parent-style-name="Text_20_body">
      <style:text-properties officeooo:rsid="144b594e" officeooo:paragraph-rsid="144dde1d"/>
    </style:style>
    <style:style style:name="P10" style:family="paragraph" style:parent-style-name="Text_20_body">
      <style:text-properties officeooo:rsid="1450e07b" officeooo:paragraph-rsid="145a0801"/>
    </style:style>
    <style:style style:name="P11" style:family="paragraph" style:parent-style-name="Text_20_body">
      <style:text-properties officeooo:rsid="141f3b5a" officeooo:paragraph-rsid="145f273a"/>
    </style:style>
    <style:style style:name="P12" style:family="paragraph" style:parent-style-name="Text_20_body">
      <style:text-properties officeooo:rsid="146bc673" officeooo:paragraph-rsid="146e42f0"/>
    </style:style>
    <style:style style:name="P13" style:family="paragraph" style:parent-style-name="Text_20_body">
      <style:text-properties officeooo:rsid="146bc673" officeooo:paragraph-rsid="14a87540"/>
    </style:style>
    <style:style style:name="P14" style:family="paragraph" style:parent-style-name="Text_20_body">
      <style:text-properties officeooo:rsid="146e6a4c" officeooo:paragraph-rsid="1495b128"/>
    </style:style>
    <style:style style:name="P15" style:family="paragraph" style:parent-style-name="Text_20_body">
      <style:text-properties officeooo:paragraph-rsid="149c3571"/>
    </style:style>
    <style:style style:name="P16" style:family="paragraph" style:parent-style-name="Text_20_body">
      <style:text-properties officeooo:rsid="1481d06e" officeooo:paragraph-rsid="1481d06e"/>
    </style:style>
    <style:style style:name="P17" style:family="paragraph" style:parent-style-name="Text_20_body">
      <style:text-properties officeooo:rsid="14aff39b" officeooo:paragraph-rsid="14aff39b"/>
    </style:style>
    <style:style style:name="P18" style:family="paragraph" style:parent-style-name="Text_20_body">
      <style:text-properties officeooo:rsid="14aff39b" officeooo:paragraph-rsid="14c55a60"/>
    </style:style>
    <style:style style:name="P19" style:family="paragraph" style:parent-style-name="Text_20_body">
      <style:text-properties officeooo:rsid="14b09e8f" officeooo:paragraph-rsid="14b09e8f"/>
    </style:style>
    <style:style style:name="P20" style:family="paragraph" style:parent-style-name="Text_20_body">
      <style:text-properties officeooo:rsid="14b09e8f" officeooo:paragraph-rsid="15158f32"/>
    </style:style>
    <style:style style:name="P21" style:family="paragraph" style:parent-style-name="Text_20_body">
      <style:text-properties officeooo:rsid="14b09e8f" officeooo:paragraph-rsid="1517db8e"/>
    </style:style>
    <style:style style:name="P22" style:family="paragraph" style:parent-style-name="Text_20_body">
      <style:text-properties officeooo:rsid="14b29c25" officeooo:paragraph-rsid="14cc1696"/>
    </style:style>
    <style:style style:name="P23" style:family="paragraph" style:parent-style-name="Text_20_body">
      <style:text-properties officeooo:rsid="14b29c25" officeooo:paragraph-rsid="14d87f92"/>
    </style:style>
    <style:style style:name="P24" style:family="paragraph" style:parent-style-name="Text_20_body">
      <style:text-properties officeooo:rsid="14b29c25" officeooo:paragraph-rsid="1517db8e"/>
    </style:style>
    <style:style style:name="P25" style:family="paragraph" style:parent-style-name="Text_20_body">
      <style:text-properties officeooo:rsid="14da186a" officeooo:paragraph-rsid="14da186a"/>
    </style:style>
    <style:style style:name="P26" style:family="paragraph" style:parent-style-name="Text_20_body">
      <style:text-properties officeooo:rsid="14dbb5a5" officeooo:paragraph-rsid="14dbb5a5"/>
    </style:style>
    <style:style style:name="P27" style:family="paragraph" style:parent-style-name="Text_20_body">
      <style:text-properties officeooo:rsid="14dd7817" officeooo:paragraph-rsid="14e2bb96"/>
    </style:style>
    <style:style style:name="P28" style:family="paragraph" style:parent-style-name="Text_20_body">
      <style:text-properties officeooo:rsid="14dd7817" officeooo:paragraph-rsid="1bd23458"/>
    </style:style>
    <style:style style:name="P29" style:family="paragraph" style:parent-style-name="Text_20_body">
      <style:text-properties officeooo:rsid="14ec2f7d" officeooo:paragraph-rsid="14ec2f7d"/>
    </style:style>
    <style:style style:name="P30" style:family="paragraph" style:parent-style-name="Text_20_body">
      <style:text-properties officeooo:rsid="14f0d723" officeooo:paragraph-rsid="14f38d4f"/>
    </style:style>
    <style:style style:name="P31" style:family="paragraph" style:parent-style-name="Text_20_body">
      <style:text-properties officeooo:rsid="14f0d723" officeooo:paragraph-rsid="15350a6d"/>
    </style:style>
    <style:style style:name="P32" style:family="paragraph" style:parent-style-name="Text_20_body">
      <style:text-properties officeooo:rsid="14f50396" officeooo:paragraph-rsid="14f50396"/>
    </style:style>
    <style:style style:name="P33" style:family="paragraph" style:parent-style-name="Text_20_body">
      <style:text-properties officeooo:rsid="14af0b20" officeooo:paragraph-rsid="15106127"/>
    </style:style>
    <style:style style:name="P34" style:family="paragraph" style:parent-style-name="Text_20_body">
      <style:text-properties officeooo:rsid="14af0b20" officeooo:paragraph-rsid="15108e6b"/>
    </style:style>
    <style:style style:name="P35" style:family="paragraph" style:parent-style-name="Text_20_body">
      <style:text-properties officeooo:rsid="14d202b6" officeooo:paragraph-rsid="15158f32"/>
    </style:style>
    <style:style style:name="P36" style:family="paragraph" style:parent-style-name="Text_20_body">
      <style:text-properties officeooo:rsid="151c3411" officeooo:paragraph-rsid="15262bbe"/>
    </style:style>
    <style:style style:name="P37" style:family="paragraph" style:parent-style-name="Text_20_body">
      <style:text-properties officeooo:rsid="151c3411" officeooo:paragraph-rsid="1a41c806"/>
    </style:style>
    <style:style style:name="P38" style:family="paragraph" style:parent-style-name="Text_20_body">
      <style:text-properties officeooo:rsid="151e0385" officeooo:paragraph-rsid="151e0385"/>
    </style:style>
    <style:style style:name="P39" style:family="paragraph" style:parent-style-name="Text_20_body">
      <style:text-properties officeooo:rsid="1406c391" officeooo:paragraph-rsid="15350a6d"/>
    </style:style>
    <style:style style:name="P40" style:family="paragraph" style:parent-style-name="Text_20_body">
      <style:text-properties officeooo:rsid="154ea082" officeooo:paragraph-rsid="154ea082"/>
    </style:style>
    <style:style style:name="P41" style:family="paragraph" style:parent-style-name="Text_20_body">
      <style:text-properties officeooo:rsid="154ea082" officeooo:paragraph-rsid="156a8989"/>
    </style:style>
    <style:style style:name="P42" style:family="paragraph" style:parent-style-name="Text_20_body">
      <style:text-properties officeooo:rsid="15546cac" officeooo:paragraph-rsid="15546cac"/>
    </style:style>
    <style:style style:name="P43" style:family="paragraph" style:parent-style-name="Text_20_body">
      <style:text-properties officeooo:rsid="15546cac" officeooo:paragraph-rsid="156f4468"/>
    </style:style>
    <style:style style:name="P44" style:family="paragraph" style:parent-style-name="Text_20_body">
      <style:text-properties officeooo:paragraph-rsid="1555a5b4"/>
    </style:style>
    <style:style style:name="P45" style:family="paragraph" style:parent-style-name="Text_20_body">
      <style:text-properties officeooo:rsid="156a8989" officeooo:paragraph-rsid="156fc7c2"/>
    </style:style>
    <style:style style:name="P46" style:family="paragraph" style:parent-style-name="Text_20_body">
      <style:text-properties officeooo:paragraph-rsid="158d4775"/>
    </style:style>
    <style:style style:name="P47" style:family="paragraph" style:parent-style-name="Text_20_body">
      <style:text-properties officeooo:rsid="143f22f6" officeooo:paragraph-rsid="147480ac"/>
    </style:style>
    <style:style style:name="P48" style:family="paragraph" style:parent-style-name="Text_20_body">
      <style:text-properties officeooo:rsid="15a1305f" officeooo:paragraph-rsid="15a1305f"/>
    </style:style>
    <style:style style:name="P49" style:family="paragraph" style:parent-style-name="Text_20_body">
      <style:text-properties officeooo:rsid="15b48865" officeooo:paragraph-rsid="15b48865"/>
    </style:style>
    <style:style style:name="P50" style:family="paragraph" style:parent-style-name="Text_20_body">
      <style:text-properties officeooo:rsid="15b48865" officeooo:paragraph-rsid="16073051"/>
    </style:style>
    <style:style style:name="P51" style:family="paragraph" style:parent-style-name="Text_20_body">
      <style:text-properties officeooo:rsid="15ad9170" officeooo:paragraph-rsid="15ad9170"/>
    </style:style>
    <style:style style:name="P52" style:family="paragraph" style:parent-style-name="Text_20_body">
      <style:text-properties officeooo:rsid="16073051" officeooo:paragraph-rsid="16073051"/>
    </style:style>
    <style:style style:name="P53" style:family="paragraph" style:parent-style-name="Text_20_body">
      <style:text-properties officeooo:rsid="16073051" officeooo:paragraph-rsid="1a4fc55a"/>
    </style:style>
    <style:style style:name="P54" style:family="paragraph" style:parent-style-name="Text_20_body">
      <style:text-properties officeooo:rsid="160b73dc" officeooo:paragraph-rsid="160cd665"/>
    </style:style>
    <style:style style:name="P55" style:family="paragraph" style:parent-style-name="Text_20_body">
      <style:text-properties officeooo:rsid="160d31c8" officeooo:paragraph-rsid="160d31c8"/>
    </style:style>
    <style:style style:name="P56" style:family="paragraph" style:parent-style-name="Text_20_body">
      <style:text-properties officeooo:rsid="160d31c8" officeooo:paragraph-rsid="1806067a"/>
    </style:style>
    <style:style style:name="P57" style:family="paragraph" style:parent-style-name="Text_20_body">
      <style:text-properties officeooo:rsid="160e235b" officeooo:paragraph-rsid="1a6625fd"/>
    </style:style>
    <style:style style:name="P58" style:family="paragraph" style:parent-style-name="Text_20_body">
      <style:text-properties officeooo:rsid="160f1801" officeooo:paragraph-rsid="1674b01c"/>
    </style:style>
    <style:style style:name="P59" style:family="paragraph" style:parent-style-name="Text_20_body">
      <style:text-properties officeooo:rsid="160f1801" officeooo:paragraph-rsid="1a6e80bc"/>
    </style:style>
    <style:style style:name="P60" style:family="paragraph" style:parent-style-name="Text_20_body">
      <style:text-properties officeooo:rsid="164c9a56" officeooo:paragraph-rsid="16510718"/>
    </style:style>
    <style:style style:name="P61" style:family="paragraph" style:parent-style-name="Text_20_body">
      <style:text-properties officeooo:rsid="16510718" officeooo:paragraph-rsid="16550787"/>
    </style:style>
    <style:style style:name="P62" style:family="paragraph" style:parent-style-name="Text_20_body">
      <style:text-properties officeooo:rsid="16596bed" officeooo:paragraph-rsid="16596bed"/>
    </style:style>
    <style:style style:name="P63" style:family="paragraph" style:parent-style-name="Text_20_body">
      <style:text-properties officeooo:rsid="165cdfba" officeooo:paragraph-rsid="165cdfba"/>
    </style:style>
    <style:style style:name="P64" style:family="paragraph" style:parent-style-name="Text_20_body">
      <style:text-properties officeooo:rsid="166f075b" officeooo:paragraph-rsid="166f075b"/>
    </style:style>
    <style:style style:name="P65" style:family="paragraph" style:parent-style-name="Text_20_body">
      <style:text-properties officeooo:rsid="166f075b" officeooo:paragraph-rsid="1a62d2c8"/>
    </style:style>
    <style:style style:name="P66" style:family="paragraph" style:parent-style-name="Text_20_body">
      <style:text-properties officeooo:rsid="166f85aa" officeooo:paragraph-rsid="166f9e82"/>
    </style:style>
    <style:style style:name="P67" style:family="paragraph" style:parent-style-name="Text_20_body">
      <style:text-properties officeooo:rsid="166f85aa" officeooo:paragraph-rsid="1a6497ac"/>
    </style:style>
    <style:style style:name="P68" style:family="paragraph" style:parent-style-name="Text_20_body">
      <style:text-properties officeooo:rsid="16a50a39" officeooo:paragraph-rsid="16a50a39"/>
    </style:style>
    <style:style style:name="P69" style:family="paragraph" style:parent-style-name="Text_20_body">
      <style:text-properties officeooo:rsid="16a50a39" officeooo:paragraph-rsid="16a5915d"/>
    </style:style>
    <style:style style:name="P70" style:family="paragraph" style:parent-style-name="Text_20_body">
      <style:text-properties officeooo:rsid="16a8b0b7" officeooo:paragraph-rsid="16a8b0b7"/>
    </style:style>
    <style:style style:name="P71" style:family="paragraph" style:parent-style-name="Text_20_body">
      <style:text-properties officeooo:rsid="16a9869c" officeooo:paragraph-rsid="16a9869c"/>
    </style:style>
    <style:style style:name="P72" style:family="paragraph" style:parent-style-name="Text_20_body">
      <style:text-properties officeooo:rsid="16f7e3c8" officeooo:paragraph-rsid="16f7e3c8"/>
    </style:style>
    <style:style style:name="P73" style:family="paragraph" style:parent-style-name="Text_20_body">
      <style:text-properties officeooo:rsid="16fd54ea" officeooo:paragraph-rsid="16fd54ea"/>
    </style:style>
    <style:style style:name="P74" style:family="paragraph" style:parent-style-name="Text_20_body">
      <style:text-properties officeooo:rsid="17033057" officeooo:paragraph-rsid="17033057"/>
    </style:style>
    <style:style style:name="P75" style:family="paragraph" style:parent-style-name="Text_20_body">
      <style:text-properties officeooo:rsid="16fa56a9" officeooo:paragraph-rsid="17033057"/>
    </style:style>
    <style:style style:name="P76" style:family="paragraph" style:parent-style-name="Text_20_body">
      <style:text-properties officeooo:rsid="1703f5db" officeooo:paragraph-rsid="1703f5db"/>
    </style:style>
    <style:style style:name="P77" style:family="paragraph" style:parent-style-name="Text_20_body">
      <style:text-properties officeooo:rsid="170138e8" officeooo:paragraph-rsid="170138e8"/>
    </style:style>
    <style:style style:name="P78" style:family="paragraph" style:parent-style-name="Text_20_body">
      <style:text-properties officeooo:rsid="1705adbf" officeooo:paragraph-rsid="1705adbf"/>
    </style:style>
    <style:style style:name="P79" style:family="paragraph" style:parent-style-name="Text_20_body">
      <style:text-properties officeooo:rsid="170d2c8d" officeooo:paragraph-rsid="170d2c8d"/>
    </style:style>
    <style:style style:name="P80" style:family="paragraph" style:parent-style-name="Text_20_body">
      <style:text-properties officeooo:rsid="170d2c8d" officeooo:paragraph-rsid="1733e90d"/>
    </style:style>
    <style:style style:name="P81" style:family="paragraph" style:parent-style-name="Text_20_body">
      <style:text-properties officeooo:rsid="172026e3" officeooo:paragraph-rsid="17223b13"/>
    </style:style>
    <style:style style:name="P82" style:family="paragraph" style:parent-style-name="Text_20_body">
      <style:text-properties officeooo:rsid="17076322" officeooo:paragraph-rsid="17264ced"/>
    </style:style>
    <style:style style:name="P83" style:family="paragraph" style:parent-style-name="Text_20_body">
      <style:text-properties officeooo:rsid="17078006" officeooo:paragraph-rsid="17321a9d"/>
    </style:style>
    <style:style style:name="P84" style:family="paragraph" style:parent-style-name="Text_20_body">
      <style:text-properties officeooo:rsid="17062ac4" officeooo:paragraph-rsid="173c12a8"/>
    </style:style>
    <style:style style:name="P85" style:family="paragraph" style:parent-style-name="Text_20_body">
      <style:text-properties officeooo:rsid="1713b835" officeooo:paragraph-rsid="173e01ed"/>
    </style:style>
    <style:style style:name="P86" style:family="paragraph" style:parent-style-name="Text_20_body">
      <style:text-properties officeooo:rsid="17087281" officeooo:paragraph-rsid="17321a9d"/>
    </style:style>
    <style:style style:name="P87" style:family="paragraph" style:parent-style-name="Text_20_body">
      <style:text-properties officeooo:rsid="175f7b4e" officeooo:paragraph-rsid="175f7b4e"/>
    </style:style>
    <style:style style:name="P88" style:family="paragraph" style:parent-style-name="Text_20_body">
      <style:text-properties officeooo:rsid="175f7b4e" officeooo:paragraph-rsid="17827c17"/>
    </style:style>
    <style:style style:name="P89" style:family="paragraph" style:parent-style-name="Text_20_body">
      <style:text-properties officeooo:rsid="175f7b4e" officeooo:paragraph-rsid="1786d291"/>
    </style:style>
    <style:style style:name="P90" style:family="paragraph" style:parent-style-name="Text_20_body">
      <style:text-properties officeooo:rsid="175f7b4e" officeooo:paragraph-rsid="17879ce1"/>
    </style:style>
    <style:style style:name="P91" style:family="paragraph" style:parent-style-name="Text_20_body">
      <style:text-properties officeooo:rsid="175f7b4e" officeooo:paragraph-rsid="1793787b"/>
    </style:style>
    <style:style style:name="P92" style:family="paragraph" style:parent-style-name="Text_20_body">
      <style:text-properties officeooo:rsid="175f7b4e" officeooo:paragraph-rsid="1794db42"/>
    </style:style>
    <style:style style:name="P93" style:family="paragraph" style:parent-style-name="Text_20_body">
      <style:text-properties officeooo:rsid="175f7b4e" officeooo:paragraph-rsid="17a35c45"/>
    </style:style>
    <style:style style:name="P94" style:family="paragraph" style:parent-style-name="Text_20_body">
      <style:text-properties officeooo:rsid="175f7b4e" officeooo:paragraph-rsid="17b6b4fd"/>
    </style:style>
    <style:style style:name="P95" style:family="paragraph" style:parent-style-name="Text_20_body">
      <style:text-properties officeooo:rsid="175f7b4e" officeooo:paragraph-rsid="17e0529a"/>
    </style:style>
    <style:style style:name="P96" style:family="paragraph" style:parent-style-name="Text_20_body">
      <style:text-properties officeooo:rsid="175f7b4e" officeooo:paragraph-rsid="17e1a6dd"/>
    </style:style>
    <style:style style:name="P97" style:family="paragraph" style:parent-style-name="Text_20_body">
      <style:text-properties officeooo:rsid="175f7b4e" officeooo:paragraph-rsid="1770bd9c"/>
    </style:style>
    <style:style style:name="P98" style:family="paragraph" style:parent-style-name="Text_20_body">
      <style:text-properties officeooo:rsid="175f7b4e" officeooo:paragraph-rsid="17eda168"/>
    </style:style>
    <style:style style:name="P99" style:family="paragraph" style:parent-style-name="Text_20_body">
      <style:text-properties officeooo:rsid="175f7b4e" officeooo:paragraph-rsid="17eff6d4"/>
    </style:style>
    <style:style style:name="P100" style:family="paragraph" style:parent-style-name="Text_20_body">
      <style:text-properties officeooo:rsid="175f7b4e" officeooo:paragraph-rsid="18df8d44"/>
    </style:style>
    <style:style style:name="P101" style:family="paragraph" style:parent-style-name="Text_20_body">
      <style:text-properties officeooo:rsid="175f7b4e" officeooo:paragraph-rsid="1a864c46"/>
    </style:style>
    <style:style style:name="P102" style:family="paragraph" style:parent-style-name="Text_20_body">
      <style:text-properties officeooo:rsid="175f7b4e" officeooo:paragraph-rsid="1a8867d8"/>
    </style:style>
    <style:style style:name="P103" style:family="paragraph" style:parent-style-name="Text_20_body">
      <style:text-properties officeooo:rsid="175f7b4e" officeooo:paragraph-rsid="1c9bf3ad"/>
    </style:style>
    <style:style style:name="P104" style:family="paragraph" style:parent-style-name="Text_20_body">
      <style:text-properties officeooo:rsid="175f7b4e" officeooo:paragraph-rsid="1cd5fc94"/>
    </style:style>
    <style:style style:name="P105" style:family="paragraph" style:parent-style-name="Text_20_body">
      <style:text-properties officeooo:rsid="176bd28b" officeooo:paragraph-rsid="1770bd9c"/>
    </style:style>
    <style:style style:name="P106" style:family="paragraph" style:parent-style-name="Text_20_body">
      <style:text-properties officeooo:rsid="17945462" officeooo:paragraph-rsid="17945462"/>
    </style:style>
    <style:style style:name="P107" style:family="paragraph" style:parent-style-name="Text_20_body">
      <style:text-properties officeooo:rsid="1794db42" officeooo:paragraph-rsid="17973561"/>
    </style:style>
    <style:style style:name="P108" style:family="paragraph" style:parent-style-name="Text_20_body">
      <style:text-properties officeooo:rsid="1794db42" officeooo:paragraph-rsid="17c3dd32"/>
    </style:style>
    <style:style style:name="P109" style:family="paragraph" style:parent-style-name="Text_20_body">
      <style:text-properties officeooo:rsid="17981908" officeooo:paragraph-rsid="17981908"/>
    </style:style>
    <style:style style:name="P110" style:family="paragraph" style:parent-style-name="Text_20_body">
      <style:text-properties officeooo:rsid="179f878b" officeooo:paragraph-rsid="17a35c45"/>
    </style:style>
    <style:style style:name="P111" style:family="paragraph" style:parent-style-name="Text_20_body">
      <style:text-properties officeooo:rsid="17a9e40d" officeooo:paragraph-rsid="17a9e40d"/>
    </style:style>
    <style:style style:name="P112" style:family="paragraph" style:parent-style-name="Text_20_body">
      <style:text-properties officeooo:paragraph-rsid="17aa8e3f"/>
    </style:style>
    <style:style style:name="P113" style:family="paragraph" style:parent-style-name="Text_20_body">
      <style:text-properties officeooo:rsid="179622ee" officeooo:paragraph-rsid="17b891e9"/>
    </style:style>
    <style:style style:name="P114" style:family="paragraph" style:parent-style-name="Text_20_body">
      <style:text-properties officeooo:rsid="17af3e52" officeooo:paragraph-rsid="17b891e9"/>
    </style:style>
    <style:style style:name="P115" style:family="paragraph" style:parent-style-name="Text_20_body">
      <style:text-properties officeooo:rsid="1793787b" officeooo:paragraph-rsid="17c44351"/>
    </style:style>
    <style:style style:name="P116" style:family="paragraph" style:parent-style-name="Text_20_body">
      <style:text-properties officeooo:rsid="17e585c4" officeooo:paragraph-rsid="17e585c4"/>
    </style:style>
    <style:style style:name="P117" style:family="paragraph" style:parent-style-name="Text_20_body">
      <style:text-properties officeooo:rsid="1714ba8c" officeooo:paragraph-rsid="17150fc7"/>
    </style:style>
    <style:style style:name="P118" style:family="paragraph" style:parent-style-name="Text_20_body">
      <style:text-properties officeooo:rsid="1806067a" officeooo:paragraph-rsid="1a678416"/>
    </style:style>
    <style:style style:name="P119" style:family="paragraph" style:parent-style-name="Text_20_body">
      <style:text-properties officeooo:rsid="186dc197" officeooo:paragraph-rsid="186dc197"/>
    </style:style>
    <style:style style:name="P120" style:family="paragraph" style:parent-style-name="Text_20_body">
      <style:text-properties officeooo:rsid="186fbbb5" officeooo:paragraph-rsid="186fbbb5"/>
    </style:style>
    <style:style style:name="P121" style:family="paragraph" style:parent-style-name="Text_20_body">
      <style:text-properties officeooo:rsid="186fbbb5" officeooo:paragraph-rsid="18877c51"/>
    </style:style>
    <style:style style:name="P122" style:family="paragraph" style:parent-style-name="Text_20_body">
      <style:text-properties officeooo:rsid="18728fe4" officeooo:paragraph-rsid="18728fe4"/>
    </style:style>
    <style:style style:name="P123" style:family="paragraph" style:parent-style-name="Text_20_body">
      <style:text-properties officeooo:rsid="1623d65a" officeooo:paragraph-rsid="1890fd45"/>
    </style:style>
    <style:style style:name="P124" style:family="paragraph" style:parent-style-name="Text_20_body">
      <style:text-properties officeooo:rsid="18735d06" officeooo:paragraph-rsid="18735d06"/>
    </style:style>
    <style:style style:name="P125" style:family="paragraph" style:parent-style-name="Text_20_body">
      <style:text-properties officeooo:paragraph-rsid="1a408531"/>
    </style:style>
    <style:style style:name="P126" style:family="paragraph" style:parent-style-name="Text_20_body">
      <style:text-properties officeooo:rsid="14f130d3" officeooo:paragraph-rsid="1a408531"/>
    </style:style>
    <style:style style:name="P127" style:family="paragraph" style:parent-style-name="Text_20_body">
      <style:text-properties officeooo:paragraph-rsid="1a459213"/>
    </style:style>
    <style:style style:name="P128" style:family="paragraph" style:parent-style-name="Text_20_body">
      <style:text-properties officeooo:rsid="1569725f" officeooo:paragraph-rsid="1a459213"/>
    </style:style>
    <style:style style:name="P129" style:family="paragraph" style:parent-style-name="Text_20_body">
      <style:text-properties officeooo:rsid="15b760ca" officeooo:paragraph-rsid="1a4734b1"/>
    </style:style>
    <style:style style:name="P130" style:family="paragraph" style:parent-style-name="Text_20_body">
      <style:text-properties officeooo:rsid="14f111eb" officeooo:paragraph-rsid="1a408531"/>
    </style:style>
    <style:style style:name="P131" style:family="paragraph" style:parent-style-name="Text_20_body">
      <style:text-properties officeooo:rsid="156760d8" officeooo:paragraph-rsid="1a459213"/>
    </style:style>
    <style:style style:name="P132" style:family="paragraph" style:parent-style-name="Text_20_body">
      <style:text-properties officeooo:rsid="160e57f2" officeooo:paragraph-rsid="1a6ed2ed"/>
    </style:style>
    <style:style style:name="P133" style:family="paragraph" style:parent-style-name="Text_20_body">
      <style:text-properties officeooo:rsid="1651d81f" officeooo:paragraph-rsid="1a59dc97"/>
    </style:style>
    <style:style style:name="P134" style:family="paragraph" style:parent-style-name="Text_20_body">
      <style:text-properties officeooo:rsid="1651d81f" officeooo:paragraph-rsid="1a5bb3b6"/>
    </style:style>
    <style:style style:name="P135" style:family="paragraph" style:parent-style-name="Text_20_body">
      <style:text-properties officeooo:rsid="16608983" officeooo:paragraph-rsid="1a6625fd"/>
    </style:style>
    <style:style style:name="P136" style:family="paragraph" style:parent-style-name="Text_20_body">
      <style:text-properties officeooo:rsid="161f4ae8" officeooo:paragraph-rsid="1a6625fd"/>
    </style:style>
    <style:style style:name="P137" style:family="paragraph" style:parent-style-name="Text_20_body">
      <style:text-properties officeooo:rsid="1a678416" officeooo:paragraph-rsid="1a678416"/>
    </style:style>
    <style:style style:name="P138" style:family="paragraph" style:parent-style-name="Text_20_body">
      <style:text-properties officeooo:rsid="1a6ed2ed" officeooo:paragraph-rsid="1a6ed2ed"/>
    </style:style>
    <style:style style:name="P139" style:family="paragraph" style:parent-style-name="Text_20_body">
      <style:text-properties officeooo:rsid="1a6f68f1" officeooo:paragraph-rsid="1a6f68f1"/>
    </style:style>
    <style:style style:name="P140" style:family="paragraph" style:parent-style-name="Text_20_body">
      <style:text-properties officeooo:rsid="1675e698" officeooo:paragraph-rsid="1a6ed2ed"/>
    </style:style>
    <style:style style:name="P141" style:family="paragraph" style:parent-style-name="Text_20_body">
      <style:text-properties officeooo:rsid="1a6e80bc" officeooo:paragraph-rsid="1a6e80bc"/>
    </style:style>
    <style:style style:name="P142" style:family="paragraph" style:parent-style-name="Text_20_body">
      <style:text-properties officeooo:rsid="1a6e80bc" officeooo:paragraph-rsid="1806067a"/>
    </style:style>
    <style:style style:name="P143" style:family="paragraph" style:parent-style-name="Text_20_body">
      <style:text-properties officeooo:rsid="180695b3" officeooo:paragraph-rsid="1a6f68f1"/>
    </style:style>
    <style:style style:name="P144" style:family="paragraph" style:parent-style-name="Text_20_body">
      <style:text-properties officeooo:rsid="1610f287" officeooo:paragraph-rsid="1a79a471"/>
    </style:style>
    <style:style style:name="P145" style:family="paragraph" style:parent-style-name="Text_20_body">
      <style:text-properties officeooo:rsid="1613770c" officeooo:paragraph-rsid="1a7aa249"/>
    </style:style>
    <style:style style:name="P146" style:family="paragraph" style:parent-style-name="Text_20_body">
      <style:text-properties officeooo:rsid="189057fc" officeooo:paragraph-rsid="1a7aa249"/>
    </style:style>
    <style:style style:name="P147" style:family="paragraph" style:parent-style-name="Text_20_body">
      <style:text-properties officeooo:rsid="16a87350" officeooo:paragraph-rsid="1a806989"/>
    </style:style>
    <style:style style:name="P148" style:family="paragraph" style:parent-style-name="Text_20_body">
      <style:text-properties officeooo:rsid="16fe58da" officeooo:paragraph-rsid="1a806bd6"/>
    </style:style>
    <style:style style:name="P149" style:family="paragraph" style:parent-style-name="Text_20_body">
      <style:text-properties officeooo:paragraph-rsid="17babe0c"/>
    </style:style>
    <style:style style:name="P150" style:family="paragraph" style:parent-style-name="Text_20_body">
      <style:text-properties officeooo:paragraph-rsid="1beb5ce6"/>
    </style:style>
    <style:style style:name="P151" style:family="paragraph" style:parent-style-name="Footnote">
      <style:text-properties officeooo:paragraph-rsid="17b8b7b5"/>
    </style:style>
    <style:style style:name="P152" style:family="paragraph" style:parent-style-name="Footnote">
      <style:text-properties officeooo:paragraph-rsid="1be64214"/>
    </style:style>
    <style:style style:name="P153" style:family="paragraph" style:parent-style-name="Text_20_body">
      <style:text-properties officeooo:rsid="165b66d5" officeooo:paragraph-rsid="1c9b9fae"/>
    </style:style>
    <style:style style:name="P154" style:family="paragraph" style:parent-style-name="Text_20_body">
      <style:text-properties officeooo:rsid="18b3f87a" officeooo:paragraph-rsid="18b3f87a"/>
    </style:style>
    <style:style style:name="P155" style:family="paragraph" style:parent-style-name="Text_20_body">
      <style:text-properties officeooo:rsid="166b2e42" officeooo:paragraph-rsid="1ce1ba22"/>
    </style:style>
    <style:style style:name="P156" style:family="paragraph" style:parent-style-name="Heading_20_1">
      <style:text-properties officeooo:paragraph-rsid="1ce38d9d"/>
    </style:style>
    <style:style style:name="P157" style:family="paragraph" style:parent-style-name="Text_20_body">
      <style:text-properties officeooo:rsid="1a8b3f9b" officeooo:paragraph-rsid="1a8b3f9b"/>
    </style:style>
    <style:style style:name="P158" style:family="paragraph" style:parent-style-name="Heading_20_3" style:master-page-name="">
      <style:paragraph-properties style:page-number="auto" fo:break-before="auto" fo:break-after="auto"/>
    </style:style>
    <style:style style:name="P159" style:family="paragraph" style:parent-style-name="Heading_20_3">
      <style:text-properties officeooo:paragraph-rsid="157c9ccd"/>
    </style:style>
    <style:style style:name="P160" style:family="paragraph" style:parent-style-name="Heading_20_3">
      <style:text-properties officeooo:rsid="166f075b"/>
    </style:style>
    <style:style style:name="P161" style:family="paragraph" style:parent-style-name="Heading_20_3" style:master-page-name="First_20_Page">
      <loext:graphic-properties draw:fill-gradient-name="gradient" draw:fill-hatch-name="hatch"/>
      <style:paragraph-properties style:page-number="auto" fo:break-before="page"/>
    </style:style>
    <style:style style:name="P162" style:family="paragraph" style:parent-style-name="Text_20_body" style:list-style-name="L1">
      <style:text-properties officeooo:rsid="15106127" officeooo:paragraph-rsid="15106127"/>
    </style:style>
    <style:style style:name="P163" style:family="paragraph" style:parent-style-name="Text_20_body" style:list-style-name="L1">
      <style:text-properties officeooo:rsid="14af0b20" officeooo:paragraph-rsid="15106127"/>
    </style:style>
    <style:style style:name="P164" style:family="paragraph" style:parent-style-name="Text_20_body" style:list-style-name="L1">
      <style:text-properties officeooo:rsid="1c9a4834" officeooo:paragraph-rsid="1c9a4834"/>
    </style:style>
    <style:style style:name="P165" style:family="paragraph" style:parent-style-name="Text_20_body" style:list-style-name="L2">
      <style:text-properties officeooo:rsid="14e45573" officeooo:paragraph-rsid="14e45573"/>
    </style:style>
    <style:style style:name="P166" style:family="paragraph" style:parent-style-name="Text_20_body" style:list-style-name="L2">
      <style:text-properties officeooo:rsid="14e65038" officeooo:paragraph-rsid="14e893ee"/>
    </style:style>
    <style:style style:name="P167" style:family="paragraph" style:parent-style-name="Text_20_body" style:list-style-name="L2">
      <style:text-properties officeooo:rsid="14e7af4f" officeooo:paragraph-rsid="14e7af4f"/>
    </style:style>
    <style:style style:name="P168" style:family="paragraph" style:parent-style-name="Text_20_body" style:list-style-name="L2">
      <style:text-properties officeooo:rsid="14ea742b" officeooo:paragraph-rsid="14ea742b"/>
    </style:style>
    <style:style style:name="P169" style:family="paragraph" style:parent-style-name="Text_20_body" style:list-style-name="L2">
      <style:text-properties officeooo:rsid="14ea89c3" officeooo:paragraph-rsid="14ea89c3"/>
    </style:style>
    <style:style style:name="P170" style:family="paragraph" style:parent-style-name="Text_20_body" style:list-style-name="L2">
      <style:text-properties officeooo:rsid="14ec2f7d" officeooo:paragraph-rsid="14ec2f7d"/>
    </style:style>
    <style:style style:name="P171" style:family="paragraph" style:parent-style-name="Text_20_body" style:list-style-name="L3">
      <style:text-properties officeooo:rsid="150210f5" officeooo:paragraph-rsid="15056705"/>
    </style:style>
    <style:style style:name="P172" style:family="paragraph" style:parent-style-name="Text_20_body" style:list-style-name="L3">
      <style:text-properties officeooo:rsid="15031658" officeooo:paragraph-rsid="15031658"/>
    </style:style>
    <style:style style:name="P173" style:family="paragraph" style:parent-style-name="Text_20_body" style:list-style-name="L3">
      <style:text-properties officeooo:rsid="15031658" officeooo:paragraph-rsid="15056705"/>
    </style:style>
    <style:style style:name="P174" style:family="paragraph" style:parent-style-name="Text_20_body" style:list-style-name="L3">
      <style:text-properties officeooo:rsid="15056705" officeooo:paragraph-rsid="15056705"/>
    </style:style>
    <style:style style:name="P175" style:family="paragraph" style:parent-style-name="Text_20_body" style:list-style-name="L3">
      <style:text-properties officeooo:rsid="15056705" officeooo:paragraph-rsid="150711e6"/>
    </style:style>
    <style:style style:name="P176" style:family="paragraph" style:parent-style-name="Text_20_body" style:list-style-name="L3">
      <style:text-properties officeooo:rsid="150711e6" officeooo:paragraph-rsid="150711e6"/>
    </style:style>
    <style:style style:name="P177" style:family="paragraph" style:parent-style-name="Text_20_body" style:list-style-name="L3">
      <style:text-properties officeooo:rsid="150711e6" officeooo:paragraph-rsid="1a408531"/>
    </style:style>
    <style:style style:name="P178" style:family="paragraph" style:parent-style-name="Text_20_body" style:list-style-name="L3">
      <style:text-properties officeooo:rsid="150951f5" officeooo:paragraph-rsid="150951f5"/>
    </style:style>
    <style:style style:name="P179" style:family="paragraph" style:parent-style-name="Text_20_body" style:list-style-name="L4">
      <style:text-properties officeooo:rsid="155b82d2" officeooo:paragraph-rsid="155b82d2"/>
    </style:style>
    <style:style style:name="P180" style:family="paragraph" style:parent-style-name="Text_20_body" style:list-style-name="L4">
      <style:text-properties officeooo:rsid="155e54a7" officeooo:paragraph-rsid="155e54a7"/>
    </style:style>
    <style:style style:name="P181" style:family="paragraph" style:parent-style-name="Text_20_body" style:list-style-name="L4">
      <style:text-properties officeooo:rsid="1560031e" officeooo:paragraph-rsid="1560031e"/>
    </style:style>
    <style:style style:name="P182" style:family="paragraph" style:parent-style-name="Text_20_body" style:list-style-name="L4">
      <style:text-properties officeooo:rsid="1560031e" officeooo:paragraph-rsid="1a45476e"/>
    </style:style>
    <style:style style:name="P183" style:family="paragraph" style:parent-style-name="Text_20_body" style:list-style-name="L5">
      <style:text-properties officeooo:rsid="1576c6b5" officeooo:paragraph-rsid="158a7adb"/>
    </style:style>
    <style:style style:name="P184" style:family="paragraph" style:parent-style-name="Text_20_body" style:list-style-name="L5">
      <style:text-properties officeooo:rsid="156f4468" officeooo:paragraph-rsid="1576c6b5"/>
    </style:style>
    <style:style style:name="P185" style:family="paragraph" style:parent-style-name="Text_20_body" style:list-style-name="L5">
      <style:text-properties officeooo:rsid="156f4468" officeooo:paragraph-rsid="156f4468"/>
    </style:style>
    <style:style style:name="P186" style:family="paragraph" style:parent-style-name="Text_20_body" style:list-style-name="L5">
      <style:text-properties officeooo:rsid="156f4468" officeooo:paragraph-rsid="158a7adb"/>
    </style:style>
    <style:style style:name="P187" style:family="paragraph" style:parent-style-name="Text_20_body" style:list-style-name="L5">
      <style:text-properties officeooo:rsid="1570b08c" officeooo:paragraph-rsid="158a7adb"/>
    </style:style>
    <style:style style:name="P188" style:family="paragraph" style:parent-style-name="Text_20_body" style:list-style-name="L5">
      <style:text-properties officeooo:rsid="158a7adb" officeooo:paragraph-rsid="157150cc"/>
    </style:style>
    <style:style style:name="P189" style:family="paragraph" style:parent-style-name="Text_20_body" style:list-style-name="L5">
      <style:text-properties officeooo:rsid="157150cc" officeooo:paragraph-rsid="158a7adb"/>
    </style:style>
    <style:style style:name="P190" style:family="paragraph" style:parent-style-name="Text_20_body" style:list-style-name="L5">
      <style:text-properties officeooo:rsid="157387aa" officeooo:paragraph-rsid="157387aa"/>
    </style:style>
    <style:style style:name="P191" style:family="paragraph" style:parent-style-name="Text_20_body" style:list-style-name="L5">
      <style:text-properties officeooo:rsid="1574fdda" officeooo:paragraph-rsid="1a4641e8"/>
    </style:style>
    <style:style style:name="P192" style:family="paragraph" style:parent-style-name="Text_20_body" style:list-style-name="L5">
      <style:text-properties officeooo:rsid="1578174f" officeooo:paragraph-rsid="15a70bec"/>
    </style:style>
    <style:style style:name="P193" style:family="paragraph" style:parent-style-name="Text_20_body" style:list-style-name="L5">
      <style:text-properties officeooo:rsid="157c9ccd" officeooo:paragraph-rsid="157c9ccd"/>
    </style:style>
    <style:style style:name="P194" style:family="paragraph" style:parent-style-name="Text_20_body" style:list-style-name="L6">
      <style:text-properties officeooo:rsid="15ad3183" officeooo:paragraph-rsid="15ad3183"/>
    </style:style>
    <style:style style:name="P195" style:family="paragraph" style:parent-style-name="Text_20_body" style:list-style-name="L6">
      <style:text-properties officeooo:rsid="15ad3183" officeooo:paragraph-rsid="15b2b369"/>
    </style:style>
    <style:style style:name="P196" style:family="paragraph" style:parent-style-name="Text_20_body" style:list-style-name="L9">
      <style:text-properties officeooo:rsid="15ad3183" officeooo:paragraph-rsid="16073051"/>
    </style:style>
    <style:style style:name="P197" style:family="paragraph" style:parent-style-name="Text_20_body" style:list-style-name="L7">
      <style:text-properties officeooo:rsid="15b48865" officeooo:paragraph-rsid="15b48865"/>
    </style:style>
    <style:style style:name="P198" style:family="paragraph" style:parent-style-name="Text_20_body" style:list-style-name="L8">
      <style:text-properties officeooo:rsid="15b48865" officeooo:paragraph-rsid="15b48865"/>
    </style:style>
    <style:style style:name="P199" style:family="paragraph" style:parent-style-name="Text_20_body" style:list-style-name="L10">
      <style:text-properties officeooo:rsid="15b48865" officeooo:paragraph-rsid="16073051"/>
    </style:style>
    <style:style style:name="P200" style:family="paragraph" style:parent-style-name="Text_20_body" style:list-style-name="L8">
      <style:text-properties officeooo:rsid="15c37905" officeooo:paragraph-rsid="1a48e077"/>
    </style:style>
    <style:style style:name="P201" style:family="paragraph" style:parent-style-name="Text_20_body" style:list-style-name="L8">
      <style:text-properties officeooo:rsid="15cacc17" officeooo:paragraph-rsid="1a4bef86"/>
    </style:style>
    <style:style style:name="P202" style:family="paragraph" style:parent-style-name="Text_20_body" style:list-style-name="L8">
      <style:text-properties officeooo:rsid="15c44453" officeooo:paragraph-rsid="1a48e077"/>
    </style:style>
    <style:style style:name="P203" style:family="paragraph" style:parent-style-name="Text_20_body" style:list-style-name="L8">
      <style:text-properties officeooo:rsid="15d5ef9c" officeooo:paragraph-rsid="1a48e077"/>
    </style:style>
    <style:style style:name="P204" style:family="paragraph" style:parent-style-name="Text_20_body" style:list-style-name="L8">
      <style:text-properties officeooo:rsid="15c7fe68" officeooo:paragraph-rsid="15c95021"/>
    </style:style>
    <style:style style:name="P205" style:family="paragraph" style:parent-style-name="Text_20_body" style:list-style-name="L8">
      <style:text-properties officeooo:rsid="15d7ee9c" officeooo:paragraph-rsid="1a4a4e45"/>
    </style:style>
    <style:style style:name="P206" style:family="paragraph" style:parent-style-name="Text_20_body" style:list-style-name="L8">
      <style:text-properties officeooo:rsid="15e0638b" officeooo:paragraph-rsid="15e0638b"/>
    </style:style>
    <style:style style:name="P207" style:family="paragraph" style:parent-style-name="Text_20_body" style:list-style-name="L8">
      <style:text-properties officeooo:rsid="15e11a79" officeooo:paragraph-rsid="1a4ca1cc"/>
    </style:style>
    <style:style style:name="P208" style:family="paragraph" style:parent-style-name="Text_20_body" style:list-style-name="L8">
      <style:text-properties officeooo:rsid="15da2b8d" officeooo:paragraph-rsid="1a4b5bf9"/>
    </style:style>
    <style:style style:name="P209" style:family="paragraph" style:parent-style-name="Text_20_body" style:list-style-name="L8">
      <style:text-properties officeooo:rsid="15e4bcaa" officeooo:paragraph-rsid="15e53a36"/>
    </style:style>
    <style:style style:name="P210" style:family="paragraph" style:parent-style-name="Text_20_body" style:list-style-name="L8">
      <style:text-properties officeooo:rsid="15cdc6bc" officeooo:paragraph-rsid="15d17142"/>
    </style:style>
    <style:style style:name="P211" style:family="paragraph" style:parent-style-name="Text_20_body" style:list-style-name="L8">
      <style:text-properties officeooo:rsid="15d19d95" officeooo:paragraph-rsid="1a4cea47"/>
    </style:style>
    <style:style style:name="P212" style:family="paragraph" style:parent-style-name="Text_20_body" style:list-style-name="L8">
      <style:text-properties officeooo:rsid="15d319a9" officeooo:paragraph-rsid="1a4cea47"/>
    </style:style>
    <style:style style:name="P213" style:family="paragraph" style:parent-style-name="Text_20_body" style:list-style-name="L8">
      <style:text-properties officeooo:rsid="15d2b51e" officeooo:paragraph-rsid="1a4cea47"/>
    </style:style>
    <style:style style:name="P214" style:family="paragraph" style:parent-style-name="Text_20_body" style:list-style-name="L8">
      <style:text-properties officeooo:rsid="15e84a37" officeooo:paragraph-rsid="1a4cea47"/>
    </style:style>
    <style:style style:name="P215" style:family="paragraph" style:parent-style-name="Text_20_body" style:list-style-name="L8">
      <style:text-properties officeooo:rsid="15e84a37" officeooo:paragraph-rsid="1a4d693a"/>
    </style:style>
    <style:style style:name="P216" style:family="paragraph" style:parent-style-name="Text_20_body" style:list-style-name="L8">
      <style:text-properties officeooo:rsid="15ea41f1" officeooo:paragraph-rsid="15ec274a"/>
    </style:style>
    <style:style style:name="P217" style:family="paragraph" style:parent-style-name="Text_20_body" style:list-style-name="L8">
      <style:text-properties officeooo:rsid="15ee6a31" officeooo:paragraph-rsid="1a4d693a"/>
    </style:style>
    <style:style style:name="P218" style:family="paragraph" style:parent-style-name="Text_20_body" style:list-style-name="L8">
      <style:text-properties officeooo:rsid="15f0b68b" officeooo:paragraph-rsid="1a4d693a"/>
    </style:style>
    <style:style style:name="P219" style:family="paragraph" style:parent-style-name="Text_20_body" style:list-style-name="L8">
      <style:text-properties officeooo:rsid="15f1be8b" officeooo:paragraph-rsid="1a4d693a"/>
    </style:style>
    <style:style style:name="P220" style:family="paragraph" style:parent-style-name="Text_20_body" style:list-style-name="L8">
      <style:text-properties officeooo:rsid="15f1be8b" officeooo:paragraph-rsid="1a4e6fa3"/>
    </style:style>
    <style:style style:name="P221" style:family="paragraph" style:parent-style-name="Text_20_body" style:list-style-name="L8">
      <style:text-properties officeooo:rsid="15f3e8bd" officeooo:paragraph-rsid="1a4e6fa3"/>
    </style:style>
    <style:style style:name="P222" style:family="paragraph" style:parent-style-name="Text_20_body" style:list-style-name="L8">
      <style:text-properties officeooo:rsid="15f5a757" officeooo:paragraph-rsid="1a4e6fa3"/>
    </style:style>
    <style:style style:name="P223" style:family="paragraph" style:parent-style-name="Text_20_body" style:list-style-name="L8">
      <style:text-properties officeooo:rsid="15f6a930" officeooo:paragraph-rsid="1a4e6fa3"/>
    </style:style>
    <style:style style:name="P224" style:family="paragraph" style:parent-style-name="Text_20_body" style:list-style-name="L8">
      <style:text-properties officeooo:rsid="15f9b714" officeooo:paragraph-rsid="1a4e6fa3"/>
    </style:style>
    <style:style style:name="P225" style:family="paragraph" style:parent-style-name="Text_20_body" style:list-style-name="L8">
      <style:text-properties officeooo:rsid="15ae1385" officeooo:paragraph-rsid="15ae1385"/>
    </style:style>
    <style:style style:name="P226" style:family="paragraph" style:parent-style-name="Text_20_body" style:list-style-name="L8">
      <style:text-properties officeooo:rsid="15ad9170" officeooo:paragraph-rsid="15cc430b"/>
    </style:style>
    <style:style style:name="P227"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228" style:family="paragraph" style:parent-style-name="Text_20_body" style:list-style-name="L11">
      <style:text-properties officeooo:rsid="175f7b4e" officeooo:paragraph-rsid="175f7b4e"/>
    </style:style>
    <style:style style:name="P229" style:family="paragraph" style:parent-style-name="Text_20_body" style:list-style-name="L12">
      <style:text-properties fo:language="es" fo:country="CO" officeooo:rsid="12918286" officeooo:paragraph-rsid="176bd28b"/>
    </style:style>
    <style:style style:name="P230" style:family="paragraph" style:parent-style-name="Text_20_body">
      <style:text-properties officeooo:rsid="165698f7" officeooo:paragraph-rsid="1cea7504"/>
    </style:style>
    <style:style style:name="P231" style:family="paragraph" style:parent-style-name="Text_20_body">
      <style:text-properties officeooo:rsid="165698f7" officeooo:paragraph-rsid="165698f7"/>
    </style:style>
    <style:style style:name="T1" style:family="text">
      <style:text-properties fo:language="es" fo:country="CO"/>
    </style:style>
    <style:style style:name="T2" style:family="text">
      <style:text-properties fo:language="es" fo:country="CO" officeooo:rsid="044e4643"/>
    </style:style>
    <style:style style:name="T3" style:family="text">
      <style:text-properties fo:language="es" fo:country="CO" officeooo:rsid="025c8888"/>
    </style:style>
    <style:style style:name="T4" style:family="text">
      <style:text-properties fo:language="es" fo:country="CO" officeooo:rsid="00a2d036"/>
    </style:style>
    <style:style style:name="T5" style:family="text">
      <style:text-properties fo:language="es" fo:country="CO" officeooo:rsid="176dd0bd"/>
    </style:style>
    <style:style style:name="T6" style:family="text">
      <style:text-properties fo:language="es" fo:country="CO" officeooo:rsid="176f3486"/>
    </style:style>
    <style:style style:name="T7" style:family="text">
      <style:text-properties fo:language="es" fo:country="CO" officeooo:rsid="177306c9"/>
    </style:style>
    <style:style style:name="T8" style:family="text">
      <style:text-properties fo:language="es" fo:country="CO" officeooo:rsid="177f2d27"/>
    </style:style>
    <style:style style:name="T9" style:family="text">
      <style:text-properties fo:language="es" fo:country="CO" officeooo:rsid="17b8b7b5"/>
    </style:style>
    <style:style style:name="T10" style:family="text">
      <style:text-properties fo:language="es" fo:country="CO" officeooo:rsid="009e3d68"/>
    </style:style>
    <style:style style:name="T11" style:family="text">
      <style:text-properties fo:language="es" fo:country="CO" officeooo:rsid="046094a1"/>
    </style:style>
    <style:style style:name="T12" style:family="text">
      <style:text-properties fo:language="es" fo:country="CO" officeooo:rsid="1a806989"/>
    </style:style>
    <style:style style:name="T13" style:family="text">
      <style:text-properties fo:language="es" fo:country="CO" officeooo:rsid="1be64214"/>
    </style:style>
    <style:style style:name="T14" style:family="text">
      <style:text-properties fo:language="es" fo:country="CO" officeooo:rsid="0005ca48"/>
    </style:style>
    <style:style style:name="T15" style:family="text">
      <style:text-properties officeooo:rsid="12920069"/>
    </style:style>
    <style:style style:name="T16" style:family="text">
      <style:text-properties officeooo:rsid="12bd7c33"/>
    </style:style>
    <style:style style:name="T17" style:family="text">
      <style:text-properties officeooo:rsid="13249cd0"/>
    </style:style>
    <style:style style:name="T18" style:family="text">
      <style:text-properties officeooo:rsid="13f8d189"/>
    </style:style>
    <style:style style:name="T19" style:family="text">
      <style:text-properties officeooo:rsid="13f9b61f"/>
    </style:style>
    <style:style style:name="T20" style:family="text">
      <style:text-properties officeooo:rsid="13fceda7"/>
    </style:style>
    <style:style style:name="T21" style:family="text">
      <style:text-properties officeooo:rsid="13fee915"/>
    </style:style>
    <style:style style:name="T22" style:family="text">
      <style:text-properties officeooo:rsid="140883f0"/>
    </style:style>
    <style:style style:name="T23" style:family="text">
      <style:text-properties officeooo:rsid="140c6e16"/>
    </style:style>
    <style:style style:name="T24" style:family="text">
      <style:text-properties officeooo:rsid="140e3e02"/>
    </style:style>
    <style:style style:name="T25" style:family="text">
      <style:text-properties officeooo:rsid="140e91ad"/>
    </style:style>
    <style:style style:name="T26" style:family="text">
      <style:text-properties officeooo:rsid="141f9ad1"/>
    </style:style>
    <style:style style:name="T27" style:family="text">
      <style:text-properties officeooo:rsid="14334b41"/>
    </style:style>
    <style:style style:name="T28" style:family="text">
      <style:text-properties officeooo:rsid="1438c506"/>
    </style:style>
    <style:style style:name="T29" style:family="text">
      <style:text-properties officeooo:rsid="143936b9"/>
    </style:style>
    <style:style style:name="T30" style:family="text">
      <style:text-properties officeooo:rsid="143fb791"/>
    </style:style>
    <style:style style:name="T31" style:family="text">
      <style:text-properties officeooo:rsid="14400291"/>
    </style:style>
    <style:style style:name="T32" style:family="text">
      <style:text-properties officeooo:rsid="1440defc"/>
    </style:style>
    <style:style style:name="T33" style:family="text">
      <style:text-properties officeooo:rsid="144214e2"/>
    </style:style>
    <style:style style:name="T34" style:family="text">
      <style:text-properties officeooo:rsid="1443f78f"/>
    </style:style>
    <style:style style:name="T35" style:family="text">
      <style:text-properties officeooo:rsid="1446c462"/>
    </style:style>
    <style:style style:name="T36" style:family="text">
      <style:text-properties officeooo:rsid="144c7889"/>
    </style:style>
    <style:style style:name="T37" style:family="text">
      <style:text-properties officeooo:rsid="144dde1d"/>
    </style:style>
    <style:style style:name="T38" style:family="text">
      <style:text-properties officeooo:rsid="1451715b"/>
    </style:style>
    <style:style style:name="T39" style:family="text">
      <style:text-properties officeooo:rsid="1451da96"/>
    </style:style>
    <style:style style:name="T40" style:family="text">
      <style:text-properties officeooo:rsid="14569733"/>
    </style:style>
    <style:style style:name="T41" style:family="text">
      <style:text-properties officeooo:rsid="1458a65a"/>
    </style:style>
    <style:style style:name="T42" style:family="text">
      <style:text-properties officeooo:rsid="145a0801"/>
    </style:style>
    <style:style style:name="T43" style:family="text">
      <style:text-properties officeooo:rsid="145b96ee"/>
    </style:style>
    <style:style style:name="T44" style:family="text">
      <style:text-properties officeooo:rsid="14654e8b"/>
    </style:style>
    <style:style style:name="T45" style:family="text">
      <style:text-properties officeooo:rsid="14663d23"/>
    </style:style>
    <style:style style:name="T46" style:family="text">
      <style:text-properties officeooo:rsid="146cedc7"/>
    </style:style>
    <style:style style:name="T47" style:family="text">
      <style:text-properties officeooo:rsid="146e42f0"/>
    </style:style>
    <style:style style:name="T48" style:family="text">
      <style:text-properties officeooo:rsid="146e6a4c"/>
    </style:style>
    <style:style style:name="T49" style:family="text">
      <style:text-properties officeooo:rsid="1470903b"/>
    </style:style>
    <style:style style:name="T50" style:family="text">
      <style:text-properties officeooo:rsid="14717d3a"/>
    </style:style>
    <style:style style:name="T51" style:family="text">
      <style:text-properties officeooo:rsid="147480ac"/>
    </style:style>
    <style:style style:name="T52" style:family="text">
      <style:text-properties officeooo:rsid="14748332"/>
    </style:style>
    <style:style style:name="T53" style:family="text">
      <style:text-properties officeooo:rsid="14756f2e"/>
    </style:style>
    <style:style style:name="T54" style:family="text">
      <style:text-properties officeooo:rsid="147bf2a1"/>
    </style:style>
    <style:style style:name="T55" style:family="text">
      <style:text-properties officeooo:rsid="1480bac2"/>
    </style:style>
    <style:style style:name="T56" style:family="text">
      <style:text-properties officeooo:rsid="14883df8"/>
    </style:style>
    <style:style style:name="T57" style:family="text">
      <style:text-properties officeooo:rsid="14899060"/>
    </style:style>
    <style:style style:name="T58" style:family="text">
      <style:text-properties officeooo:rsid="149218ae"/>
    </style:style>
    <style:style style:name="T59" style:family="text">
      <style:text-properties officeooo:rsid="1493bcc5"/>
    </style:style>
    <style:style style:name="T60" style:family="text">
      <style:text-properties officeooo:rsid="1495b128"/>
    </style:style>
    <style:style style:name="T61" style:family="text">
      <style:text-properties officeooo:rsid="149820d1"/>
    </style:style>
    <style:style style:name="T62" style:family="text">
      <style:text-properties officeooo:rsid="143f22f6"/>
    </style:style>
    <style:style style:name="T63" style:family="text">
      <style:text-properties officeooo:rsid="149f9472"/>
    </style:style>
    <style:style style:name="T64" style:family="text">
      <style:text-properties officeooo:rsid="14a18638"/>
    </style:style>
    <style:style style:name="T65" style:family="text">
      <style:text-properties officeooo:rsid="14a3e13d"/>
    </style:style>
    <style:style style:name="T66" style:family="text">
      <style:text-properties officeooo:rsid="14ab0b71"/>
    </style:style>
    <style:style style:name="T67" style:family="text">
      <style:text-properties officeooo:rsid="14ab6f6b"/>
    </style:style>
    <style:style style:name="T68" style:family="text">
      <style:text-properties officeooo:rsid="14aff39b"/>
    </style:style>
    <style:style style:name="T69" style:family="text">
      <style:text-properties officeooo:rsid="14b09e8f"/>
    </style:style>
    <style:style style:name="T70" style:family="text">
      <style:text-properties officeooo:rsid="14b2413c"/>
    </style:style>
    <style:style style:name="T71" style:family="text">
      <style:text-properties officeooo:rsid="14b29c25"/>
    </style:style>
    <style:style style:name="T72" style:family="text">
      <style:text-properties officeooo:rsid="14b5e9cd"/>
    </style:style>
    <style:style style:name="T73" style:family="text">
      <style:text-properties officeooo:rsid="14be78c7"/>
    </style:style>
    <style:style style:name="T74" style:family="text">
      <style:text-properties officeooo:rsid="14bfa4bc"/>
    </style:style>
    <style:style style:name="T75" style:family="text">
      <style:text-properties officeooo:rsid="14bfa86b"/>
    </style:style>
    <style:style style:name="T76" style:family="text">
      <style:text-properties officeooo:rsid="14c37770"/>
    </style:style>
    <style:style style:name="T77" style:family="text">
      <style:text-properties officeooo:rsid="14c55a60"/>
    </style:style>
    <style:style style:name="T78" style:family="text">
      <style:text-properties officeooo:rsid="14c6afea"/>
    </style:style>
    <style:style style:name="T79" style:family="text">
      <style:text-properties officeooo:rsid="14c856ac"/>
    </style:style>
    <style:style style:name="T80" style:family="text">
      <style:text-properties officeooo:rsid="14ca3a47"/>
    </style:style>
    <style:style style:name="T81" style:family="text">
      <style:text-properties officeooo:rsid="14ccf1aa"/>
    </style:style>
    <style:style style:name="T82" style:family="text">
      <style:text-properties officeooo:rsid="14d202b6"/>
    </style:style>
    <style:style style:name="T83" style:family="text">
      <style:text-properties officeooo:rsid="14d26362"/>
    </style:style>
    <style:style style:name="T84" style:family="text">
      <style:text-properties officeooo:rsid="14d4b9de"/>
    </style:style>
    <style:style style:name="T85" style:family="text">
      <style:text-properties officeooo:rsid="14db3d03"/>
    </style:style>
    <style:style style:name="T86" style:family="text">
      <style:text-properties officeooo:rsid="14ddb3b6"/>
    </style:style>
    <style:style style:name="T87" style:family="text">
      <style:text-properties officeooo:rsid="14dfcc98"/>
    </style:style>
    <style:style style:name="T88" style:family="text">
      <style:text-properties officeooo:rsid="14e65038"/>
    </style:style>
    <style:style style:name="T89" style:family="text">
      <style:text-properties officeooo:rsid="14e7af4f"/>
    </style:style>
    <style:style style:name="T90" style:family="text">
      <style:text-properties officeooo:rsid="14e893ee"/>
    </style:style>
    <style:style style:name="T91" style:family="text">
      <style:text-properties officeooo:rsid="14ea742b"/>
    </style:style>
    <style:style style:name="T92" style:family="text">
      <style:text-properties officeooo:rsid="14ea89c3"/>
    </style:style>
    <style:style style:name="T93" style:family="text">
      <style:text-properties officeooo:rsid="14f0d723"/>
    </style:style>
    <style:style style:name="T94" style:family="text">
      <style:text-properties officeooo:rsid="14f111eb"/>
    </style:style>
    <style:style style:name="T95" style:family="text">
      <style:text-properties officeooo:rsid="14f130d3"/>
    </style:style>
    <style:style style:name="T96" style:family="text">
      <style:text-properties officeooo:rsid="14f1aa29"/>
    </style:style>
    <style:style style:name="T97" style:family="text">
      <style:text-properties officeooo:rsid="14f38d4f"/>
    </style:style>
    <style:style style:name="T98" style:family="text">
      <style:text-properties officeooo:rsid="14f3c8df"/>
    </style:style>
    <style:style style:name="T99" style:family="text">
      <style:text-properties officeooo:rsid="14f636d4"/>
    </style:style>
    <style:style style:name="T100" style:family="text">
      <style:text-properties officeooo:rsid="14f913c2"/>
    </style:style>
    <style:style style:name="T101" style:family="text">
      <style:text-properties officeooo:rsid="14fa1941"/>
    </style:style>
    <style:style style:name="T102" style:family="text">
      <style:text-properties officeooo:rsid="14fcbed9"/>
    </style:style>
    <style:style style:name="T103" style:family="text">
      <style:text-properties officeooo:rsid="1500d9bf"/>
    </style:style>
    <style:style style:name="T104" style:family="text">
      <style:text-properties officeooo:rsid="15031658"/>
    </style:style>
    <style:style style:name="T105" style:family="text">
      <style:text-properties officeooo:rsid="15056705"/>
    </style:style>
    <style:style style:name="T106" style:family="text">
      <style:text-properties officeooo:rsid="150711e6"/>
    </style:style>
    <style:style style:name="T107" style:family="text">
      <style:text-properties officeooo:rsid="150a81bf"/>
    </style:style>
    <style:style style:name="T108" style:family="text">
      <style:text-properties officeooo:rsid="150a942d"/>
    </style:style>
    <style:style style:name="T109" style:family="text">
      <style:text-properties officeooo:rsid="150b2ffc"/>
    </style:style>
    <style:style style:name="T110" style:family="text">
      <style:text-properties officeooo:rsid="150b70ed"/>
    </style:style>
    <style:style style:name="T111" style:family="text">
      <style:text-properties officeooo:rsid="150bc88d"/>
    </style:style>
    <style:style style:name="T112" style:family="text">
      <style:text-properties officeooo:rsid="150e7974"/>
    </style:style>
    <style:style style:name="T113" style:family="text">
      <style:text-properties officeooo:rsid="15106127"/>
    </style:style>
    <style:style style:name="T114" style:family="text">
      <style:text-properties officeooo:rsid="15108e6b"/>
    </style:style>
    <style:style style:name="T115" style:family="text">
      <style:text-properties officeooo:rsid="151277b6"/>
    </style:style>
    <style:style style:name="T116" style:family="text">
      <style:text-properties officeooo:rsid="1513f756"/>
    </style:style>
    <style:style style:name="T117" style:family="text">
      <style:text-properties officeooo:rsid="1515ff29"/>
    </style:style>
    <style:style style:name="T118" style:family="text">
      <style:text-properties officeooo:rsid="151e0385"/>
    </style:style>
    <style:style style:name="T119" style:family="text">
      <style:text-properties officeooo:rsid="151ef1db"/>
    </style:style>
    <style:style style:name="T120" style:family="text">
      <style:text-properties officeooo:rsid="15208d1e"/>
    </style:style>
    <style:style style:name="T121" style:family="text">
      <style:text-properties officeooo:rsid="1521413b"/>
    </style:style>
    <style:style style:name="T122" style:family="text">
      <style:text-properties officeooo:rsid="152225e6"/>
    </style:style>
    <style:style style:name="T123" style:family="text">
      <style:text-properties officeooo:rsid="15250719"/>
    </style:style>
    <style:style style:name="T124" style:family="text">
      <style:text-properties officeooo:rsid="15262bbe"/>
    </style:style>
    <style:style style:name="T125" style:family="text">
      <style:text-properties officeooo:rsid="1526beef"/>
    </style:style>
    <style:style style:name="T126" style:family="text">
      <style:text-properties officeooo:rsid="152a190d"/>
    </style:style>
    <style:style style:name="T127" style:family="text">
      <style:text-properties officeooo:rsid="152c5969"/>
    </style:style>
    <style:style style:name="T128" style:family="text">
      <style:text-properties officeooo:rsid="152ce26c"/>
    </style:style>
    <style:style style:name="T129" style:family="text">
      <style:text-properties officeooo:rsid="152f8578"/>
    </style:style>
    <style:style style:name="T130" style:family="text">
      <style:text-properties officeooo:rsid="15350a6d"/>
    </style:style>
    <style:style style:name="T131" style:family="text">
      <style:text-properties officeooo:rsid="153b8b3b"/>
    </style:style>
    <style:style style:name="T132" style:family="text">
      <style:text-properties officeooo:rsid="154a6de6"/>
    </style:style>
    <style:style style:name="T133" style:family="text">
      <style:text-properties officeooo:rsid="154d5558"/>
    </style:style>
    <style:style style:name="T134" style:family="text">
      <style:text-properties officeooo:rsid="154ea082"/>
    </style:style>
    <style:style style:name="T135" style:family="text">
      <style:text-properties officeooo:rsid="15500e8e"/>
    </style:style>
    <style:style style:name="T136" style:family="text">
      <style:text-properties officeooo:rsid="1553d38b"/>
    </style:style>
    <style:style style:name="T137" style:family="text">
      <style:text-properties officeooo:rsid="1555a5b4"/>
    </style:style>
    <style:style style:name="T138" style:family="text">
      <style:text-properties officeooo:rsid="155d4cca"/>
    </style:style>
    <style:style style:name="T139" style:family="text">
      <style:text-properties officeooo:rsid="15613472"/>
    </style:style>
    <style:style style:name="T140" style:family="text">
      <style:text-properties officeooo:rsid="15653889"/>
    </style:style>
    <style:style style:name="T141" style:family="text">
      <style:text-properties officeooo:rsid="1565a910"/>
    </style:style>
    <style:style style:name="T142" style:family="text">
      <style:text-properties officeooo:rsid="1566529d"/>
    </style:style>
    <style:style style:name="T143" style:family="text">
      <style:text-properties officeooo:rsid="156760d8"/>
    </style:style>
    <style:style style:name="T144" style:family="text">
      <style:text-properties officeooo:rsid="15687da0"/>
    </style:style>
    <style:style style:name="T145" style:family="text">
      <style:text-properties officeooo:rsid="156a8989"/>
    </style:style>
    <style:style style:name="T146" style:family="text">
      <style:text-properties officeooo:rsid="156fc7c2"/>
    </style:style>
    <style:style style:name="T147" style:family="text">
      <style:text-properties officeooo:rsid="1570b08c"/>
    </style:style>
    <style:style style:name="T148" style:family="text">
      <style:text-properties officeooo:rsid="157150cc"/>
    </style:style>
    <style:style style:name="T149" style:family="text">
      <style:text-properties officeooo:rsid="1578174f"/>
    </style:style>
    <style:style style:name="T150" style:family="text">
      <style:text-properties officeooo:rsid="157853e6"/>
    </style:style>
    <style:style style:name="T151" style:family="text">
      <style:text-properties officeooo:rsid="157a0871"/>
    </style:style>
    <style:style style:name="T152" style:family="text">
      <style:text-properties officeooo:rsid="157b91f4"/>
    </style:style>
    <style:style style:name="T153" style:family="text">
      <style:text-properties officeooo:rsid="157e19e2"/>
    </style:style>
    <style:style style:name="T154" style:family="text">
      <style:text-properties officeooo:rsid="15892993"/>
    </style:style>
    <style:style style:name="T155" style:family="text">
      <style:text-properties officeooo:rsid="158a7adb"/>
    </style:style>
    <style:style style:name="T156" style:family="text">
      <style:text-properties officeooo:rsid="158bbb5d"/>
    </style:style>
    <style:style style:name="T157" style:family="text">
      <style:text-properties officeooo:rsid="158c6f86"/>
    </style:style>
    <style:style style:name="T158" style:family="text">
      <style:text-properties officeooo:rsid="15a04b74"/>
    </style:style>
    <style:style style:name="T159" style:family="text">
      <style:text-properties officeooo:rsid="15a25a4a"/>
    </style:style>
    <style:style style:name="T160" style:family="text">
      <style:text-properties officeooo:rsid="15a3b6e4"/>
    </style:style>
    <style:style style:name="T161" style:family="text">
      <style:text-properties officeooo:rsid="15ab859f"/>
    </style:style>
    <style:style style:name="T162" style:family="text">
      <style:text-properties officeooo:rsid="15b05816"/>
    </style:style>
    <style:style style:name="T163" style:family="text">
      <style:text-properties officeooo:rsid="15b1b925"/>
    </style:style>
    <style:style style:name="T164" style:family="text">
      <style:text-properties officeooo:rsid="15b760ca"/>
    </style:style>
    <style:style style:name="T165" style:family="text">
      <style:text-properties officeooo:rsid="15b8c2c9"/>
    </style:style>
    <style:style style:name="T166" style:family="text">
      <style:text-properties officeooo:rsid="15ba170c"/>
    </style:style>
    <style:style style:name="T167" style:family="text">
      <style:text-properties officeooo:rsid="15bdbc4a"/>
    </style:style>
    <style:style style:name="T168" style:family="text">
      <style:text-properties officeooo:rsid="15c0196d"/>
    </style:style>
    <style:style style:name="T169" style:family="text">
      <style:text-properties officeooo:rsid="15c31e69"/>
    </style:style>
    <style:style style:name="T170" style:family="text">
      <style:text-properties officeooo:rsid="15c7fe68"/>
    </style:style>
    <style:style style:name="T171" style:family="text">
      <style:text-properties officeooo:rsid="15c95021"/>
    </style:style>
    <style:style style:name="T172" style:family="text">
      <style:text-properties officeooo:rsid="15cdc6bc"/>
    </style:style>
    <style:style style:name="T173" style:family="text">
      <style:text-properties officeooo:rsid="15cf7d5a"/>
    </style:style>
    <style:style style:name="T174" style:family="text">
      <style:text-properties officeooo:rsid="15d2b51e"/>
    </style:style>
    <style:style style:name="T175" style:family="text">
      <style:text-properties officeooo:rsid="15d7ee9c"/>
    </style:style>
    <style:style style:name="T176" style:family="text">
      <style:text-properties officeooo:rsid="15d863e2"/>
    </style:style>
    <style:style style:name="T177" style:family="text">
      <style:text-properties officeooo:rsid="15dc627f"/>
    </style:style>
    <style:style style:name="T178" style:family="text">
      <style:text-properties officeooo:rsid="15dddb9d"/>
    </style:style>
    <style:style style:name="T179" style:family="text">
      <style:text-properties officeooo:rsid="15deb286"/>
    </style:style>
    <style:style style:name="T180" style:family="text">
      <style:text-properties officeooo:rsid="15e0638b"/>
    </style:style>
    <style:style style:name="T181" style:family="text">
      <style:text-properties officeooo:rsid="15e11a79"/>
    </style:style>
    <style:style style:name="T182" style:family="text">
      <style:text-properties officeooo:rsid="15e2d06e"/>
    </style:style>
    <style:style style:name="T183" style:family="text">
      <style:text-properties officeooo:rsid="15e53a36"/>
    </style:style>
    <style:style style:name="T184" style:family="text">
      <style:text-properties officeooo:rsid="15e74e0b"/>
    </style:style>
    <style:style style:name="T185" style:family="text">
      <style:text-properties officeooo:rsid="15ec274a"/>
    </style:style>
    <style:style style:name="T186" style:family="text">
      <style:text-properties officeooo:rsid="15ed62af"/>
    </style:style>
    <style:style style:name="T187" style:family="text">
      <style:text-properties officeooo:rsid="15ef8f96"/>
    </style:style>
    <style:style style:name="T188" style:family="text">
      <style:text-properties officeooo:rsid="15f0b68b"/>
    </style:style>
    <style:style style:name="T189" style:family="text">
      <style:text-properties officeooo:rsid="15f214d5"/>
    </style:style>
    <style:style style:name="T190" style:family="text">
      <style:text-properties officeooo:rsid="15f31fe3"/>
    </style:style>
    <style:style style:name="T191" style:family="text">
      <style:text-properties officeooo:rsid="15f3e8bd"/>
    </style:style>
    <style:style style:name="T192" style:family="text">
      <style:text-properties officeooo:rsid="15f5c50e"/>
    </style:style>
    <style:style style:name="T193" style:family="text">
      <style:text-properties officeooo:rsid="15f76fd9"/>
    </style:style>
    <style:style style:name="T194" style:family="text">
      <style:text-properties officeooo:rsid="15f8e08e"/>
    </style:style>
    <style:style style:name="T195" style:family="text">
      <style:text-properties officeooo:rsid="16041332"/>
    </style:style>
    <style:style style:name="T196" style:family="text">
      <style:text-properties officeooo:rsid="160505b3"/>
    </style:style>
    <style:style style:name="T197" style:family="text">
      <style:text-properties officeooo:rsid="1605ff42"/>
    </style:style>
    <style:style style:name="T198" style:family="text">
      <style:text-properties officeooo:rsid="16073051"/>
    </style:style>
    <style:style style:name="T199" style:family="text">
      <style:text-properties officeooo:rsid="160888d1"/>
    </style:style>
    <style:style style:name="T200" style:family="text">
      <style:text-properties officeooo:rsid="160b73dc"/>
    </style:style>
    <style:style style:name="T201" style:family="text">
      <style:text-properties officeooo:rsid="160cd665"/>
    </style:style>
    <style:style style:name="T202" style:family="text">
      <style:text-properties officeooo:rsid="160d31c8"/>
    </style:style>
    <style:style style:name="T203" style:family="text">
      <style:text-properties officeooo:rsid="160da21a"/>
    </style:style>
    <style:style style:name="T204" style:family="text">
      <style:text-properties officeooo:rsid="1612ac45"/>
    </style:style>
    <style:style style:name="T205" style:family="text">
      <style:text-properties officeooo:rsid="1614e84f"/>
    </style:style>
    <style:style style:name="T206" style:family="text">
      <style:text-properties officeooo:rsid="161a9ea2"/>
    </style:style>
    <style:style style:name="T207" style:family="text">
      <style:text-properties officeooo:rsid="161f39df"/>
    </style:style>
    <style:style style:name="T208" style:family="text">
      <style:text-properties officeooo:rsid="162128e6"/>
    </style:style>
    <style:style style:name="T209" style:family="text">
      <style:text-properties officeooo:rsid="16244948"/>
    </style:style>
    <style:style style:name="T210" style:family="text">
      <style:text-properties officeooo:rsid="16266b4f"/>
    </style:style>
    <style:style style:name="T211" style:family="text">
      <style:text-properties officeooo:rsid="16294167"/>
    </style:style>
    <style:style style:name="T212" style:family="text">
      <style:text-properties officeooo:rsid="16295ec4"/>
    </style:style>
    <style:style style:name="T213" style:family="text">
      <style:text-properties officeooo:rsid="162acd90"/>
    </style:style>
    <style:style style:name="T214" style:family="text">
      <style:text-properties officeooo:rsid="163a3e65"/>
    </style:style>
    <style:style style:name="T215" style:family="text">
      <style:text-properties officeooo:rsid="164a8c4d"/>
    </style:style>
    <style:style style:name="T216" style:family="text">
      <style:text-properties officeooo:rsid="164dbc12"/>
    </style:style>
    <style:style style:name="T217" style:family="text">
      <style:text-properties officeooo:rsid="1651d81f"/>
    </style:style>
    <style:style style:name="T218" style:family="text">
      <style:text-properties officeooo:rsid="16587b3e"/>
    </style:style>
    <style:style style:name="T219" style:family="text">
      <style:text-properties officeooo:rsid="165b66d5"/>
    </style:style>
    <style:style style:name="T220" style:family="text">
      <style:text-properties officeooo:rsid="165ce3ca"/>
    </style:style>
    <style:style style:name="T221" style:family="text">
      <style:text-properties officeooo:rsid="165d80d9"/>
    </style:style>
    <style:style style:name="T222" style:family="text">
      <style:text-properties officeooo:rsid="16608983"/>
    </style:style>
    <style:style style:name="T223" style:family="text">
      <style:text-properties officeooo:rsid="166268aa"/>
    </style:style>
    <style:style style:name="T224" style:family="text">
      <style:text-properties officeooo:rsid="16626aaa"/>
    </style:style>
    <style:style style:name="T225" style:family="text">
      <style:text-properties officeooo:rsid="1663626e"/>
    </style:style>
    <style:style style:name="T226" style:family="text">
      <style:text-properties officeooo:rsid="1664bc18"/>
    </style:style>
    <style:style style:name="T227" style:family="text">
      <style:text-properties officeooo:rsid="16663daf"/>
    </style:style>
    <style:style style:name="T228" style:family="text">
      <style:text-properties officeooo:rsid="166f85aa"/>
    </style:style>
    <style:style style:name="T229" style:family="text">
      <style:text-properties officeooo:rsid="166f9e82"/>
    </style:style>
    <style:style style:name="T230" style:family="text">
      <style:text-properties officeooo:rsid="1672b28e"/>
    </style:style>
    <style:style style:name="T231" style:family="text">
      <style:text-properties officeooo:rsid="1675e698"/>
    </style:style>
    <style:style style:name="T232" style:family="text">
      <style:text-properties officeooo:rsid="167b6509"/>
    </style:style>
    <style:style style:name="T233" style:family="text">
      <style:text-properties officeooo:rsid="169f8b95"/>
    </style:style>
    <style:style style:name="T234" style:family="text">
      <style:text-properties officeooo:rsid="16a3c1c0"/>
    </style:style>
    <style:style style:name="T235" style:family="text">
      <style:text-properties officeooo:rsid="16a50a39"/>
    </style:style>
    <style:style style:name="T236" style:family="text">
      <style:text-properties officeooo:rsid="16a5915d"/>
    </style:style>
    <style:style style:name="T237" style:family="text">
      <style:text-properties officeooo:rsid="16a8b0b7"/>
    </style:style>
    <style:style style:name="T238" style:family="text">
      <style:text-properties officeooo:rsid="16a98a1f"/>
    </style:style>
    <style:style style:name="T239" style:family="text">
      <style:text-properties officeooo:rsid="16f97e97"/>
    </style:style>
    <style:style style:name="T240" style:family="text">
      <style:text-properties officeooo:rsid="16fa56a9"/>
    </style:style>
    <style:style style:name="T241" style:family="text">
      <style:text-properties officeooo:rsid="1703f5db"/>
    </style:style>
    <style:style style:name="T242" style:family="text">
      <style:text-properties officeooo:rsid="1705adbf"/>
    </style:style>
    <style:style style:name="T243" style:family="text">
      <style:text-properties officeooo:rsid="1705c0c3"/>
    </style:style>
    <style:style style:name="T244" style:family="text">
      <style:text-properties officeooo:rsid="17076322"/>
    </style:style>
    <style:style style:name="T245" style:family="text">
      <style:text-properties officeooo:rsid="17078006"/>
    </style:style>
    <style:style style:name="T246" style:family="text">
      <style:text-properties officeooo:rsid="17087281"/>
    </style:style>
    <style:style style:name="T247" style:family="text">
      <style:text-properties officeooo:rsid="170f054b"/>
    </style:style>
    <style:style style:name="T248" style:family="text">
      <style:text-properties officeooo:rsid="17105a48"/>
    </style:style>
    <style:style style:name="T249" style:family="text">
      <style:text-properties officeooo:rsid="1714ba8c"/>
    </style:style>
    <style:style style:name="T250" style:family="text">
      <style:text-properties officeooo:rsid="171c06cb"/>
    </style:style>
    <style:style style:name="T251" style:family="text">
      <style:text-properties officeooo:rsid="171f7824"/>
    </style:style>
    <style:style style:name="T252" style:family="text">
      <style:text-properties officeooo:rsid="172026e3"/>
    </style:style>
    <style:style style:name="T253" style:family="text">
      <style:text-properties officeooo:rsid="1723c2d6"/>
    </style:style>
    <style:style style:name="T254" style:family="text">
      <style:text-properties officeooo:rsid="17255cf1"/>
    </style:style>
    <style:style style:name="T255" style:family="text">
      <style:text-properties officeooo:rsid="17264ced"/>
    </style:style>
    <style:style style:name="T256" style:family="text">
      <style:text-properties officeooo:rsid="1727c32c"/>
    </style:style>
    <style:style style:name="T257" style:family="text">
      <style:text-properties officeooo:rsid="172a9b1a"/>
    </style:style>
    <style:style style:name="T258" style:family="text">
      <style:text-properties officeooo:rsid="172c287b"/>
    </style:style>
    <style:style style:name="T259" style:family="text">
      <style:text-properties officeooo:rsid="1730607e"/>
    </style:style>
    <style:style style:name="T260" style:family="text">
      <style:text-properties officeooo:rsid="1734daf2"/>
    </style:style>
    <style:style style:name="T261" style:family="text">
      <style:text-properties officeooo:rsid="1736a902"/>
    </style:style>
    <style:style style:name="T262" style:family="text">
      <style:text-properties officeooo:rsid="1736fcf9"/>
    </style:style>
    <style:style style:name="T263" style:family="text">
      <style:text-properties officeooo:rsid="173c12a8"/>
    </style:style>
    <style:style style:name="T264" style:family="text">
      <style:text-properties officeooo:rsid="173c31d4"/>
    </style:style>
    <style:style style:name="T265" style:family="text">
      <style:text-properties officeooo:rsid="173e01ed"/>
    </style:style>
    <style:style style:name="T266" style:family="text">
      <style:text-properties officeooo:rsid="173e721b"/>
    </style:style>
    <style:style style:name="T267" style:family="text">
      <style:text-properties officeooo:rsid="1766a740"/>
    </style:style>
    <style:style style:name="T268" style:family="text">
      <style:text-properties officeooo:rsid="17676986"/>
    </style:style>
    <style:style style:name="T269" style:family="text">
      <style:text-properties officeooo:rsid="17693b0c"/>
    </style:style>
    <style:style style:name="T270" style:family="text">
      <style:text-properties officeooo:rsid="176a99f6"/>
    </style:style>
    <style:style style:name="T271" style:family="text">
      <style:text-properties officeooo:rsid="176bd28b"/>
    </style:style>
    <style:style style:name="T272" style:family="text">
      <style:text-properties officeooo:rsid="176bd599"/>
    </style:style>
    <style:style style:name="T273" style:family="text">
      <style:text-properties officeooo:rsid="176dd0bd"/>
    </style:style>
    <style:style style:name="T274" style:family="text">
      <style:text-properties officeooo:rsid="177060bc"/>
    </style:style>
    <style:style style:name="T275" style:family="text">
      <style:text-properties officeooo:rsid="1770bd9c"/>
    </style:style>
    <style:style style:name="T276" style:family="text">
      <style:text-properties officeooo:rsid="177377ab"/>
    </style:style>
    <style:style style:name="T277" style:family="text">
      <style:text-properties officeooo:rsid="17739cf7"/>
    </style:style>
    <style:style style:name="T278" style:family="text">
      <style:text-properties officeooo:rsid="17798ccc"/>
    </style:style>
    <style:style style:name="T279" style:family="text">
      <style:text-properties officeooo:rsid="177b2534"/>
    </style:style>
    <style:style style:name="T280" style:family="text">
      <style:text-properties officeooo:rsid="177b5161"/>
    </style:style>
    <style:style style:name="T281" style:family="text">
      <style:text-properties officeooo:rsid="177b547d"/>
    </style:style>
    <style:style style:name="T282" style:family="text">
      <style:text-properties officeooo:rsid="1781cc57"/>
    </style:style>
    <style:style style:name="T283" style:family="text">
      <style:text-properties officeooo:rsid="1781e02a"/>
    </style:style>
    <style:style style:name="T284" style:family="text">
      <style:text-properties officeooo:rsid="17827c17"/>
    </style:style>
    <style:style style:name="T285" style:family="text">
      <style:text-properties officeooo:rsid="178356a2"/>
    </style:style>
    <style:style style:name="T286" style:family="text">
      <style:text-properties officeooo:rsid="17879ce1"/>
    </style:style>
    <style:style style:name="T287" style:family="text">
      <style:text-properties officeooo:rsid="1789879f"/>
    </style:style>
    <style:style style:name="T288" style:family="text">
      <style:text-properties officeooo:rsid="1789d5bf"/>
    </style:style>
    <style:style style:name="T289" style:family="text">
      <style:text-properties officeooo:rsid="178d75df"/>
    </style:style>
    <style:style style:name="T290" style:family="text">
      <style:text-properties officeooo:rsid="17917cb8"/>
    </style:style>
    <style:style style:name="T291" style:family="text">
      <style:text-properties officeooo:rsid="1793787b"/>
    </style:style>
    <style:style style:name="T292" style:family="text">
      <style:text-properties officeooo:rsid="179622ee"/>
    </style:style>
    <style:style style:name="T293" style:family="text">
      <style:text-properties officeooo:rsid="17973561"/>
    </style:style>
    <style:style style:name="T294" style:family="text">
      <style:text-properties officeooo:rsid="1799f447"/>
    </style:style>
    <style:style style:name="T295" style:family="text">
      <style:text-properties officeooo:rsid="179cce8e"/>
    </style:style>
    <style:style style:name="T296" style:family="text">
      <style:text-properties officeooo:rsid="179daf38"/>
    </style:style>
    <style:style style:name="T297" style:family="text">
      <style:text-properties officeooo:rsid="179e4aad"/>
    </style:style>
    <style:style style:name="T298" style:family="text">
      <style:text-properties officeooo:rsid="179f878b"/>
    </style:style>
    <style:style style:name="T299" style:family="text">
      <style:text-properties officeooo:rsid="17a078c4"/>
    </style:style>
    <style:style style:name="T300" style:family="text">
      <style:text-properties officeooo:rsid="17a35c45"/>
    </style:style>
    <style:style style:name="T301" style:family="text">
      <style:text-properties officeooo:rsid="17a48ea9"/>
    </style:style>
    <style:style style:name="T302" style:family="text">
      <style:text-properties officeooo:rsid="17a5b1be"/>
    </style:style>
    <style:style style:name="T303" style:family="text">
      <style:text-properties officeooo:rsid="17a80763"/>
    </style:style>
    <style:style style:name="T304" style:family="text">
      <style:text-properties officeooo:rsid="17a9e40d"/>
    </style:style>
    <style:style style:name="T305" style:family="text">
      <style:text-properties officeooo:rsid="17aa8e3f"/>
    </style:style>
    <style:style style:name="T306" style:family="text">
      <style:text-properties officeooo:rsid="17ada97a"/>
    </style:style>
    <style:style style:name="T307" style:family="text">
      <style:text-properties officeooo:rsid="17af3e52"/>
    </style:style>
    <style:style style:name="T308" style:family="text">
      <style:text-properties officeooo:rsid="17b53a8d"/>
    </style:style>
    <style:style style:name="T309" style:family="text">
      <style:text-properties officeooo:rsid="17b6b4fd"/>
    </style:style>
    <style:style style:name="T310" style:family="text">
      <style:text-properties officeooo:rsid="17b87d77"/>
    </style:style>
    <style:style style:name="T311" style:family="text">
      <style:text-properties officeooo:rsid="17babe0c"/>
    </style:style>
    <style:style style:name="T312" style:family="text">
      <style:text-properties officeooo:rsid="17c13285"/>
    </style:style>
    <style:style style:name="T313" style:family="text">
      <style:text-properties officeooo:rsid="17c2254c"/>
    </style:style>
    <style:style style:name="T314" style:family="text">
      <style:text-properties officeooo:rsid="17c24412"/>
    </style:style>
    <style:style style:name="T315" style:family="text">
      <style:text-properties officeooo:rsid="17c3dd32"/>
    </style:style>
    <style:style style:name="T316" style:family="text">
      <style:text-properties officeooo:rsid="17c81d79"/>
    </style:style>
    <style:style style:name="T317" style:family="text">
      <style:text-properties officeooo:rsid="17ca56bc"/>
    </style:style>
    <style:style style:name="T318" style:family="text">
      <style:text-properties officeooo:rsid="17d4daaa"/>
    </style:style>
    <style:style style:name="T319" style:family="text">
      <style:text-properties officeooo:rsid="17da331e"/>
    </style:style>
    <style:style style:name="T320" style:family="text">
      <style:text-properties officeooo:rsid="17dc06f6"/>
    </style:style>
    <style:style style:name="T321" style:family="text">
      <style:text-properties officeooo:rsid="17dcf640"/>
    </style:style>
    <style:style style:name="T322" style:family="text">
      <style:text-properties officeooo:rsid="17e2ff8e"/>
    </style:style>
    <style:style style:name="T323" style:family="text">
      <style:text-properties officeooo:rsid="17e374ce"/>
    </style:style>
    <style:style style:name="T324" style:family="text">
      <style:text-properties officeooo:rsid="17e3f475"/>
    </style:style>
    <style:style style:name="T325" style:family="text">
      <style:text-properties officeooo:rsid="17e5e6a2"/>
    </style:style>
    <style:style style:name="T326" style:family="text">
      <style:text-properties officeooo:rsid="17eda168"/>
    </style:style>
    <style:style style:name="T327" style:family="text">
      <style:text-properties officeooo:rsid="17eefc21"/>
    </style:style>
    <style:style style:name="T328" style:family="text">
      <style:text-properties officeooo:rsid="17eff6d4"/>
    </style:style>
    <style:style style:name="T329" style:family="text">
      <style:text-properties officeooo:rsid="17f0a0da"/>
    </style:style>
    <style:style style:name="T330" style:family="text">
      <style:text-properties officeooo:rsid="17f26593"/>
    </style:style>
    <style:style style:name="T331" style:family="text">
      <style:text-properties officeooo:rsid="17f2e059"/>
    </style:style>
    <style:style style:name="T332" style:family="text">
      <style:text-properties officeooo:rsid="186fbbb5"/>
    </style:style>
    <style:style style:name="T333" style:family="text">
      <style:text-properties officeooo:rsid="1874b18f"/>
    </style:style>
    <style:style style:name="T334" style:family="text">
      <style:text-properties officeooo:rsid="1875738d"/>
    </style:style>
    <style:style style:name="T335" style:family="text">
      <style:text-properties officeooo:rsid="1876c47a"/>
    </style:style>
    <style:style style:name="T336" style:family="text">
      <style:text-properties officeooo:rsid="18770141"/>
    </style:style>
    <style:style style:name="T337" style:family="text">
      <style:text-properties officeooo:rsid="1879d504"/>
    </style:style>
    <style:style style:name="T338" style:family="text">
      <style:text-properties officeooo:rsid="187ccc8d"/>
    </style:style>
    <style:style style:name="T339" style:family="text">
      <style:text-properties officeooo:rsid="188026f5"/>
    </style:style>
    <style:style style:name="T340" style:family="text">
      <style:text-properties officeooo:rsid="1881bdaa"/>
    </style:style>
    <style:style style:name="T341" style:family="text">
      <style:text-properties officeooo:rsid="188d9977"/>
    </style:style>
    <style:style style:name="T342" style:family="text">
      <style:text-properties officeooo:rsid="188fe79d"/>
    </style:style>
    <style:style style:name="T343" style:family="text">
      <style:text-properties officeooo:rsid="189057fc"/>
    </style:style>
    <style:style style:name="T344" style:family="text">
      <style:text-properties officeooo:rsid="1890fd45"/>
    </style:style>
    <style:style style:name="T345" style:family="text">
      <style:text-properties officeooo:rsid="18d4dc72"/>
    </style:style>
    <style:style style:name="T346" style:family="text">
      <style:text-properties officeooo:rsid="18df8d44"/>
    </style:style>
    <style:style style:name="T347" style:family="text">
      <style:text-properties officeooo:rsid="18e0faf6"/>
    </style:style>
    <style:style style:name="T348" style:family="text">
      <style:text-properties officeooo:rsid="18e1c36a"/>
    </style:style>
    <style:style style:name="T349" style:family="text">
      <style:text-properties officeooo:rsid="1a3f9ec4"/>
    </style:style>
    <style:style style:name="T350" style:family="text">
      <style:text-properties officeooo:rsid="1a408531"/>
    </style:style>
    <style:style style:name="T351" style:family="text">
      <style:text-properties officeooo:rsid="1a4410bf"/>
    </style:style>
    <style:style style:name="T352" style:family="text">
      <style:text-properties officeooo:rsid="1a459213"/>
    </style:style>
    <style:style style:name="T353" style:family="text">
      <style:text-properties officeooo:rsid="1a4641e8"/>
    </style:style>
    <style:style style:name="T354" style:family="text">
      <style:text-properties officeooo:rsid="1a48ca69"/>
    </style:style>
    <style:style style:name="T355" style:family="text">
      <style:text-properties officeooo:rsid="1a48e077"/>
    </style:style>
    <style:style style:name="T356" style:family="text">
      <style:text-properties officeooo:rsid="1a4a4e45"/>
    </style:style>
    <style:style style:name="T357" style:family="text">
      <style:text-properties officeooo:rsid="1a4b5bf9"/>
    </style:style>
    <style:style style:name="T358" style:family="text">
      <style:text-properties officeooo:rsid="1a4bef86"/>
    </style:style>
    <style:style style:name="T359" style:family="text">
      <style:text-properties officeooo:rsid="1a4d693a"/>
    </style:style>
    <style:style style:name="T360" style:family="text">
      <style:text-properties officeooo:rsid="1a4fc55a"/>
    </style:style>
    <style:style style:name="T361" style:family="text">
      <style:text-properties officeooo:rsid="1a50beab"/>
    </style:style>
    <style:style style:name="T362" style:family="text">
      <style:text-properties officeooo:rsid="1a535348"/>
    </style:style>
    <style:style style:name="T363" style:family="text">
      <style:text-properties officeooo:rsid="1a5576a5"/>
    </style:style>
    <style:style style:name="T364" style:family="text">
      <style:text-properties officeooo:rsid="1a57173a"/>
    </style:style>
    <style:style style:name="T365" style:family="text">
      <style:text-properties officeooo:rsid="1a59dc97"/>
    </style:style>
    <style:style style:name="T366" style:family="text">
      <style:text-properties officeooo:rsid="1a5a9af4"/>
    </style:style>
    <style:style style:name="T367" style:family="text">
      <style:text-properties officeooo:rsid="1a5bb3b6"/>
    </style:style>
    <style:style style:name="T368" style:family="text">
      <style:text-properties officeooo:rsid="1a5e329c"/>
    </style:style>
    <style:style style:name="T369" style:family="text">
      <style:text-properties officeooo:rsid="1a62d2c8"/>
    </style:style>
    <style:style style:name="T370" style:family="text">
      <style:text-properties officeooo:rsid="1a6497ac"/>
    </style:style>
    <style:style style:name="T371" style:family="text">
      <style:text-properties officeooo:rsid="1a65c184"/>
    </style:style>
    <style:style style:name="T372" style:family="text">
      <style:text-properties officeooo:rsid="1a65e977"/>
    </style:style>
    <style:style style:name="T373" style:family="text">
      <style:text-properties officeooo:rsid="1a6625fd"/>
    </style:style>
    <style:style style:name="T374" style:family="text">
      <style:text-properties officeooo:rsid="1a678416"/>
    </style:style>
    <style:style style:name="T375" style:family="text">
      <style:text-properties officeooo:rsid="1a685779"/>
    </style:style>
    <style:style style:name="T376" style:family="text">
      <style:text-properties officeooo:rsid="1a690af6"/>
    </style:style>
    <style:style style:name="T377" style:family="text">
      <style:text-properties officeooo:rsid="1a6a4e85"/>
    </style:style>
    <style:style style:name="T378" style:family="text">
      <style:text-properties officeooo:rsid="1a6b7e5f"/>
    </style:style>
    <style:style style:name="T379" style:family="text">
      <style:text-properties officeooo:rsid="1a6ed2ed"/>
    </style:style>
    <style:style style:name="T380" style:family="text">
      <style:text-properties officeooo:rsid="1a6f68f1"/>
    </style:style>
    <style:style style:name="T381" style:family="text">
      <style:text-properties officeooo:rsid="1a70ac89"/>
    </style:style>
    <style:style style:name="T382" style:family="text">
      <style:text-properties officeooo:rsid="1a79a08b"/>
    </style:style>
    <style:style style:name="T383" style:family="text">
      <style:text-properties officeooo:rsid="1a79a471"/>
    </style:style>
    <style:style style:name="T384" style:family="text">
      <style:text-properties officeooo:rsid="1a7aa249"/>
    </style:style>
    <style:style style:name="T385" style:family="text">
      <style:text-properties officeooo:rsid="1a7c1910"/>
    </style:style>
    <style:style style:name="T386" style:family="text">
      <style:text-properties officeooo:rsid="1a7e8c29"/>
    </style:style>
    <style:style style:name="T387" style:family="text">
      <style:text-properties officeooo:rsid="1a8011cf"/>
    </style:style>
    <style:style style:name="T388" style:family="text">
      <style:text-properties officeooo:rsid="1a806989"/>
    </style:style>
    <style:style style:name="T389" style:family="text">
      <style:text-properties officeooo:rsid="1a806bd6"/>
    </style:style>
    <style:style style:name="T390" style:family="text">
      <style:text-properties officeooo:rsid="1a826b11"/>
    </style:style>
    <style:style style:name="T391" style:family="text">
      <style:text-properties officeooo:rsid="1a829f01"/>
    </style:style>
    <style:style style:name="T392" style:family="text">
      <style:text-properties officeooo:rsid="1a864c46"/>
    </style:style>
    <style:style style:name="T393" style:family="text">
      <style:text-properties officeooo:rsid="1a8867d8"/>
    </style:style>
    <style:style style:name="T394" style:family="text">
      <style:text-properties officeooo:rsid="1a8a065c"/>
    </style:style>
    <style:style style:name="T395" style:family="text">
      <style:text-properties officeooo:rsid="1a8a6263"/>
    </style:style>
    <style:style style:name="T396" style:family="text">
      <style:text-properties officeooo:rsid="1a8c637f"/>
    </style:style>
    <style:style style:name="T397" style:family="text">
      <style:text-properties fo:language="en" fo:country="US"/>
    </style:style>
    <style:style style:name="T398" style:family="text">
      <style:text-properties officeooo:rsid="1abcb905"/>
    </style:style>
    <style:style style:name="T399" style:family="text">
      <style:text-properties officeooo:rsid="1abf546f"/>
    </style:style>
    <style:style style:name="T400" style:family="text">
      <style:text-properties officeooo:rsid="1ac11e20"/>
    </style:style>
    <style:style style:name="T401" style:family="text">
      <style:text-properties officeooo:rsid="1ac17209"/>
    </style:style>
    <style:style style:name="T402" style:family="text">
      <style:text-properties officeooo:rsid="1ac2d8cd"/>
    </style:style>
    <style:style style:name="T403" style:family="text">
      <style:text-properties officeooo:rsid="1ac40284"/>
    </style:style>
    <style:style style:name="T404" style:family="text">
      <style:text-properties officeooo:rsid="1ac4ccfa"/>
    </style:style>
    <style:style style:name="T405" style:family="text">
      <style:text-properties officeooo:rsid="1ac64175"/>
    </style:style>
    <style:style style:name="T406" style:family="text">
      <style:text-properties officeooo:rsid="1ac6d8dc"/>
    </style:style>
    <style:style style:name="T407" style:family="text">
      <style:text-properties officeooo:rsid="1aed2184"/>
    </style:style>
    <style:style style:name="T408" style:family="text">
      <style:text-properties officeooo:rsid="1bd071cd"/>
    </style:style>
    <style:style style:name="T409" style:family="text">
      <style:text-properties officeooo:rsid="1bd23c6d"/>
    </style:style>
    <style:style style:name="T410" style:family="text">
      <style:text-properties officeooo:rsid="1bd39507"/>
    </style:style>
    <style:style style:name="T411" style:family="text">
      <style:text-properties officeooo:rsid="1bd55763"/>
    </style:style>
    <style:style style:name="T412" style:family="text">
      <style:text-properties officeooo:rsid="1bd641f3"/>
    </style:style>
    <style:style style:name="T413" style:family="text">
      <style:text-properties officeooo:rsid="1bd83f94"/>
    </style:style>
    <style:style style:name="T414" style:family="text">
      <style:text-properties officeooo:rsid="1bd9c188"/>
    </style:style>
    <style:style style:name="T415" style:family="text">
      <style:text-properties officeooo:rsid="1bdaf52e"/>
    </style:style>
    <style:style style:name="T416" style:family="text">
      <style:text-properties officeooo:rsid="1bdcaff7"/>
    </style:style>
    <style:style style:name="T417" style:family="text">
      <style:text-properties officeooo:rsid="1bde076e"/>
    </style:style>
    <style:style style:name="T418" style:family="text">
      <style:text-properties officeooo:rsid="1bdf838f"/>
    </style:style>
    <style:style style:name="T419" style:family="text">
      <style:text-properties officeooo:rsid="1be028a8"/>
    </style:style>
    <style:style style:name="T420" style:family="text">
      <style:text-properties officeooo:rsid="1be0b19c"/>
    </style:style>
    <style:style style:name="T421" style:family="text">
      <style:text-properties officeooo:rsid="1be2978b"/>
    </style:style>
    <style:style style:name="T422" style:family="text">
      <style:text-properties officeooo:rsid="1be3d3b3"/>
    </style:style>
    <style:style style:name="T423" style:family="text">
      <style:text-properties officeooo:rsid="1be4369e"/>
    </style:style>
    <style:style style:name="T424" style:family="text">
      <style:text-properties officeooo:rsid="1be451a2"/>
    </style:style>
    <style:style style:name="T425" style:family="text">
      <style:text-properties officeooo:rsid="1be64214"/>
    </style:style>
    <style:style style:name="T426" style:family="text">
      <style:text-properties officeooo:rsid="1c87741f"/>
    </style:style>
    <style:style style:name="T427" style:family="text">
      <style:text-properties officeooo:rsid="1c9a4834"/>
    </style:style>
    <style:style style:name="T428" style:family="text">
      <style:text-properties officeooo:rsid="1c9b53e3"/>
    </style:style>
    <style:style style:name="T429" style:family="text">
      <style:text-properties officeooo:rsid="1c9b9fae"/>
    </style:style>
    <style:style style:name="T430" style:family="text">
      <style:text-properties officeooo:rsid="1c9bb3ff"/>
    </style:style>
    <style:style style:name="T431" style:family="text">
      <style:text-properties officeooo:rsid="1c9bf3ad"/>
    </style:style>
    <style:style style:name="T432" style:family="text">
      <style:text-properties officeooo:rsid="1caa659d"/>
    </style:style>
    <style:style style:name="T433" style:family="text">
      <style:text-properties officeooo:rsid="1caabc43"/>
    </style:style>
    <style:style style:name="T434" style:family="text">
      <style:text-properties officeooo:rsid="1cac607f"/>
    </style:style>
    <style:style style:name="T435" style:family="text">
      <style:text-properties officeooo:rsid="1cae955a"/>
    </style:style>
    <style:style style:name="T436" style:family="text">
      <style:text-properties officeooo:rsid="1cb2b60b"/>
    </style:style>
    <style:style style:name="T437" style:family="text">
      <style:text-properties officeooo:rsid="1cd79885"/>
    </style:style>
    <style:style style:name="T438" style:family="text">
      <style:text-properties officeooo:rsid="1cdc4e18"/>
    </style:style>
    <style:style style:name="T439" style:family="text">
      <style:text-properties officeooo:rsid="1cdcdff8"/>
    </style:style>
    <style:style style:name="T440" style:family="text">
      <style:text-properties officeooo:rsid="1cddd7df"/>
    </style:style>
    <style:style style:name="T441" style:family="text">
      <style:text-properties officeooo:rsid="1cdf8142"/>
    </style:style>
    <style:style style:name="T442" style:family="text">
      <style:text-properties officeooo:rsid="1cdfe3c4"/>
    </style:style>
    <style:style style:name="T443" style:family="text">
      <style:text-properties officeooo:rsid="1ce1ba22"/>
    </style:style>
    <style:style style:name="T444" style:family="text">
      <style:text-properties officeooo:rsid="1ce37405"/>
    </style:style>
    <style:style style:name="T445" style:family="text">
      <style:text-properties officeooo:rsid="1ce501ce"/>
    </style:style>
    <style:style style:name="T446" style:family="text">
      <style:text-properties officeooo:rsid="1ce6090e"/>
    </style:style>
    <style:style style:name="T447" style:family="text">
      <style:text-properties officeooo:rsid="1ce9fa65"/>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8" text:outline-level="1"><text:bookmark-start text:name="__RefHeading___Toc28407_1627726659"/>Egipto <text:span text:style-name="T54">monumental</text:span>.<text:bookmark-end text:name="__RefHeading___Toc28407_1627726659"/></text:h>
      <text:p text:style-name="P4"><text:span text:style-name="T21">E</text:span>l año <text:span text:style-name="T21">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5"><text:span text:style-name="T23">Antes de este sistema absoluto y global del rey de reyes, del señor de señores, del dueño del planeta, l</text:span>a manera <text:span text:style-name="T18">para identificar una fecha era dependiente del reyecito de turno. Cada evento estaba identificado por el año del reinado bajo el cual sucedía. Es decir lo mismo que ahora, solo que con cada reyecito, porque no había llegado el rey de reyes.</text:span></text:p>
      <text:p text:style-name="P39">Es por esto que el método mas fiable para determinar un evento anterior a Jesu<text:span text:style-name="T24">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2">para la cultura del reyecito</text:span>, <text:span text:style-name="T22">si el reinado se contaba desde que empezó a gobernar o desde </text:span>que m<text:span text:style-name="T22">o</text:span>r<text:span text:style-name="T22">ía</text:span> el reyecito padre, o cualquier otr<text:span text:style-name="T22">a forma de contar</text:span> que se le hubiera ocurrido a la cultura de turno. <text:span text:style-name="T130">Cada cronología de cada reyecito debe tener en cuenta estos detalles.</text:span></text:p>
      <text:p text:style-name="P31"><text:soft-page-break/>Los sincronismos, esas relaciones que acept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text:span text:style-name="T130">ados</text:span> diferentes. <text:span text:style-name="T130">Este es el pegante, lo que permite unir las cronologías de cada reyecito unas con otras y de esta manera ir </text:span>arma<text:span text:style-name="T130">ndo</text:span> <text:span text:style-name="T130">una</text:span> cronológica global.</text:p>
      <text:p text:style-name="P11">Adicionalmente <text:span text:style-name="T157">a </text:span>estas dataciones regionales y <text:span text:style-name="T130">a los sincronismos</text:span>, se debe también cruzar esta información con la obtenida en las secuencias establecidas por las capas o niveles de los artefactos <text:span text:style-name="T408">ARQUEOLÓGICOS</text:span> en los asentamientos urbanos de cada reinado, de cada cultura que sugieren una secuencia de eventos.</text:p>
      <text:p text:style-name="P6">Detalles, detalles, detalles, que sumados pueden duplicar o triplicar el tiempo total de una cronología si no se tienen en cuenta <text:span text:style-name="T26">o se establecen relaciones equivocadas, sincronismos equivocados.</text:span></text:p>
      <text:p text:style-name="P3">La piedra de Rosseta fue el artefacto arqueológico que permit<text:span text:style-name="T20">ió</text:span> empezar a decodificar los jeroglíficos de Egipto <text:span text:style-name="T20">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15"><text:span text:style-name="T19">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text:span><text:soft-page-break/><text:span text:style-name="T19">Reyes 14 </text:span><text:span text:style-name="T19"><text:note text:id="ftn1" text:note-class="footnote"><text:note-citation>1</text:note-citation><text:note-body><text:p text:style-name="Footnote"><text:bookmark-start text:name="__RefHeading___Toc38321_1836810514"/><text:s/><text:alphabetical-index-mark-start text:id="IMark105146022736432"/><text:span text:style-name="T25">1 Reyes 14</text:span><text:alphabetical-index-mark-end text:id="IMark105146022736432"/><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21_1836810514"/></text:p></text:note-body></text:note></text:span><text:span text:style-name="T19">, era exactamente el mismo Sheshonk 1ro de la dinastía 22 egipcia según Manetón. Al campeón le pareció que sonaban parecido y por lo tanto debían ser la misma persona. Shishak es Sheshonk.</text:span></text:p>
      <text:p text:style-name="P46"><text:span text:style-name="T19">La biblia dice que </text:span><text:span text:style-name="Bible_5f_text"><text:span text:style-name="T19">“a</text:span></text:span><text:span text:style-name="Bible_5f_text">l quinto año del rey Roboam subió Sisac rey de Egipto contra Jerusalem</text:span><text:span text:style-name="Bible_5f_text"><text:span text:style-name="T24">” </text:span></text:span><text:span text:style-name="Bible_5f_text"><text:span text:style-name="T24"><text:note text:id="ftn2" text:note-class="footnote"><text:note-citation>2</text:note-citation><text:note-body><text:p text:style-name="Footnote"><text:bookmark-start text:name="__RefHeading___Toc38319_1836810514"/><text:s/><text:alphabetical-index-mark-start text:id="IMark105146022753568"/><text:span text:style-name="T25">1 Reyes 14</text:span><text:alphabetical-index-mark-end text:id="IMark105146022753568"/><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19_1836810514"/></text:p></text:note-body></text:note></text:span></text:span><text:span text:style-name="T24">,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8">Y una vez lo dijo el campeón, así se quedó. La razón para confiar en la fecha bíblica <text:span text:style-name="T49">para Shishak, NO Sheshonk, </text:span>es que las fuentes históricas, incluyendo la información arqueológica, <text:span text:style-name="T27">y de manera excepcional los registros astronómicos de los reinados neo-babilonios, y el sistema neo-asirio de años lunares, </text:span>ha<text:span text:style-name="T27">n</text:span> <text:span text:style-name="T28">permitido </text:span>confirma<text:span text:style-name="T27">r, verificar, ratificar,</text:span> de múltiples maneras, la información bíblica posterior a Salomón, correspondiente al tiempo de reyes y profetas en Israel. Todo lo posterior a Salomón ha sido confirmado de múltiples maneras. <text:span text:style-name="T29">Para el campeón fue fácil confiar en la fecha de 925 antes de Jesucristo para el momento en que la biblia dice que Shishak, NO Sheshonk, <text:s/>saqueó Jerusalén.</text:span></text:p>
      <text:p text:style-name="P7">Con base en <text:span text:style-name="T50">el </text:span>sincronismo <text:span text:style-name="T50">del campeón, de que Shishak es Sheshonk, </text:span>esta fundamentada TODA la cronología egipcia <text:soft-page-break/>anterior al 750 antes de Jesucristo. <text:span text:style-name="T6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47">Antes de que llegaran los egipt<text:span text:style-name="T398">ó</text:span>logos, el periodo micénico, de la cultura griega, ojo micénico no <text:span text:style-name="T56">mesiánico</text:span>, ese de la famosa Troya y de Agamen<text:span text:style-name="T33">ó</text:span>n, <text:span text:style-name="T33">el de la película, </text:span>estaba datado entre el 1000 antes de Jesucristo y el 750 antes de Jesucri<text:span text:style-name="T44">s</text:span>to, <text:span text:style-name="T34">porque toda la evidencia arqueológica y escrita así lo indica, así como las sincronías con las cultura asiria. P</text:span>ero <text:span text:style-name="T34">cuando</text:span> se encontraron artefactos arqueológicos <text:span text:style-name="T63">de la cultura micénica </text:span>en medio de la dinastía 18 de Egipto, la cronología egipcia <text:span text:style-name="T66">del campeón </text:span>ganó y <text:span text:style-name="T30">TENGA</text:span> que los micénicos ya no estaban entre el <text:span text:style-name="T44">1000</text:span> y el 750 antes de Jesucristo sino <text:span text:style-name="T31">que pasaron a estar </text:span>entre el 1700 y el 1000 antes de Jesucristo. <text:span text:style-name="T32">Todo el período </text:span>micénico <text:span text:style-name="T51">griego s</text:span>e alargó y se retrocedió unos 500 añ<text:span text:style-name="T63">ito</text:span>s en promedio. <text:span text:style-name="T35">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Lo mismo le paso a los Hititas. <text:span text:style-name="T45">S</text:span>e encontró evidencia arqueológica de que Ramsés 2do de la dinastía 19 <text:span text:style-name="T36">egipcia </text:span>luchó contra es<text:span text:style-name="T131">o</text:span>s tipos y TENGA que los Hititas <text:span text:style-name="T36">también</text:span> retrocedieron otros 500 añ<text:span text:style-name="T52">ito</text:span>s y se alargaron otro tanto. La cronología egipcia tenia que ser la correcta. <text:span text:style-name="T37">Y a pesar de que la enorme evidencia local en las secuencias de capas arqueológicas indica que la </text:span><text:soft-page-break/><text:span text:style-name="T37">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10">Estos errorcitos generaron lo que se conoce como <text:span text:style-name="T53">EDADES</text:span> <text:span text:style-name="T53">OSCURAS</text:span> de los griegos y <text:span text:style-name="T55">de </text:span>los asirios. Esos períodos en los que supuestamente <text:span text:style-name="T39">FALTA la</text:span> evidencia de que <text:span text:style-name="T57">siquiera</text:span> hallan <text:span text:style-name="T41">EXISTIDO !</text:span>. No es que dos capas arqueológicas <text:span text:style-name="T43">inmediatas, </text:span>seguidas, contiguas<text:span text:style-name="T42"> </text:span>en una asentamiento urbano de estas culturas <text:span text:style-name="T42">indiquen dos períodos</text:span> un<text:span text:style-name="T42">o</text:span> inmediatamente anterior al otr<text:span text:style-name="T42">o</text:span>. Noooooo, eso indicaría que la cronología egipcia <text:span text:style-name="T67">del campeón </text:span>esta equivocada. Lo que pasa es que, entre esas dos capas <text:span text:style-name="T64">seguidas, contiguas, inmediatas,</text:span> FALTA LA EVIDENCIA, de 500 añitos, que TIENEN que haber sucedido, porque <text:span text:style-name="T38">así</text:span> lo indica la cronología en la que basamos todas nuestras dataciones. <text:span text:style-name="T40">Absurdo ¿no?. Pero así estamos. Lo dice la enciclopedia.</text:span></text:p>
      <text:p text:style-name="P12">Basados en e<text:span text:style-name="T47">l</text:span> sincronismo <text:span text:style-name="T47">del campeón y las cuentas alegres de Manetón</text:span>, el <text:span text:style-name="T65">éxodo</text:span> tendría que haber sucedido <text:span text:style-name="T47">unas dinastías mas atrás de la 22, en la 19, </text:span>durante el reinado de <text:span text:style-name="T398">Ramsés</text:span> 2do, <text:span text:style-name="T46">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text:span><text:soft-page-break/><text:span text:style-name="T46">ahogó en el Mar Rojo no da para tanto, que el tipo ni siquiera se mojó, y que por eso tenemos la momia.</text:span></text:p>
      <text:p text:style-name="P13"><text:span text:style-name="T46">Por otro lado, b</text:span>asados en e<text:span text:style-name="T47">l</text:span> sincronismo <text:span text:style-name="T47">del campeón y las cuentas alegres de Manetón, </text:span>Jericó debería tener evidencia arqueológica de haber sido destruido durante <text:span text:style-name="T47">alguna de las capas </text:span>arqueológica<text:span text:style-name="T48">s</text:span> <text:span text:style-name="T47">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432">creen que </text:span><text:span text:style-name="T47">lo dice la biblia sino mucho antes y que cuando </text:span><text:span text:style-name="T432">creen que </text:span><text:span text:style-name="T47">llegó Josué ya no había nada que conquistar, ya todo estaba destruido.</text:span></text:p>
      <text:p text:style-name="P14">Es decir que se <text:span text:style-name="T60">usa</text:span> la fecha <text:span text:style-name="T61">bíblica</text:span> en que <text:span text:style-name="T59">Shishak saqueó Jerusalén para decir cual fue la fecha en que el tal Sheshonk disque </text:span>saque<text:span text:style-name="T58">ó</text:span> Jerusalén, <text:span text:style-name="T58">cosa que nunca hizo porque el tipo se metió fue al norte, </text:span>p<text:span text:style-name="T60">a</text:span>r<text:span text:style-name="T60">a</text:span> <text:span text:style-name="T60">luego decir que el éxodo de la biblia nunca sucedió por que en la dinastía calculada a partir de dicha fecha </text:span>NO se <text:span text:style-name="T60">encuentra evidencia arqueológica de ningún éxodo.</text:span> <text:span text:style-name="T60">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16">El error monumental de interpretación bíblica ha servido para negar la veracidad <text:span text:style-name="T61">bíblica.</text:span></text:p>
      <text:h text:style-name="Heading_20_3" text:outline-level="1"><text:bookmark-start text:name="__RefHeading___Toc28409_1627726659"/><text:soft-page-break/>Ur.<text:bookmark-end text:name="__RefHeading___Toc28409_1627726659"/></text:h>
      <text:p text:style-name="P33"><text:span text:style-name="T113">E</text:span>l asentamiento urbano de la neo-sumeria mesopotámica <text:span text:style-name="T113">conocido como Ur</text:span> <text:span text:style-name="T113">tiene una serie de características, consistentes con la Ur de los caldeos bíblica, </text:span><text:span text:style-name="T428">y que </text:span><text:span text:style-name="T427">indican que se trata de la misma ciudad. </text:span><text:span text:style-name="T428">L</text:span><text:span text:style-name="T113">a ciudad de la </text:span>cual salió el pap<text:span text:style-name="T76">á</text:span> de Abram, porque todavía no se llamaba Abraham, con <text:span text:style-name="T103">parte de </text:span>su familia, <text:span text:style-name="T113">porque Nacor se quedó:</text:span></text:p>
      <text:list text:style-name="L1">
        <text:list-item>
          <text:p text:style-name="P162">Está en Mesopotamia, la tierra regada por lo que Noé pensó que eran los ríos Tigris y <text:span text:style-name="T398">É</text:span>ufrates de antes de la inundación, </text:p>
        </text:list-item>
        <text:list-item>
          <text:p text:style-name="P162">Está cerca a Éridu, la babel de Nimrod.</text:p>
        </text:list-item>
        <text:list-item>
          <text:p text:style-name="P162">Está en la tierra de Shinar, la antigua Sumeria.</text:p>
        </text:list-item>
        <text:list-item>
          <text:p text:style-name="P163"><text:span text:style-name="T113">Era</text:span> <text:span text:style-name="T112">tierra de los Caldeos.</text:span></text:p>
        </text:list-item>
        <text:list-item>
          <text:p text:style-name="P164">Tiene el mismo nombre !</text:p>
        </text:list-item>
      </text:list>
      <text:p text:style-name="P34">En Ur se <text:span text:style-name="T68">ha encontrado evidencia arqueológica que nos detalla algunos de sus avances tecnológicos. </text:span></text:p>
      <text:p text:style-name="P34"><text:span text:style-name="T68">A</text:span> comienzos del siglo 19, <text:span text:style-name="T68">se encontró</text:span> un artefacto de madera, <text:span text:style-name="T68">conocido como “El Estandarte de Ur”,</text:span> en la tumba de lo que se cree fue un rey de la 3ra di<text:span text:style-name="T68">nastía de Ur. El artefacto es una caja de madera que muestra en dibujos algo de la cultura de Ur. En ella se observan animales tirando carros de madera en los que van montados hasta dos personas. </text:span></text:p>
      <text:p text:style-name="P18">Si el cuento de Noé es cierto, estos animales serían aquellos de los cuales se adaptaron buena parte de los equinos.</text:p>
      <text:p text:style-name="P17">Si la biblia es cierta <text:span text:style-name="T114">y Ur es Ur</text:span>, Abraham, cuando todavía se llamaba Abram, estuvo en Egipto con su gente <text:span text:style-name="T73">casi 25 años antes </text:span><text:soft-page-break/><text:span text:style-name="T73">de que naciera su hijo Isaac, incluso antes de la destrucción de Sodoma y Gomorra</text:span>. Es difícil imaginar que <text:span text:style-name="T74">a</text:span> su padre, que murió <text:span text:style-name="T115">antes de que Abram terminara el viaje a Egipto</text:span>, <text:span text:style-name="T74">cuando salió</text:span> <text:span text:style-name="T349">de </text:span>Ur <text:span text:style-name="T126">con Abram</text:span>, se le <text:span text:style-name="T72">OLVIDARA</text:span> echar sus cositas, <text:span text:style-name="T72">y su gente, en </text:span>carros <text:span text:style-name="T72">de los </text:span>que sabemos que tenía <text:span text:style-name="T69">la gente de Ur.</text:span></text:p>
      <text:p text:style-name="P19">Sin embargo la enciclopedia en linea y la gran mayoría de los egipt<text:span text:style-name="T75">ó</text:span>logos nos quieren hacer creer que los egipcios no se enteraron del uso de carros para la guerra o para transporte sino hasta que los descendientes de Abraham ya <text:span text:style-name="T433">se </text:span>habían <text:span text:style-name="T77">largado</text:span> de Egipto unos 500 añitos después de que Abraham había visitado Egipto en sus carros <text:span text:style-name="T70">traídos</text:span> de Ur.</text:p>
      <text:p text:style-name="P20">Que no. <text:span text:style-name="T116">Que Ur no es Ur. Q</text:span>ue como no encuentran por ahí <text:span text:style-name="T116">carros dibujaditos </text:span>entre las tumbas y momias, <text:span text:style-name="T80">que ellos interpretan como posteriores a la dinastía 15</text:span>, no sabían nada de carros. <text:span text:style-name="T132">Y eso que el glifo en forma de rueda se observa desde las primeras dinastías. NO, tienen que ver dibuja</text:span><text:span text:style-name="T445">d</text:span><text:span text:style-name="T132">i</text:span><text:span text:style-name="T445">t</text:span><text:span text:style-name="T132">o el carro completo sino no vale. </text:span>Que el faraón del éxodo no puede ser anterior a la dinastía 15 porque solo hasta ese momento se enteraron de que existían los carros. <text:span text:style-name="T82">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35">Pues que van a encontrar NADA! Si la inmensa mayoría de todos esos carros eran 100 por ciento BIODEGRADABLES! ¿No ven que eran de madera? Probablemente en tiempos del éxodo, <text:span text:style-name="T127">en el </text:span><text:soft-page-break/><text:span text:style-name="T127">1446 antes de Jesucristo,</text:span> <text:span text:style-name="T133">en la dinastía 13 de Egipto, </text:span>solo el faraón y su guardia personal tendrían carros con ruedas metálicas.</text:p>
      <text:p text:style-name="P21"><text:span text:style-name="T83">Pretenden</text:span> <text:span text:style-name="T83">hacernos creer que j</text:span>am<text:span text:style-name="T349">á</text:span>s, <text:span text:style-name="T70">durante </text:span>mas de mil años, los egipcios <text:span text:style-name="T83">t</text:span>u<text:span text:style-name="T83">v</text:span>ier<text:span text:style-name="T83">o</text:span>n contacto con la gente que vivió en Ur, <text:span text:style-name="T117">sea o no la de Abram,</text:span> <text:span text:style-name="T349">ni</text:span> <text:span text:style-name="T349">con</text:span> las culturas que le siguieron en la antigua Mesopotamia. <text:span text:style-name="T398">Noooooo</text:span>, ellos estuvieron completamente aislados, <text:span text:style-name="T78">y solitos, </text:span>y nunca se enteraron del carro <text:span text:style-name="T71">tirado por equinos</text:span>. <text:span text:style-name="T71">Que no, que carreta, que vagón, que no son caballos, cualquier cosa menos carro. Que fueron los tales Hicsos los que al fin llevaron el carro a Egipto en la 15. Eso es lo que se lee en la enciclopedia en linea. </text:span></text:p>
      <text:p text:style-name="P24">Y ¿Abraham?, o mejor dicho Abram. ¿Ese no andaba en carro? Y ¿Ur? ¿No era Ur? <text:span text:style-name="T128">En realidad n</text:span>o importa, porque la EVIDENCIA <text:span text:style-name="T398">ARQUEOLÓGICA</text:span>, esa que hay que interpretar en cualquier caso, esa con la que dan tanto mazo, indica lo contrario. Que desde tiempos de Abram, los egipcios ya <text:span text:style-name="T398">TENÍAN</text:span> que saber del carro. </text:p>
      <text:p text:style-name="P22">Obviamente no sería un formula Uno, sino formula Ur, esos de madera, de ruedas enterizas, <text:span text:style-name="T84">biodegradables, </text:span>de los que vemos <text:span text:style-name="T129">ahí </text:span>dibujaditos en El Estandarte de Ur, y que para no llamarlo carro, los expertos en cultura sumeria, le llaman que disque vagón, o carreta, o cualquier cosa menos carro.</text:p>
      <text:p text:style-name="P23"><text:span text:style-name="T79">Así que nada de carreta,</text:span> desde Ur ya se usaba EL CARRO para la guerra y para el transporte, <text:span text:style-name="T81">mil años antes que los descendientes de Abraham salieran de Egipto, el mismo Abram que viajo de Ur a Egipto, en CARROS de Ur, antes de la 3ra dinastía.</text:span></text:p>
      <text:h text:style-name="Heading_20_3" text:outline-level="1"><text:bookmark-start text:name="__RefHeading___Toc28411_1627726659"/><text:soft-page-break/>Sodoma y Gomorra.<text:bookmark-end text:name="__RefHeading___Toc28411_1627726659"/></text:h>
      <text:p text:style-name="P25">Sodoma y Gomorra son tan solo <text:span text:style-name="T85">las </text:span>dos <text:span text:style-name="T85">primeras</text:span> ciudades de la planicie del Jordán que la biblia afirma que fueron quemadas por <text:span text:style-name="T85">Dios con lluvia de </text:span>azufre ardiendo y que quedaron hechas cenizas.</text:p>
      <text:p text:style-name="P26">Lot salió de Sodoma para Zoar en el momento de la destrucción de Sodoma, pero Dios lo saca de las ciudades que va a destruir y finalmente termina donde Dios le había dicho que fuera en primer lugar: <text:span text:style-name="T350">en </text:span>el monte. Como las ciudades de la planicie habían sido destruidas por lluvia de azufre ardiendo y quedaron hechas cenizas, las hijas de Lot creen que no queda ningún varón en la tierra y deciden tener hijos con Lot.</text:p>
      <text:p text:style-name="P27">A lo largo de la costa occidental del Mar Muerto en Israel se encuentran <text:span text:style-name="T87">por lo menos 4</text:span> grandes zonas únicas en el planeta por su composición química y otras características físicas que las hacen distinguibles a simple vista de las formaciones geológicas a su alrededor. </text:p>
      <text:p text:style-name="P28">En ellas se observan grandes estructuras compuestas principalmente de sulfato de calcio y carbonato de calcio con formas geométricas <text:span text:style-name="T86">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2">Los argumentos y la evidencia que le permiten a este anfitrión afirmar que los restos de las ciudades de la planicie del Jordán, descritas en el libro del Génesis como destruidas por Jehová con <text:soft-page-break/>lluvia de azufre ardiendo, SON las estructuras que se observan en dichas zonas a lo largo del Mar Muerto son los siguientes:</text:p>
      <text:list text:style-name="L2">
        <text:list-item>
          <text:p text:style-name="P165">El mas de 1.5 millones de tumbas <text:span text:style-name="T409">que se calcula que se encuentran</text:span> en esta zona que ahora es completamente desértica y en la cual no habita nadie desde hace miles de años solo se explica si en un momento anterior hubo grandes urbes en dicha zona. <text:span text:style-name="T91">Esta evidencia es consistente con la narración bíblica.</text:span></text:p>
        </text:list-item>
        <text:list-item>
          <text:p text:style-name="P165">Las tumbas presentan evidencia consistente con una zona que en un momento era bastante fértil. Restos de numerosas clases de alimentos se encuentran en dichas tumbas. Esta evidencia es consistente con la narración <text:span text:style-name="T88">bíblica.</text:span></text:p>
        </text:list-item>
        <text:list-item>
          <text:p text:style-name="P165">Están en un lugar consistente con la narración bíblica: en lo que se denomina las planicies del Jordán.</text:p>
        </text:list-item>
        <text:list-item>
          <text:p text:style-name="P166">La reacción química <text:span text:style-name="T89">producto</text:span> de la interacción de carbonato de calcio, dióxido de azufre, y oxígeno, <text:span text:style-name="T89">es</text:span> la formación de sulfato de calcio y dióxido de carbono. <text:span text:style-name="T89">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67">Las estructuras <text:span text:style-name="T90">están penetradas por</text:span> millones de <text:span text:style-name="T90">dichas </text:span>capsulas de azufre con diferentes <text:span text:style-name="T90">diámetros. Las capsulas de azufre están</text:span> incrustadas en medio <text:span text:style-name="T90">de las delgadas </text:span>capas delgadas de carbonato de calcio y sulfato de calcio <text:span text:style-name="T90">que </text:span><text:soft-page-break/><text:span text:style-name="T90">componen las estructuras</text:span>. Esto es perfectamente consistente con la narración bíblica que nos dice que las ciudades fueron destruidas por una lluvia de azufre ardiendo.</text:p>
        </text:list-item>
        <text:list-item>
          <text:p text:style-name="P167">La pureza del azufre de dichas capsulas es del 98% en promedio. Único en el planeta. El azufre encontrado en zonas geotérmicas no supera el 45%.</text:p>
        </text:list-item>
        <text:list-item>
          <text:p text:style-name="P168">La descripción bíblica de que las ciudades quedaron hechas ceniza es perfectamente consistente con las estructuras observadas. Las superficies de las delgadas capas que componen las estructuras de la zona se deshacen al <text:span text:style-name="T92">tocarlas</text:span>.</text:p>
        </text:list-item>
        <text:list-item>
          <text:p text:style-name="P168">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69">Las formas geométricas de las estructuras son<text:span text:style-name="T86"> consistentes con lo que serían los restos de murallas, puertas, ventanas, zigurats, esfinges y construcciones originalmente hechas de piedra caliza.</text:span></text:p>
        </text:list-item>
        <text:list-item>
          <text:p text:style-name="P170">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29"><text:soft-page-break/>Mejor dicho: blanco es gallina lo pone, frito y con pan se come. Son demasiadas coincidencias, <text:span text:style-name="T407">esas que tienen efecto exponencial cuando se acumulan</text:span>. Y si se pretende descartar toda la evidencia diciendo que la narración bíblica esta montada con base en estructuras preexistentes, aún se tendrían que explicar <text:span text:style-name="T409">la cantidad de </text:span>tumbas <text:span text:style-name="T409">encontradas en </text:span>la zona y su contenido.</text:p>
      <text:p text:style-name="P32"><text:span text:style-name="T99">Ver la evidencia h</text:span>oy día es <text:span text:style-name="T399">tan</text:span> fácil como entrar a la famosa página de mapas del popular portal de búsquedas y meter las coordenadas 31 18 30.03N, 35 22 20.69E y <text:span text:style-name="T101">arrastrar</text:span> <text:span text:style-name="T99">la herramienta d</text:span>el muñeco <text:span text:style-name="T99">amarillo para poner el punto verde encima de los circulitos azules y </text:span>ver fotos <text:span text:style-name="T100">panorámicas en 360 grados, de alta calidad, </text:span>de lo que alguna vez fue Gomorra.</text:p>
      <text:h text:style-name="Heading_20_3" text:outline-level="1"><text:bookmark-start text:name="__RefHeading___Toc28413_1627726659"/><text:span text:style-name="T93">Imhotep</text:span>.<text:bookmark-end text:name="__RefHeading___Toc28413_1627726659"/></text:h>
      <text:p text:style-name="P30">Los sincronismos, esas relaciones que <text:span text:style-name="T410">establecen</text:sp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os diferentes. <text:span text:style-name="T97">De esta manera se </text:span>arma <text:span text:style-name="T97">la</text:span> escalera cronológica global de lo que sucedió en el pasado.</text:p>
      <text:p text:style-name="P130">Debido a los grandes problemas con las cuentas alegres de Manetón, con el <text:span text:style-name="T403">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5"><text:soft-page-break/><text:span text:style-name="T94">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94">“TODO</text:span></text:span><text:span text:style-name="Bible_5f_text"> el mundo está puesto en maldad</text:span><text:span text:style-name="Bible_5f_text"><text:span text:style-name="T95">” </text:span></text:span><text:span text:style-name="Bible_5f_text"><text:span text:style-name="T95"><text:note text:id="ftn3" text:note-class="footnote"><text:note-citation>3</text:note-citation><text:note-body><text:p text:style-name="Footnote"><text:bookmark-start text:name="__RefHeading___Toc38317_1836810514"/><text:s/><text:alphabetical-index-mark-start text:id="IMark105145985887152"/><text:span text:style-name="T98">1 Juan 5</text:span><text:alphabetical-index-mark-end text:id="IMark105145985887152"/><text:span text:style-name="T98">:19 </text:span><text:a xlink:type="simple" xlink:href="https://www.biblegateway.com/passage/?search=1+Juan+5&amp;version=RVA" text:style-name="Internet_20_link" text:visited-style-name="Visited_20_Internet_20_Link"><text:span text:style-name="T98">RVA</text:span></text:a><text:bookmark-end text:name="__RefHeading___Toc38317_1836810514"/></text:p></text:note-body></text:note></text:span></text:span><text:span text:style-name="T95">.</text:span></text:p>
      <text:p text:style-name="P126">A continuación se <text:span text:style-name="T96">sustenta</text:span> el sincronismo de que: el Imhotep, de lo que se conoce como la 3ra dinastía egipcia, es el mismo José del libro bíblico del Génesis, el hijo de Jacob.</text:p>
      <text:p text:style-name="P126">Para esto se tiene en cuenta el errorcito del <text:span text:style-name="T399">campeón</text:span>, las cuentas alegres de Manetón, <text:span text:style-name="T350">y fundamentalmente </text:span>la columna cronológica de la biblia que se present<text:span text:style-name="T102">ó</text:span> anteriormente.</text:p>
      <text:list text:style-name="L3">
        <text:list-item>
          <text:p text:style-name="P171">Imhotep aparece de repente en el reinado de<text:span text:style-name="T109">l faraón</text:span> <text:span text:style-name="T109">Zoser, lo mismo que el Jose de la biblia.</text:span></text:p>
        </text:list-item>
        <text:list-item>
          <text:p text:style-name="P172">Imhotep era primero <text:span text:style-name="T105">después</text:span> del faraón, <text:span text:style-name="T105">lo mismo que el Jose de la biblia.</text:span></text:p>
        </text:list-item>
        <text:list-item>
          <text:p text:style-name="P173">Imhotep <text:span text:style-name="T105">interpreta un sueño del faraón</text:span> <text:span text:style-name="T105">respecto a una futura hambruna de 7 años</text:span>, <text:span text:style-name="T105">lo mismo que el Jose de la biblia.</text:span></text:p>
        </text:list-item>
        <text:list-item>
          <text:p text:style-name="P174">Imhotep no era de sangre real<text:span text:style-name="T104">, </text:span>lo mismo que el Jose de la biblia.</text:p>
        </text:list-item>
        <text:list-item>
          <text:p text:style-name="P174">Imhotep salva a Egipto de la hambruna <text:span text:style-name="T121">de 7 años </text:span>construyendo <text:span text:style-name="T122">almacenes</text:span> de grano<text:span text:style-name="T104">, </text:span>lo mismo que el Jose de la biblia.</text:p>
        </text:list-item>
        <text:list-item>
          <text:p text:style-name="P175">Imhotep <text:span text:style-name="T106">fue reconocido como alguien cercano a Dios, </text:span>lo mismo que el Jose de la biblia.</text:p>
        </text:list-item>
        <text:list-item>
          <text:p text:style-name="P176"><text:soft-page-break/>Imhotep impuso un impuesto a los habitantes de <text:span text:style-name="T110">Egipto, lo mismo que el Jose de la biblia.</text:span></text:p>
        </text:list-item>
        <text:list-item>
          <text:p text:style-name="P178">El faraón de Imhotep posterior a la hambruna se volvió muy poderoso<text:span text:style-name="T104">, lo mismo que el faraón del Jose de la biblia.</text:span></text:p>
        </text:list-item>
        <text:list-item>
          <text:p text:style-name="P176">El cadáver de Imhotep no está en su tumba de Egipto<text:span text:style-name="T104">, lo mismo que el cadáver del Jose de la biblia.</text:span></text:p>
        </text:list-item>
        <text:list-item>
          <text:p text:style-name="P176">La historia de Imhotep se volvió famosa al punto que algunos la volvieron mítica<text:span text:style-name="T104">, lo mismo que la historia del Jose de la biblia.</text:span></text:p>
        </text:list-item>
        <text:list-item>
          <text:p text:style-name="P177">Imhotep es famoso por rehusarse a usar magia en tratamientos médicos, <text:span text:style-name="T104">lo mismo que se esperaría de</text:span>l Jose de la biblia.</text:p>
        </text:list-item>
        <text:list-item>
          <text:p text:style-name="P178">El que Imhotep fuera el primero en construir una pirámide <text:span text:style-name="T111">parecida a</text:span> un zigurat es consistente con la narración bíblica. <text:span text:style-name="T108">En la biblia, Abraham y Jacob tendrían conocimiento acerca de los zigurats en Mesopotamia.</text:span></text:p>
        </text:list-item>
        <text:list-item>
          <text:p text:style-name="P178">El que los faraones posteriores a la hambruna de Imhotep se volviera<text:span text:style-name="T107">n</text:span> tan poderosos es consistente con la historia bíblica. En la biblia los habitantes terminan vendiéndose como esclavos del faraón para poder comer.</text:p>
        </text:list-item>
      </text:list>
      <text:p text:style-name="P36"><text:span text:style-name="T123">El</text:span> principal <text:span text:style-name="T118">argumento</text:span> para no aceptar el sincronismo, de que Imhotep es <text:span text:style-name="T124">el </text:span>Jose <text:span text:style-name="T124">bíblico, </text:span>ha sido que la fecha para Imhotep en la cronología egipcia, basada en el errorcito de que Shishak es Sheshonk, no se corresponde con la fecha bíblica para Jose. <text:span text:style-name="T118">Si Shishak no es Sheshonk y </text:span>el <text:span text:style-name="T118">campeón se equivocó, dicho argumento queda </text:span>sin sustentación.</text:p>
      <text:p text:style-name="P37"><text:soft-page-break/>Puesto que este sincronismo, de que Imhotep es Jose, no es nuevo, <text:span text:style-name="T119">se han planteado</text:span> <text:span text:style-name="T118">argumentos</text:span> basad<text:span text:style-name="T118">o</text:span>s en el mito de Imhotep: que tenia <text:span text:style-name="T119">conocimientos inalcanzables para Jose</text:span>, que era <text:span text:style-name="T119">el representante </text:span>de dioses egipcios, <text:span text:style-name="T125">y que esto es incompatible con un hebreo creyente en el Dios de Abraham</text:span>, que <text:span text:style-name="T125">Imhotep </text:span>era un dios <text:span text:style-name="T125">no un hombre</text:span>, que logró cosas que uno no esperaría de <text:span text:style-name="T119">Jose</text:span>. </text:p>
      <text:p text:style-name="P37">Lo cierto es que si los mismos egipcios mitificaron a Imhotep hasta el punto de volverlo un semi-dios, <text:span text:style-name="T118">todos los supuestos datos egipcios de Imhotep que no estén sustentados de diferentes fuentes tampoco son muy confiables.</text:span></text:p>
      <text:p text:style-name="P38">Las coincidencias mencionadas entre Imhotep y la narración bíblica son de aceptación generalizada en la academia es por eso que el argumento <text:span text:style-name="T411">en contra del sincronismo </text:span>era la <text:span text:style-name="T120">discrepancia temporal</text:span>. Si temporalmente es factible el sincronismo, es muy difícil negar que Imhotep es Jose.</text:p>
      <text:h text:style-name="Heading_20_3" text:outline-level="1"><text:bookmark-start text:name="__RefHeading___Toc28415_1627726659"/>Nuweiba.<text:bookmark-end text:name="__RefHeading___Toc28415_1627726659"/></text:h>
      <text:p text:style-name="P44"><text:span text:style-name="T134">A menos que se quiera explicar la frase bíblica del </text:span><text:alphabetical-index-mark-start text:id="IMark105146018970240"/><text:span text:style-name="T134">Éxodo 14</text:span><text:alphabetical-index-mark-end text:id="IMark105146018970240"/><text:span text:style-name="T134"> que nos dice que </text:span><text:span text:style-name="Bible_5f_text"><text:span text:style-name="T134">“</text:span></text:span><text:span text:style-name="Bible_5f_text">los hijos de Israel entraron por medio de la mar en </text:span><text:span text:style-name="Bible_5f_text"><text:span text:style-name="T134">SECO</text:span></text:span><text:span text:style-name="Bible_5f_text">, teniendo las aguas como </text:span><text:span text:style-name="Bible_5f_text"><text:span text:style-name="T134">MURO</text:span></text:span><text:span text:style-name="Bible_5f_text"> á su diestra y á su siniestra</text:span><text:span text:style-name="Bible_5f_text"><text:span text:style-name="T134">” </text:span></text:span><text:span text:style-name="Bible_5f_text"><text:span text:style-name="T134"><text:note text:id="ftn4" text:note-class="footnote"><text:note-citation>4</text:note-citation><text:note-body><text:p text:style-name="Footnote"><text:bookmark-start text:name="__RefHeading___Toc38315_1836810514"/><text:s/><text:alphabetical-index-mark-start text:id="IMark105146018970608"/><text:span text:style-name="T134">Éxodo 14</text:span><text:alphabetical-index-mark-end text:id="IMark105146018970608"/><text:span text:style-name="T134">:22 </text:span><text:a xlink:type="simple" xlink:href="https://www.biblegateway.com/passage/?search=Exodo+14%3A22&amp;version=RVA" text:style-name="Internet_20_link" text:visited-style-name="Visited_20_Internet_20_Link"><text:span text:style-name="T134">RVA</text:span></text:a><text:bookmark-end text:name="__RefHeading___Toc38315_1836810514"/></text:p></text:note-body></text:note></text:span></text:span><text:span text:style-name="T13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ext:span><text:soft-page-break/><text:span text:style-name="T134">TODOS los sistemas biológicos del planeta, para separar esas aguas en MUROS, es relativamente fácil aceptar cual tiene que ser el sincronismo del lugar bíblico donde sucedió el cruce del mal llamado Mar Rojo.</text:span></text:p>
      <text:p text:style-name="P40">El cruce del <text:span text:style-name="T137">M</text:span>ar <text:span text:style-name="T137">R</text:span>ojo sucedió <text:span text:style-name="T136">casi en la mitad</text:span> <text:span text:style-name="T136">d</text:span>el <text:span text:style-name="T135">golfo de Aqaba en lo que ahora se conoce como Nuweiba.</text:span></text:p>
      <text:p text:style-name="P42">Las razones lógicas y la evidencia que le <text:span text:style-name="T17">permiten a este anfitrión afirmar </text:span>el sincronismo son:</text:p>
      <text:list text:style-name="L4">
        <text:list-item>
          <text:p text:style-name="P179">Nuweiba queda <text:span text:style-name="T351">FUERA</text:span> de lo que era Egipto, <text:span text:style-name="T141">aunque en zona controlada militarmente por egipcios,</text:span> y la biblia nos dice que los Israelitas habían <text:span text:style-name="T351">SALIDO</text:span> de Egipto <text:span text:style-name="T140">ANTES de cruzar el Mar Rojo</text:span>.</text:p>
        </text:list-item>
        <text:list-item>
          <text:p text:style-name="P179">Al norte de la península donde esta Nuweiba hay un desierto y la biblia nos dice que el faraón los creyó encerrados por el desierto y decidió salir a perseguirlos.</text:p>
        </text:list-item>
        <text:list-item>
          <text:p text:style-name="P179"><text:span text:style-name="T142">El</text:span> desierto <text:span text:style-name="T142">al norte de la península </text:span>era tierra de filisteos y la biblia nos dice que <text:span text:style-name="T399">Dios</text:span> no los llevó por la tierra de los filisteos sino que los dirigió a un lugar llamado Pi-Hahirot.</text:p>
        </text:list-item>
        <text:list-item>
          <text:p text:style-name="P179">Pi-Hahirot se puede traducir como “boca de cañón” y Nuweiba queda enfrente de una boca de cañón montañoso.</text:p>
        </text:list-item>
        <text:list-item>
          <text:p text:style-name="P179">La biblia dice que Pi-Hahirot queda e<text:span text:style-name="T138">n</text:span>tre Migdol y otro lugar. Migdol se puede traducir como “torre fortificada”, y al norte de Nuweiba hay evidencia de que alguna vez hubo allí una torre militar de los egipcios.</text:p>
        </text:list-item>
        <text:list-item>
          <text:p text:style-name="P180">Hasta el siglo pasado, había en lado y lado del punto de cruce en Nuweiba, dos grandes pilares en piedra con evidencia que indica que eran del tiempo de Salomón. </text:p>
        </text:list-item>
        <text:list-item>
          <text:p text:style-name="P180"><text:soft-page-break/>Hay testigos oculares y fotografías del pilar en el costado oriental, en Arabia Saudita, con evidencia de palabras en varios idiomas tales como: faraón, Egipto, moisés, muerte, agua, YHWH, Salomón y <text:span text:style-name="T399">Edom.</text:span></text:p>
        </text:list-item>
        <text:list-item>
          <text:p text:style-name="P181">El pilar del costado occidental se puede observar aún hoy día en el año 2021.</text:p>
        </text:list-item>
        <text:list-item>
          <text:p text:style-name="P180">El nombre completo de Nuweiba era Nuweiba-al-Muzayyinah que se puede traducir como “las aguas de Moisés se abren”.</text:p>
        </text:list-item>
        <text:list-item>
          <text:p text:style-name="P182">Este sincronismo es consistente con el sincronismo de que el Monte Sinaí bíblico es el lugar conocido <text:span text:style-name="T139">hoy día </text:span>como <text:span text:style-name="T145">Jabal-Maqla</text:span> en Arabia Saudita. <text:span text:style-name="T151">Es decir que las coincidencias de ambos </text:span>sincronismo<text:span text:style-name="T152">s</text:span> <text:span text:style-name="T151">se refuerzan mutuamente.</text:span></text:p>
        </text:list-item>
      </text:list>
      <text:h text:style-name="P159" text:outline-level="1"><text:bookmark-start text:name="__RefHeading___Toc28417_1627726659"/>Jabal-<text:span text:style-name="T145">Maqla</text:span>.<text:bookmark-end text:name="__RefHeading___Toc28417_1627726659"/></text:h>
      <text:p text:style-name="P131">Según la <text:span text:style-name="T403">biblia</text:span>, en el monte Sinaí o Horeb sucedió algo realmente espectacular. </text:p>
      <text:p text:style-name="P127"><text:span text:style-name="T143">Dice en </text:span><text:alphabetical-index-mark-start text:id="IMark105146013657024"/><text:span text:style-name="T143">Éxodo 19</text:span><text:alphabetical-index-mark-end text:id="IMark105146013657024"/><text:span text:style-name="T143"> que: </text:span><text:span text:style-name="Bible_5f_text"><text:span text:style-name="T14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144">FUEGO</text:span></text:span><text:span text:style-name="Bible_5f_text">: y el humo de él subía como el humo de un </text:span><text:span text:style-name="Bible_5f_text"><text:span text:style-name="T144">HORNO</text:span></text:span><text:span text:style-name="Bible_5f_text">, y </text:span><text:span text:style-name="Bible_5f_text"><text:span text:style-name="T144">TODO</text:span></text:span><text:span text:style-name="Bible_5f_text"> el monte se </text:span><text:span text:style-name="Bible_5f_text"><text:span text:style-name="T144">ESTREMECIÓ</text:span></text:span><text:span text:style-name="Bible_5f_text"> en </text:span><text:soft-page-break/><text:span text:style-name="Bible_5f_text">gran manera. Y el sonido de la bocina iba esforzándose en extremo</text:span><text:span text:style-name="Bible_5f_text"><text:span text:style-name="T143">” </text:span></text:span><text:span text:style-name="Bible_5f_text"><text:span text:style-name="T143"><text:note text:id="ftn5" text:note-class="footnote"><text:note-citation>5</text:note-citation><text:note-body><text:p text:style-name="Footnote"><text:bookmark-start text:name="__RefHeading___Toc38313_1836810514"/><text:s/><text:alphabetical-index-mark-start text:id="IMark105146023322512"/><text:span text:style-name="T143">Éxodo 19</text:span><text:alphabetical-index-mark-end text:id="IMark105146023322512"/><text:span text:style-name="T143">:16-19 </text:span><text:a xlink:type="simple" xlink:href="https://www.biblegateway.com/passage/?search=Exodo+19%3A16-19&amp;version=RVA" text:style-name="Internet_20_link" text:visited-style-name="Visited_20_Internet_20_Link"><text:span text:style-name="T143">RVA</text:span></text:a><text:bookmark-end text:name="__RefHeading___Toc38313_1836810514"/></text:p></text:note-body></text:note></text:span></text:span><text:span text:style-name="T143">. </text:span></text:p>
      <text:p text:style-name="P127"><text:span text:style-name="T143">Luego YHWH empieza a enunciar, con voz de trueno, todos los mandamientos, pero llega un momento en que dice </text:span><text:alphabetical-index-mark-start text:id="IMark105146011543216"/><text:span text:style-name="T143">Éxodo 20</text:span><text:alphabetical-index-mark-end text:id="IMark105146011543216"/><text:span text:style-name="T143"> que: </text:span><text:span text:style-name="Bible_5f_text"><text:span text:style-name="T143">“</text:span></text:span><text:bookmark text:name="es-RVA-2070"/><text:span text:style-name="Bible_5f_text">Todo el pueblo consideraba las </text:span><text:span text:style-name="Bible_5f_text"><text:span text:style-name="T144">VOCES</text:span></text:span><text:span text:style-name="Bible_5f_text">, y las </text:span><text:span text:style-name="Bible_5f_text"><text:span text:style-name="T144">LLAMAS</text:span></text:span><text:span text:style-name="Bible_5f_text">, y el sonido de la bocina, y el monte que humeaba: y viéndolo el pueblo, </text:span><text:span text:style-name="Bible_5f_text"><text:span text:style-name="T144">TEMBLARON</text:span></text:span><text:span text:style-name="Bible_5f_text">, y pusiéronse de lejos. Y dijeron á Moisés: Habla tú con nosotros, que nosotros oiremos; mas no hable Dios con nosotros, porque no </text:span><text:span text:style-name="Bible_5f_text"><text:span text:style-name="T144">MURAMOS</text:span></text:span><text:span text:style-name="Bible_5f_text">” </text:span><text:span text:style-name="Bible_5f_text"><text:note text:id="ftn6" text:note-class="footnote"><text:note-citation>6</text:note-citation><text:note-body><text:p text:style-name="Footnote"><text:bookmark-start text:name="__RefHeading___Toc38311_1836810514"/><text:s/><text:alphabetical-index-mark-start text:id="IMark105146022746880"/><text:span text:style-name="T143">Éxodo 20</text:span><text:alphabetical-index-mark-end text:id="IMark105146022746880"/><text:span text:style-name="T143">:18-19 </text:span><text:a xlink:type="simple" xlink:href="https://www.biblegateway.com/passage/?search=Exodo+20%3A18-19&amp;version=RVA" text:style-name="Internet_20_link" text:visited-style-name="Visited_20_Internet_20_Link"><text:span text:style-name="T143">RVA</text:span></text:a><text:bookmark-end text:name="__RefHeading___Toc38311_1836810514"/></text:p></text:note-body></text:note></text:span>.</text:p>
      <text:p text:style-name="P41">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352">FÁCIL</text:span> de aceptar cual tiene que ser el sincronismo del lugar bíblico donde está el monte Sinaí <text:span text:style-name="T146">o monte Horeb bíblico</text:span>.</text:p>
      <text:p text:style-name="P45">Para los propósitos de esta presentación los dos picos contiguos que presentan características similares se les denominara por el nombre bíblico Horeb.</text:p>
      <text:p text:style-name="P128">El monte Sinaí o Horeb bíblico es la montaña <text:span text:style-name="T352">en Arabia Saudita </text:span>conocida como Jabal-al-Lawz <text:span text:style-name="T145">o Jabal-Maqla.</text:span></text:p>
      <text:p text:style-name="P43">Las razones lógicas y la evidencia que le <text:span text:style-name="T17">permiten a este anfitrión afirmar </text:span>el sincronismo son:</text:p>
      <text:list text:style-name="L5">
        <text:list-item>
          <text:p text:style-name="P183"><text:span text:style-name="T155">Jabal-Maqla e</text:span>stá en la zona que aún hoy día se conoce como Madián. Esto es consistente con la narración bíblica <text:soft-page-break/>que nos dice que Moisés vivía en Madián, como esposo de una hija de un líder de la zona, cuando ve la zarza ardiendo en un monte llamado Horeb, MISMO monte al que después trae a todo el pueblo de Israel.</text:p>
        </text:list-item>
        <text:list-item>
          <text:p text:style-name="P184">La zona presenta dos picos montañosos que a simple vista se observan de un color casi negro consistente con la narración bíblica de que el pico de Horeb fue quemado <text:span text:style-name="T412">por fuego cuando YHWH dictó los mandamientos con voz de trueno</text:span>.</text:p>
        </text:list-item>
        <text:list-item>
          <text:p text:style-name="P185">El nombre Jabal-Maqla se puede traducir como “montaña quemada”, <text:span text:style-name="T399">consistente con la narración bíblica.</text:span></text:p>
        </text:list-item>
        <text:list-item>
          <text:p text:style-name="P186">Las rocas de granito que componen la cúpula de <text:span text:style-name="T155">Jabal-Maqla </text:span>parecen quemadas por el lado de la superficie, presentando un color casi negro. <text:span text:style-name="T353">Y</text:span> no parecen quemadas ni en su interior ni por el lado interno, presentando <text:span text:style-name="T146">un </text:span>color típico del granito: <text:span text:style-name="T147">amarillezco</text:span> claro.</text:p>
        </text:list-item>
        <text:list-item>
          <text:p text:style-name="P187">En la zona de <text:span text:style-name="T155">Jabal-Maqla </text:span>hay restos de lo que parece un altar construido con piedras sin tallar. <text:span text:style-name="T353">Esto </text:span>consistente con la narración bíblica que nos dice que <text:span text:style-name="T399">Moisés</text:span> construyo un altar <text:span text:style-name="T149">con </text:span>piedras sin tallar.</text:p>
        </text:list-item>
        <text:list-item>
          <text:p text:style-name="P187">En la zona de <text:span text:style-name="T155">Jabal-Maqla </text:span>hay varios lugares con inscripciones que no son típicos de la zona, incluyendo dibujos típicamente hebreos como toros y menorás.</text:p>
        </text:list-item>
        <text:list-item>
          <text:p text:style-name="P187">Un <text:span text:style-name="T154">arreglo de grandes</text:span> roca<text:span text:style-name="T154">s</text:span> en particular, en la base de <text:span text:style-name="T155">Jabal-Maqla, </text:span>y en medio de una gran planicie, presenta gran cantidad de toros dibujados. <text:span text:style-name="T353">Esto </text:span>es consistente con la narración bíblica que nos habla que los hijos de Israel <text:soft-page-break/>construyeron un <text:span text:style-name="T148">becerro </text:span>de oro para adorarlo en la base de la montaña donde estaban acampando.</text:p>
        </text:list-item>
        <text:list-item>
          <text:p text:style-name="P187"><text:span text:style-name="T155">L</text:span>a zona <text:span text:style-name="T155">de acceso a Jabal-Maqla </text:span>esta enrejada y con paso restringido por el gobierno de Arabia Saudita y es considerada lugar arqueológico.</text:p>
        </text:list-item>
        <text:list-item>
          <text:p text:style-name="P187"><text:span text:style-name="T154">El arreglo de grandes</text:span> roca<text:span text:style-name="T154">s</text:span> con dibujos de toros, que está en la base de <text:span text:style-name="T155">Jabal-Maqla </text:span>y en medio de la planicie, también está enrejada, con paso restringido por el gobierno de Arabia Saudita, y es considerada lugar arqueológico.</text:p>
        </text:list-item>
        <text:list-item>
          <text:p text:style-name="P188">Al nor-occidente de Jabal-Maqla hay una gran roca partida en dos en lo que parecen restos de una fuente de agua que corría desde la roca. <text:span text:style-name="T353">Esto es</text:span> consistente con la narración bíblica de que Dios usó a Moisés para hacer salir agua de una roca en Horeb.</text:p>
        </text:list-item>
        <text:list-item>
          <text:p text:style-name="P189"><text:span text:style-name="T155">A media altura de Jabal-Maqla </text:span>hay una caverna. <text:span text:style-name="T353">Esto es</text:span> consistente con la <text:span text:style-name="T149">narración</text:span> bíblica que nos dice que, muchos años después de <text:span text:style-name="T149">Moisés</text:span>, el profeta <text:span text:style-name="T149">Elías</text:span> estuvo en <text:span text:style-name="T149">el monte </text:span>Horeb en una caverna.</text:p>
        </text:list-item>
        <text:list-item>
          <text:p text:style-name="P189">A media altura de <text:span text:style-name="T155">Jabal-Maqla </text:span>hay un pequeño plano. <text:span text:style-name="T353">Esto es</text:span> consistente con la narración bíblica que nos habla de que <text:span text:style-name="T149">Moisés subió con 70 ancianos de Israel hasta cierto punto y luego los dejó ahí esperando, junto con Aarón y Hur, mientras el terminaba de subir el monte con Josué.</text:span></text:p>
        </text:list-item>
        <text:list-item>
          <text:p text:style-name="P190">Cerca, a lo que sería el altar que construyó <text:span text:style-name="T149">Moisés</text:span> en la base de Horeb, hay restos de columnas de mármol formando un circulo. Esto es consistente con los <text:span text:style-name="T413">testigos</text:span> de que Salomón también construyó una pequeña cúpula conmemorativa en el monte Horeb.</text:p>
        </text:list-item>
        <text:list-item>
          <text:p text:style-name="P190"><text:soft-page-break/>Los beduinos locales identifican <text:span text:style-name="T156">a</text:span> la montaña como Jabal-Musa que se puede traducir como la “montaña de Moisés”.</text:p>
        </text:list-item>
        <text:list-item>
          <text:p text:style-name="P191">Se han encontrado en la zona utensilios de cerámica <text:span text:style-name="T353">posiblemente hebrea</text:span>. <text:span text:style-name="T353">Esto es </text:span>consistente con el paso de los Israelitas por la zona.</text:p>
        </text:list-item>
        <text:list-item>
          <text:p text:style-name="P192"><text:span text:style-name="T150">Este sincronismo es </text:span>consistente con <text:span text:style-name="T150">el sincronismo de que el</text:span> cruce del Mar Rojo <text:span text:style-name="T150">fue </text:span>en Nuweiba. <text:span text:style-name="T151">Es decir que ambos sincronismos se refuerzan mutuamente.</text:span></text:p>
        </text:list-item>
        <text:list-item>
          <text:p text:style-name="P193">En una posible ruta de Nuweiba a Jabal-Maqla <text:span text:style-name="T153">hay un lugar con palmeras y 12 pozos. Esta evidencia es consistente con la descripción bíblica de Elim. Las coordenadas de dicho lugar son 28 34 09.90N, 34 49 58.97E.</text:span></text:p>
        </text:list-item>
      </text:list>
      <text:h text:style-name="Heading_20_3" text:outline-level="1"><text:bookmark-start text:name="__RefHeading___Toc30346_2573619770"/><text:span text:style-name="T158">Sincronizando Egipto</text:span>.<text:bookmark-end text:name="__RefHeading___Toc30346_2573619770"/></text:h>
      <text:p text:style-name="P48">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48">En realidad el monumental error implica establecer <text:span text:style-name="T161">correspondencias cronológicas</text:span> que <text:span text:style-name="T413">SÍ establezcan una coherencia </text:span>adecuada <text:span text:style-name="T160">entre</text:span> l<text:span text:style-name="T160">a evidencia Egipcia</text:span> <text:span text:style-name="T160">y</text:span> el resto de la evidencia histórica, <text:span text:style-name="T164">incluyendo la bíblica y la arqueológica.</text:span></text:p>
      <text:p text:style-name="P129">Actualmente <text:span text:style-name="T167">un creciente numero de</text:span> egiptólogos acepta que se debe hacer una revisión de la cronología egipcia, <text:span text:style-name="T166">aunque no todos aceptan que son 500 añitos de desfase</text:span>. </text:p>
      <text:p text:style-name="P129"><text:soft-page-break/>Es por esto que <text:span text:style-name="T165">se han presentado </text:span>más de 6 propuestas diferentes de como se debe hacer dicha revisión. <text:span text:style-name="T168">Ahora parece que cada egiptólogo revisionista tiene su propia idea de como se debe hacer dicha revisión.</text:span></text:p>
      <text:p text:style-name="P48"><text:span text:style-name="T159">Su</text:span> anfitrión <text:span text:style-name="T159">en esta presentación</text:span>, <text:span text:style-name="T159">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6">
        <text:list-item>
          <text:p text:style-name="P194">La dinastía 18 corresponde a los tiempos de David, Salomón y Roboam.</text:p>
        </text:list-item>
        <text:list-item>
          <text:p text:style-name="P195">La dinastía 13 corresponde a los tiempos del éxodo.</text:p>
        </text:list-item>
        <text:list-item>
          <text:p text:style-name="P195">La 3ra dinastía corresponde a los tiempos de José hijo de Isaac.</text:p>
        </text:list-item>
        <text:list-item>
          <text:p text:style-name="P195">La 1ra dinastía corresponde a los tiempos de Abraham.</text:p>
        </text:list-item>
      </text:list>
      <text:p text:style-name="P49">Y más específicamente:</text:p>
      <text:list text:style-name="L7">
        <text:list-item>
          <text:p text:style-name="P197">Tutmosis 1ro corresponde a los tiempos de David.</text:p>
        </text:list-item>
        <text:list-item>
          <text:p text:style-name="P197">Hatshepsut corresponde a los tiempos de Salomón.</text:p>
        </text:list-item>
        <text:list-item>
          <text:p text:style-name="P197">Tutmosis 3ro corresponde a los tiempos de Roboam.</text:p>
        </text:list-item>
        <text:list-item>
          <text:p text:style-name="P197">Neferhotep 1ro se corresponde a los tiempos del éxodo.</text:p>
        </text:list-item>
        <text:list-item>
          <text:p text:style-name="P197">Zoser corresponde a los tiempos de José hijo de Isaac.</text:p>
        </text:list-item>
        <text:list-item>
          <text:p text:style-name="P197">Menes corresponde a los tiempos Abraham.</text:p>
        </text:list-item>
      </text:list>
      <text:p text:style-name="P51">Las razones lógicas y la evidencia que sustentan estas correspondencias son las siguientes:</text:p>
      <text:list text:style-name="L8">
        <text:list-item>
          <text:p text:style-name="P200"><text:soft-page-break/>Si el autor de Cantar de los Cantares es Salomón, <text:span text:style-name="T354">entonces </text:span>la literatura poética y los himnos del tiempo de Hatshepsut, <text:span text:style-name="T354">de la dinastía 18,</text:span> tiene que ser simultáneos o posteriores porque la similitud es demasiada. <text:span text:style-name="T354">La </text:span>Hatshepsut <text:span text:style-name="T355">de la 18 debe ser simultanea o posterior a Salomón.</text:span></text:p>
        </text:list-item>
        <text:list-item>
          <text:p text:style-name="P200">Si el autor del <text:alphabetical-index-mark-start text:id="IMark105146022754800"/>Salmo 104<text:alphabetical-index-mark-end text:id="IMark105146022754800"/> es David, <text:span text:style-name="T354">entonces el himno de tiempos del faraón Akenatón, de la dinastía 18, tiene que ser simultáneo o posterior porque la similitud es demasiada. El Akenatón <text:s/>de la 18 debe ser simultaneo o posterior a David.</text:span></text:p>
        </text:list-item>
        <text:list-item>
          <text:p text:style-name="P201"><text:span text:style-name="T172">Si la</text:span> evidencia arqueológica en Nimrud <text:span text:style-name="T172">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202">Si <text:span text:style-name="T354">Jerusalén</text:span> solo adquirió dicho nombre hasta los tiempos de David, <text:span text:style-name="T354">entonces </text:span>las cartas de Amarna, <text:span text:style-name="T170">de la dinastía 18, </text:span>tienen que ser simultáneas o posteriores a David porque usan dicho nombre. <text:span text:style-name="T355">Las Amarna de la 18 deben </text:span>ser simultáneas o posteriores a David.</text:p>
        </text:list-item>
        <text:list-item>
          <text:p text:style-name="P202">Si la ciudad de Siquem realmente la construyó Jeroboam, <text:span text:style-name="T354">entonces </text:span>las cartas de Amarna, <text:span text:style-name="T170">de la dinastía 18, </text:span>tienen que ser simultáneas o posteriores a Jeroboam porque hacen referencia a dicha ciudad. <text:span text:style-name="T355">Las Amarna de la 18 deben </text:span>ser simultáneas o posteriores a Jeroboam .</text:p>
        </text:list-item>
        <text:list-item>
          <text:p text:style-name="P203"><text:soft-page-break/>Las historia de Abdi-Hiba de Jerusalem en las cartas de Amarna, de la dinastía 18, y el rey bíblico Joram de Judá son casi <text:span text:style-name="T399">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355">El <text:s/></text:span>Abdi-Hiba <text:span text:style-name="T355">en las Amarna debe ser </text:span>Joram.</text:p>
        </text:list-item>
        <text:list-item>
          <text:p text:style-name="P204">Si <text:span text:style-name="T171">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205">La cerámica del periodo Mic<text:span text:style-name="T176">é</text:span>nico griego <text:span text:style-name="T413">encontrada</text:span> en Amarna indica que el periodo Mic<text:span text:style-name="T176">é</text:span>nico griego es contemporáneo de la dinastía 18 y el resto de la cerámica Mic<text:span text:style-name="T399">é</text:span>nica, <text:span text:style-name="T178">que los griegos comerciaron en todo el mediterráneo, </text:span>ubica el periodo Mic<text:span text:style-name="T176">é</text:span>nico entre el 1000 y el 7<text:span text:style-name="T180">5</text:span>0 antes de Jesucristo. <text:span text:style-name="T356">Los griegos Micénicos y la 18 deben estar entre el </text:span>1000 y el 7<text:span text:style-name="T180">5</text:span>0 antes de Jesucristo.</text:p>
        </text:list-item>
        <text:list-item>
          <text:p text:style-name="P206">En la península Itálica, en Sicilia, en Grecia, en Malta, en Troya, en Anatolia, en Palestina, en Cerdeña, en las islas Eolias, y otros lugares arqueológicos del <text:span text:style-name="T400">mediterráneo</text:span> la evidencia en cerámica, bronce, marfil y otros artefactos <text:soft-page-break/>arqueológicos indican una continuidad temporal en estratos del bronce tardío <text:span text:style-name="T181">2 y 3</text:span> correspondientes a la cultura Micénica. <text:span text:style-name="T358">La</text:span> 18 <text:span text:style-name="T358">debe estar entre el 1000 y el 7</text:span>5<text:span text:style-name="T175">0 antes de Jesucristo.</text:span></text:p>
        </text:list-item>
        <text:list-item>
          <text:p text:style-name="P207">Toda la evidencia arqueológica de los Griegos coincide con la evidencia arqueológica de los Asirios. <text:span text:style-name="T182">Ambas coinciden con la evidencia bíblica. Todas </text:span>ubican la edad del bronce tardío 2 y 3 <text:span text:style-name="T175">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208"><text:span text:style-name="T179">En particular, l</text:span>a cerámica de los estratos arqueológicos inmediatos 7b y 8 en Troya indican una continuidad temporal entre ambos estratos. La cerámica del estrato 8 en Troya es del mismo tipo que la encontrada en <text:span text:style-name="T403">Amarna</text:span> de la dinastía 18. <text:span text:style-name="T177">La casa número 814 del estrato 7b es de la era del bronce tardío. La 18 debe estar entre el 1000 y el 750 antes de Jesucristo.</text:span></text:p>
        </text:list-item>
        <text:list-item>
          <text:p text:style-name="P209">En particular, la caballería Hitita dibujada en la tumba de Horemheb de la dinastía 18, y por Seti 1ro de la dinastía 19 <text:span text:style-name="T183">en su espacio en Karnak, </text:span>presenta el mismo tipo de características de la caballería Asiria de los <text:span text:style-name="T183">años entre el 1000 y el 750 </text:span>antes de Jesucristo. Evidencia que sugiere que estos dos vecinos nunca se enteraron de los avances mutuos en tema de caballería, o <text:span text:style-name="T357">lo que es mucho mas factible: l</text:span>a 18 y <text:span text:style-name="T357">los </text:span>comienzos de la 19 se ubican en<text:span text:style-name="T183">tre el 1000 y el 750 </text:span>antes de Jesucristo.</text:p>
        </text:list-item>
        <text:list-item>
          <text:p text:style-name="P210"><text:soft-page-break/><text:span text:style-name="T174">El palacio encontrado</text:span> en el <text:span text:style-name="T173">estrato 8 </text:span>en Megido <text:span text:style-name="T174">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211">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174">Salomón debió vivir en las edades 2 y 3 del bronce tardío.</text:span></text:p>
        </text:list-item>
        <text:list-item>
          <text:p text:style-name="P212"><text:span text:style-name="T184">Las c</text:span>onstrucciones <text:span text:style-name="T184">fortificadas </text:span>de la 2<text:span text:style-name="T414">da</text:span> y 3<text:span text:style-name="T414">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174">Salomón debió vivir en las edades 2 y 3 del bronce tardío.</text:span></text:p>
        </text:list-item>
        <text:list-item>
          <text:p text:style-name="P213">El sello de Tutmosis 3ro encontrado en el estrato 7b en Megido, después del palacio del estrato 8, es evidencia que indica que Tutmosis 3ro es el Shishak bíblico <text:span text:style-name="T186">y que por lo tanto la dinastía 18 egipcia con Tutmosis 3ro es simultanea al rey Roboam bíblico. El </text:span>Tutmosis 3ro <text:span text:style-name="T357">de la 18 debe ser </text:span>Shishak.</text:p>
        </text:list-item>
        <text:list-item>
          <text:p text:style-name="P214">Una de las formas bíblicas de referirse a la reina de S<text:span text:style-name="T400">h</text:span>aba es también reina del sur. <text:span text:style-name="T185">Evidencia a favor del sincronismo de que Hatshepsut es la reina de Shaba. La Hatshepsut de la 18 debe ser la reina de Shaba.</text:span></text:p>
        </text:list-item>
        <text:list-item>
          <text:p text:style-name="P215"><text:soft-page-break/>Una posible pronunciación de Tebas, la ciudad egipcia desde la que reinaba Hatshepsut a Egipto, es Shebas. Palabra de origen local que en significa “gato salvaje”, lo cual es consistente con las esfinges con forma corporal de “gato salvaje”. <text:span text:style-name="T185">La Hatshepsut de la 18 debe ser la reina de Shaba.</text:span></text:p>
        </text:list-item>
        <text:list-item>
          <text:p text:style-name="P215">La reina de Shaba, según la evidencia <text:span text:style-name="T400">bíblica</text:span>, tiene que referirse a un reinado importante, no a un gobernante secundario. <text:span text:style-name="T185">La Hatshepsut de la 18 debe ser la reina de Shaba.</text:span></text:p>
        </text:list-item>
        <text:list-item>
          <text:p text:style-name="P215">El historiador Josefo identificó a la reina de Shaba como “La reina de Egipto y <text:span text:style-name="T400">Etiopía</text:span>”, donde <text:span text:style-name="T400">Etiopía</text:span> en el contexto de Josefo se refiere a la zona de Nubia, no a la actual <text:span text:style-name="T400">Etiopía.</text:span> <text:span text:style-name="T185">La Hatshepsut de la 18 debe ser la reina de Shaba.</text:span></text:p>
        </text:list-item>
        <text:list-item>
          <text:p text:style-name="P216">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185">La Hatshepsut de la 18 debe ser la reina de Shaba.</text:span></text:p>
        </text:list-item>
        <text:list-item>
          <text:p text:style-name="P198">El que durante el reinado de David y de Salomón no sucedieran guerras con Egipto se corresponde con lo que sabemos de los tiempos de <text:span text:style-name="T169">Tutmosis 1ro, padre de </text:span><text:soft-page-break/><text:span text:style-name="T169">Hatshepsut. El <text:s/>Tutmosis 1ro de la 18 debe ser el faraón en tiempos de David.</text:span></text:p>
        </text:list-item>
        <text:list-item>
          <text:p text:style-name="P217">El viaje a Punt en el templo de Hatshepsut esta representado con gran detalle justo en frente a su nacimiento. Esto indica que Punt se trataba de un reino importante y no secundario. <text:span text:style-name="T359">El Punt de la 18</text:span> <text:span text:style-name="T359">debe ser un reino importante.</text:span></text:p>
        </text:list-item>
        <text:list-item>
          <text:p text:style-name="P217">Tutmosis 3ro conquisto Punt durante su 1ra campaña. Evidencia que indica que Punt estaba en la misma zona que todas las ciudades y territorios visitados en dicha campaña y descarta cualquier lugar lejano de dichos territorios. <text:span text:style-name="T359">El Punt de la 18</text:span> <text:span text:style-name="T359">debe ser Israel.</text:span></text:p>
        </text:list-item>
        <text:list-item>
          <text:p text:style-name="P217">Toda la evidencia de la primera campaña de Tutmosis 3ro indica que <text:span text:style-name="T187">el territorio </text:span><text:span text:style-name="T434">de Punt </text:span><text:span text:style-name="T187">conquistado corresponde a</text:span> la parte sur del Israel actual. <text:span text:style-name="T188">Evidencia que indica que el viaje de Hatshepsut </text:span><text:span text:style-name="T434">a Punt </text:span><text:span text:style-name="T188">fue a dicho territorio. El viaje de Hatshepsut fue a Israel.</text:span></text:p>
        </text:list-item>
        <text:list-item>
          <text:p text:style-name="P218">La evidencia en el templo de Hatshepsut indica que Punt era identificado como “Ta-Netjer” o “Tierra de Dios”. “Ta-Netjer” en la cultura egipcia, por medio de múltiples inscripciones, esta directamente relacionado con Osiris y con <text:span text:style-name="T191">la ciudad </text:span>Biblos <text:span text:style-name="T190">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219">Los registros egipcios indican que ellos consideraban que su origen era de Punt y la evidencia arqueológica indica <text:soft-page-break/>que los egipcios tienen origen fenicio. Evidencia que es consistente con ubicar a Punt en <text:span text:style-name="T189">el Israel de Salomón</text:span>. <text:span text:style-name="T188">El viaje de Hatshepsut fue a Israel.</text:span></text:p>
        </text:list-item>
        <text:list-item>
          <text:p text:style-name="P219">Los fenicios consideraban que los egipcios tenían su origen en su tierra. Evidencia que es consistente con ubicar a Punt <text:span text:style-name="T189">en el Israel de Salomón</text:span>. <text:span text:style-name="T188">El viaje de Hatshepsut fue a Israel.</text:span></text:p>
        </text:list-item>
        <text:list-item>
          <text:p text:style-name="P220">Arqueol<text:span text:style-name="T400">ó</text:span>gicamente, durante la dinastía 18 se observa gran desarrollo en la zona de Israel, y por el contrario solo se observan culturas primitivas en los otros lugares presentados como candidatos a ser Punt por los egiptólogos. <text:span text:style-name="T189">Evidencia a favor del topónimo de que Punt queda en el Israel de Salomón. El viaje de Hatshepsut fue a Israel.</text:span></text:p>
        </text:list-item>
        <text:list-item>
          <text:p text:style-name="P221">Numerosas inscripciones egipcias relacionan a Punt con la ciudad Biblos, <text:span text:style-name="T415">y</text:span> a la diosa egipcia Hathor con Biblos, <text:span text:style-name="T400">también</text:span> llamada “Señora de Biblos” y “Señora de Punt”. <text:span text:style-name="T189">Evidencia a favor del topónimo de que Punt queda en </text:span>el <text:span text:style-name="T189">Israel </text:span>de Salomón<text:span text:style-name="T189">. El viaje de Hatshepsut fue a Israel.</text:span></text:p>
        </text:list-item>
        <text:list-item>
          <text:p text:style-name="P222">La evidencia b<text:span text:style-name="T415">í</text:span>bli<text:span text:style-name="T415">c</text:span>a y extrab<text:span text:style-name="T400">í</text:span>blica indica que el Israel de Salomón fue el reino más destacado en variedad vegetal y animal, <text:span text:style-name="T192">especialmente en la zona del valle del Jordán, </text:span>así como en abundancia de oro y plata, <text:span text:style-name="T192">especialmente</text:span> <text:span text:style-name="T192">en Jerusalén</text:span>, entre todas las culturas importantes de ese tiempo, incluyendo el mismo Egipto, <text:span text:style-name="T192">el resto de África y </text:span>los pueblos orientales. <text:span text:style-name="T188">El viaje de Hatshepsut fue a Israel.</text:span></text:p>
        </text:list-item>
        <text:list-item>
          <text:p text:style-name="P223">La coincidencia en material, número <text:span text:style-name="T194">y</text:span> <text:span text:style-name="T194">clase</text:span> de artefactos <text:span text:style-name="T193">entre el registro bíblico de lo saqueado en el templo de Salomón por Shishak y el registro en la sección de </text:span><text:soft-page-break/><text:span text:style-name="T193">Tutmosis 3ro en el complejo de Karnak es evidencia a favor del sincronismo de que Tutmosis 3ro es el Shishak bíblico. El Tutmosis 3ro de la 18 debe ser Shishak.</text:span></text:p>
        </text:list-item>
        <text:list-item>
          <text:p text:style-name="P224">El nombre Kadesh significa en hebreo Santo. Incluso actualmente a Jerusalem se le conoce como la ciudad Santa. Esta coincidencia es evidencia a favor de topónimo de que Kadesh es Jerusalem <text:span text:style-name="T195">en la campaña de conquista de Tutmosis 3ro al territorio sur del Israel de Salomón. El Tutmosis 3ro de la 18 debe ser Shishak.</text:span></text:p>
        </text:list-item>
        <text:list-item>
          <text:p text:style-name="P225">Leer la narración del papiro Ipuur <text:span text:style-name="T163">sobre</text:span> la <text:span text:style-name="T162">caída de la </text:span>dinastía 13 es como leer el éxodo bíblico. Las similitudes están en todo: las plagas, los magos egipcios, las muertes, los lamentos, la caída de Egipto. Es básicamente el registro egipcio del éxodo. <text:span text:style-name="T196">Esto es evidencia de que el éxodo sucede en tiempos del la dinastía 13. El éxodo debió suceder en la 13.</text:span></text:p>
        </text:list-item>
        <text:list-item>
          <text:p text:style-name="P226">Toda la sustentación <text:span text:style-name="T197">ya presentada </text:span>del sincronismo de que Jose es Imhotep refuerza la correspondencia de <text:span text:style-name="T196">que el Jose bíblico vivió en tiempos de Zoser es el faraón de Egipto de la 3ra dinastía y es consistente con el resto de correspondencias presentadas ahora.</text:span></text:p>
        </text:list-item>
      </text:list>
      <text:p text:style-name="P52">Así, las correspondencias de que:</text:p>
      <text:list text:style-name="L9">
        <text:list-item>
          <text:p text:style-name="P196">La dinastía 18 corresponde a los tiempos de David, Salomón y Roboam.</text:p>
        </text:list-item>
        <text:list-item>
          <text:p text:style-name="P196">La dinastía 13 corresponde a los tiempos del éxodo.</text:p>
        </text:list-item>
        <text:list-item>
          <text:p text:style-name="P196">La 3ra dinastía corresponde a los tiempos de José hijo de Isaac.</text:p>
        </text:list-item>
        <text:list-item>
          <text:p text:style-name="P196"><text:soft-page-break/>La 1ra dinastía corresponde a los tiempos de Abraham.</text:p>
        </text:list-item>
      </text:list>
      <text:p text:style-name="P50">Y más específicamente <text:span text:style-name="T198">de que</text:span>:</text:p>
      <text:list text:style-name="L10">
        <text:list-item>
          <text:p text:style-name="P199">Tutmosis 1ro corresponde a los tiempos de David</text:p>
        </text:list-item>
        <text:list-item>
          <text:p text:style-name="P199">Hatshepsut corresponde a los tiempos de Salomón.</text:p>
        </text:list-item>
        <text:list-item>
          <text:p text:style-name="P199">Tutmosis 3ro corresponde a los tiempos de Roboam.</text:p>
        </text:list-item>
        <text:list-item>
          <text:p text:style-name="P199">Neferhotep 1ro se corresponde a los tiempos del éxodo.</text:p>
        </text:list-item>
        <text:list-item>
          <text:p text:style-name="P199">Zoser corresponde a los tiempos de José hijo de Isaac.</text:p>
        </text:list-item>
        <text:list-item>
          <text:p text:style-name="P199">Menes corresponde a los tiempos Abraham.</text:p>
        </text:list-item>
      </text:list>
      <text:p text:style-name="P53">Son las <text:span text:style-name="T199">correspondencias </text:span>que permiten establecer una <text:span text:style-name="T360">cronología egipcia</text:span> <text:span text:style-name="T360">que no genera </text:span>saltos <text:span text:style-name="T360">arqueológicos de</text:span> 400 y 500 años en <text:span text:style-name="T360">otras</text:span> culturas, <text:span text:style-name="T360">y una coherencia lógica </text:span>entre la cronología de Egipto y las otras tres cronologías que ya son coherentes entre sí: la Asiria, la Griega y la bíblica.</text:p>
      <text:h text:style-name="Heading_20_3" text:outline-level="1"><text:bookmark-start text:name="__RefHeading___Toc30348_2573619770"/><text:span text:style-name="T202">Probabilidad</text:span>.<text:bookmark-end text:name="__RefHeading___Toc30348_2573619770"/></text:h>
      <text:h text:style-name="Heading_20_4" text:outline-level="2"><text:bookmark-start text:name="__RefHeading___Toc34127_4074771781"/>Probabilidad fundamental.<text:bookmark-end text:name="__RefHeading___Toc34127_4074771781"/></text:h>
      <text:p text:style-name="P55">Pregunta 1:</text:p>
      <text:p text:style-name="Text_20_body">Considere un triángulo equilátero inscrito en un círculo. Suponga que se <text:span text:style-name="T202">escoge</text:span> una cuerda del círculo. ¿Cuál es la probabilidad de que la cuerda sea más larga que un lado del triángulo?</text:p>
      <text:p text:style-name="P55">Pregunta 2.</text:p>
      <text:p text:style-name="Text_20_body">Hay una cierta cantidad de líquido. Todo lo que sabemos sobre el líquido es que está compuesto completamente de vino y agua, y que la proporción de vino a agua está entre 1/3 y 3. ¿Cuál es la <text:soft-page-break/>probabilidad <text:span text:style-name="T200">de </text:span>que la proporción de vino a agua <text:span text:style-name="T200">sea</text:span> menor o igual a 2?</text:p>
      <text:p text:style-name="P55">A la pregunta 1 se le conoce <text:span text:style-name="T214">en probabilidad con el nombre de “la paradoja de Bertrand”. Un tocayo francés de este anfitrión porque el nombre propio de Bertrand es Joseph Louis.</text:span></text:p>
      <text:p text:style-name="P54">A <text:span text:style-name="T202">la pregunta 2 </text:span>se le conoce con el nombre de “la paradoja del agua y el vino de Ludwig <text:span text:style-name="T400">V</text:span>on Mises”, <text:span text:style-name="T201">un judío nacido en el territorio de la actual Ucrania que le tocó salir corriendo para Estados Unidos.</text:span></text:p>
      <text:p text:style-name="P55">Estas dos preguntas en realidad no tienen nada de paradojas, simplemente señalan la imposibilidad de aplicar <text:span text:style-name="T212">genéricamente </text:span>lo que se conoce en probabilidad <text:span text:style-name="T372">fundamental </text:span>como “el principio de indiferencia”.</text:p>
      <text:p text:style-name="P56">A la primera pregunta formulada en <text:span text:style-name="T203">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35">Todos estos intentos fallan porque tratan de responder las preguntas como tal <text:span text:style-name="T231">y no el punto que pretenden establecer</text:span>. </text:p>
      <text:p text:style-name="P135">El punto es que NO EXISTE la supuesta “moneda justa”, <text:span text:style-name="T231">una moneda 0.5 y 0.5</text:span> esa de la que ya se habló en esta presentación. <text:span text:style-name="T379">Toda moneda REAL esta cargada hacia un lado y toda moneda que se puede describir con un ALGORITMO es pseudo-aleatoria.</text:span></text:p>
      <text:p text:style-name="P132"><text:span text:style-name="T372">En el caso de las probabilidades fundamentales, esas que se basan en el principio de indiferencia, dichas probabilidades dependen, ojo DEPENDEN, </text:span>de la forma de <text:span text:style-name="T207">escoger</text:span> eso que supuestamente <text:soft-page-break/><text:span text:style-name="T379">tiene una</text:span> distribu<text:span text:style-name="T379">ción aleatoria</text:span> de forma “indiferente”, <text:span text:style-name="T379">entre comillas</text:span>. </text:p>
      <text:p text:style-name="P140">Para realmente tratar de describir un comportamiento con probabilidad<text:span text:style-name="T382">es fundamentales</text:span> es necesario determinar, definir, establecer la función de selección, esa que llaman aleatoria, esa que realmente nunca será realmente aleatoria sino pseudo-aleatoria, es decir casi-aleatoria, porque la tal “moneda justa” no existe.</text:p>
      <text:p text:style-name="P136"><text:span text:style-name="T372">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362">de indiferencia”,</text:span> de <text:span text:style-name="T373">toda teoría de</text:span> probabilidad <text:span text:style-name="T373">fundamental </text:span>solo existe en <text:span text:style-name="T371">los </text:span>casos <text:span text:style-name="T371">en que se conoce dicha función</text:span>. <text:span text:style-name="T371">No se puede asumir que la conozco, hay que efectivamente definirla o conocerla.</text:span></text:p>
      <text:h text:style-name="Heading_20_4" text:outline-level="2"><text:bookmark-start text:name="__RefHeading___Toc34129_4074771781"/>Probabilidad estadística.<text:bookmark-end text:name="__RefHeading___Toc34129_4074771781"/></text:h>
      <text:p text:style-name="P57">Las teorías de probabilidad nacen con los juegos de <text:span text:style-name="T213">cartas y de </text:span>dados. Busca<text:span text:style-name="T205">n</text:span> tratar de predecir un evento a partir de eventos pasados, <text:span text:style-name="T222">asignándole una valor a la posibilidad de que suceda</text:span>.</text:p>
      <text:p text:style-name="P59"><text:span text:style-name="T373">En la probabilidad </text:span>estadística, la probabilidad se entiende como lo que realmente es: una simple frecuencia relativa. <text:span text:style-name="T382">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41"><text:soft-page-break/>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41">En la estadística se usa es el conocimiento parcial que se tiene del funcionamiento del sistema para tratar de predecir un evento futuro. Se asume, o se pretende, o efectivamente se desconoce, el funcionamiento completo del sistema. </text:p>
      <text:p text:style-name="P137">Este tipo de teorías se usan en todo tipo de sistemas donde solo se tiene un conocimiento <text:span text:style-name="T378">PARCIAL</text:span> del sistema <text:span text:style-name="T376">global, de ese que incluye subsistemas que si conozco, y puedo controlar, y otros que no.</text:span></text:p>
      <text:p text:style-name="P137">Cuando mi creación, esa parte del sistema que si puedo describir determin<text:span text:style-name="T401">í</text:span>sticamente, <text:span text:style-name="T377">esa parte que si puedo controlar,</text:span> tiene que interactuar con lo que no conozco, busco tratar, ojo TRATAR, de predecir como será esa interacción, <text:span text:style-name="T377">de manera probabílistica</text:span>. <text:span text:style-name="T375">Por eso es que en este tipo de creaciones, que interactúan con sistemas externos cuyo funcionamiento se desconoce, dicha interacción a veces funciona y a veces no.</text:span></text:p>
      <text:h text:style-name="Heading_20_4" text:outline-level="2"><text:bookmark-start text:name="__RefHeading___Toc34131_4074771781"/>Creaciones.<text:bookmark-end text:name="__RefHeading___Toc34131_4074771781"/></text:h>
      <text:p text:style-name="P118"><text:span text:style-name="T374">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18">A nadie le sirve que las partes de su maquinaria tal vez si estén donde deben estar y tal vez si hagan lo que deben hacer. No se <text:soft-page-break/>puede<text:span text:style-name="T416">n construir MAQUINAS</text:span> en términos de lo que solo se conoce una probabilidad <text:span text:style-name="T416">de que sus partes SÍ estén, y SÍ se muevan, sí tengan la velocidad, el momentum, o NO, que deben tener.</text:span></text:p>
      <text:p text:style-name="P118">Las teorías <text:span text:style-name="T374">de probabilidad</text:span> <text:span text:style-name="T374">son</text:span> completamente inútiles para crear algo <text:span text:style-name="T383">porque no son sistemas deterministas</text:span>. Solo sirven para tratar de DESCRIBIR <text:span text:style-name="T364">una</text:span> CREACIÓN, <text:span text:style-name="T363">una vez creada,</text:span> como si no tuviera CREADOR, <text:span text:style-name="T364">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2"><text:bookmark-start text:name="__RefHeading___Toc34133_4074771781"/>Cuánticas.<text:bookmark-end text:name="__RefHeading___Toc34133_4074771781"/></text:h>
      <text:p text:style-name="P142">Toda <text:span text:style-name="T417">ideología</text:span> cuántica es, en su aspecto matemático, una teoría de probabilidad. Buscan calcular la probabilidad de que una, mal llamada, “partícula elemental” tenga una posición, una velocidad, <text:s/>o un momentum dado.</text:p>
      <text:p text:style-name="P138">En el caso de las <text:span text:style-name="T417">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361">explicar el funcionamiento fundamental de la materia. </text:span>Asumir el <text:span text:style-name="T381">supuesto “</text:span>principio de indiferencia”, <text:span text:style-name="T381">entre comillas,</text:span> es un error fundamental desde el punto de vista estrictamente matemático.</text:p>
      <text:p text:style-name="P139">Y en el caso de las <text:span text:style-name="T417">ideologías</text:span> cuánticas que usan la probabilidad estadística, el problema, por lo menos desde el punto de vista del <text:soft-page-break/>criterio de creatividad técnica, es que no son útiles. <text:span text:style-name="T383">N</text:span>o califican como ciencia porque no son deterministas, no sirven para construir un objeto a partir de lo que estudian: supuestas partículas elementales.</text:p>
      <text:p text:style-name="P143">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2"><text:bookmark-start text:name="__RefHeading___Toc34135_4074771781"/><text:span text:style-name="T380">Populares</text:span>.<text:bookmark-end text:name="__RefHeading___Toc34135_4074771781"/></text:h>
      <text:p text:style-name="P58">No se si le queda clar<text:span text:style-name="T204">a la idea</text:span> pero <text:span text:style-name="T204">lo que </text:span>esto significa es que los amantes de la<text:span text:style-name="T206">s</text:span> <text:span text:style-name="T380">populares ideologías</text:span> cuántica<text:span text:style-name="T206">s, esos</text:span> <text:span text:style-name="T230">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44"><text:span text:style-name="T362">Tal vez deberían empezar a considerar que las supuestas partículas elementales, ni son partículas, ni son elementales. Que realmente son </text:span>ondas <text:span text:style-name="T233">electromagnéticas</text:span> estacionarias <text:span text:style-name="T208">que se desplazan </text:span>en un MEDIO tridimensional al cual se le ha negado su existencia desde finales del siglo 19, cuando <text:span text:style-name="T210">aparecen dos de las ideologías mas populares hoy día: la cuántica en términos de probabilidad y la gravedad en términos de curvatura.</text:span></text:p>
      <text:p text:style-name="P144"><text:soft-page-break/><text:span text:style-name="T383">En el siglo 19, a un “genio”, entre comillas, al que el Satán, el enemigo, le metió en primera persona,</text:span> la “genial idea”, <text:span text:style-name="T384">entre comillas,</text:span> de <text:span text:style-name="T341">ASUMIR que</text:span> la velocidad de la luz era siempre la misma en un espacio vacío, que aún está por encontrarse, <text:span text:style-name="T384">y la postula</text:span> como AXIOMA, o sea eso que <text:span text:style-name="T342">se ASUME y debe ser</text:span> EVIDENTE para cualquiera, de su <text:span text:style-name="T211">ideología, mal llamada </text:span>teoría, de la gravedad. <text:span text:style-name="T384">S</text:span>in darse cuenta <text:span text:style-name="T215">de </text:span>que <text:span text:style-name="T215">el supuesto</text:span> axioma, <text:span text:style-name="T210">nada </text:span>evidente para <text:span text:style-name="T211">NADIE</text:span>, la hace matemáticamente reducible al ABSURDO.</text:p>
      <text:p text:style-name="P145">Sin embargo, el MEDIO en el que se desplazan las ondas <text:span text:style-name="T233">electromagnéticas</text:span> siempre ha estado ahí con el nombre de “campo <text:span text:style-name="T233">electromagnético</text:span>”, así no lo quieran llamar MEDIO, como lo hacían en el siglo 19 antes <text:span text:style-name="T343">de que apareciera la</text:span> absurda <text:span text:style-name="T343">ideología</text:span> de la gravedad gracias a su “evidente”, <text:span text:style-name="T209">entre comillas,</text:span> “AXIOMA”, <text:span text:style-name="T209">entre comillas,</text:span> <text:span text:style-name="T343">que ASUME </text:span>que la velocidad de la luz es siempre la misma en un espacio vacío que todavía está por encontrarse. </text:p>
      <text:p text:style-name="P146">Incluso algunos afirman que el ide<text:span text:style-name="T401">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23">Triste ¿no?, pero así estamos, dos <text:span text:style-name="T384">ideologías</text:span> bastante populares, la una científicamente absurda, la otra no solo eso sino también matemáticamente absurda, y ambas que disque <text:span text:style-name="T384">teorías</text:span> CIENTÍFICAMENTE comprobadas, lo dice la enciclopedia y lo cree la mayoría.</text:p>
      <text:h text:style-name="Heading_20_3" text:outline-level="1"><text:bookmark-start text:name="__RefHeading___Toc31779_2663507496"/><text:soft-page-break/><text:span text:style-name="T344">G</text:span>ravemente absurda.<text:bookmark-end text:name="__RefHeading___Toc31779_2663507496"/></text:h>
      <text:p text:style-name="P60">A finales del siglo 19 se creía que el espacio exterior era vacío. A finales del siglo 19 se explicaba el movimiento planetario en términos de un modelo matemático que solo dependía de una fuerza atractiva. <text:span text:style-name="T216">Un modelo predictivo pero obviamente sin fuerza creativa. Incluso ahora no podemos hacer planetas, y si la biblia es cierta no vamos a poder, por lo menos no antes de la resurrección de los muertos. </text:span></text:p>
      <text:p text:style-name="P60">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16">no habían celulares</text:span>. A finales del siglo 19 las matemáticas tenían que hacerse a <text:span text:style-name="T365">MANO,</text:span> y si un proceso era demasiado complejo para modelarse con ecuaciones lineales, era imposible solucionar las ecuaciones <text:span text:style-name="T365">en casi TODOS los casos</text:span>.</text:p>
      <text:p text:style-name="P61">En ese contexto a un judío <text:span text:style-name="T217">alemán </text:span>que le gustaba sacar la lengua <text:span text:style-name="T217">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33"><text:soft-page-break/><text:span text:style-name="T365">Sacó la lengua y pensó: “</text:span>Tenemos un espacio tridimensional, es decir vectorial, un tiempo escalar, <text:span text:style-name="T365">y podemos usar </text:span>tensores para trabajar los dos como si fuera un espacio <text:span text:style-name="T365">matemático</text:span> de 4 dimensiones y listo !. Describamos el universo”. Ese que a finales del siglo 19 no salia de la galaxia y solo tenia como 300 mil estrellas. <text:span text:style-name="T438">Esas de las cuales NO conocemos sus distancias.</text:span></text:p>
      <text:p text:style-name="P133">Como la primera teoría no le salio tan general, después sacó la general. Ademas tenían el atractivo de que como eran descritas con ecuaciones <text:span text:style-name="T366">NO</text:span> lineales, <text:span text:style-name="T366">NADIE</text:span> en ese momento podía solucionarlas para el caso general. Recordemos que las matemáticas tocaba hacerlas a <text:span text:style-name="T365">MANO</text:span>. </text:p>
      <text:p text:style-name="P134">Las ecuaciones tenían ademas otro atractivo se les podían meter y quitar factores al gusto. Al comienzo decidió que sería bueno tener un universo estable y le metió su factor, esa sumita o multiplicacioncita que uno met<text:span text:style-name="T366">ía en el colegio</text:span> cuando no le cuadra<text:span text:style-name="T366">ban</text:span> las ecuaciones. <text:span text:style-name="T418">Eso que algunos llaman MACHETAZO. </text:span>Cuando después a otro tipo se se ocurrió que el famoso corrimiento al rojo, del que ya hablamos en esta presentación, significaba un universo <text:span text:style-name="T367">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231">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text:soft-page-break/>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18">para un mismo evento</text:span> que otro reloj. Pequeñas contradicciones matemáticas que la hacen todavía mas interesante. ABSURDA pero interesante. Al mundo le encanto y todavía lo hace.</text:p>
      <text:p text:style-name="P62">Cuando la fuerza <text:span text:style-name="T419">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62"><text:span text:style-name="T439">Asumiendo que conocemos esas distancias que NO conocemos, </text:span>¿Por que no se deshacen las galaxias? ¿Por qué tienen estructura? ¿Por que se mueven como <text:span text:style-name="T440">supuestamente </text:span>observamos que se mueven? ¿Como podrían llegar a formarse? Fácil, m<text:span text:style-name="T219">é</text:span>tale un factor a esa vaina. Materia oscura. Oscura porque no la podemos observar. Pero hay que decir que si porque sino se me acaba mi trabajito en la teoría. <text:span text:style-name="T219">Que toca que sea mas del 80% del total de materia para que cuadre. NO IMPORTA. Métale esa vaina. Una sumita de mas del 80% de algo que, POR DEFINICIÓN, no se observa por ningún lado.</text:span></text:p>
      <text:p text:style-name="P153">Luego aparecieron <text:span text:style-name="T223">mas preguntas y tocó responderlas a punta de mas </text:span>factores. <text:span text:style-name="T223">Factores</text:span> que incluso la <text:span text:style-name="T429">famosa </text:span>enciclopedia <text:span text:style-name="T429">en Internet </text:span>reconoce como <text:span text:style-name="T368">MÁS</text:span> <text:span text:style-name="T401">HIPOTÉTICOS.</text:span> <text:span text:style-name="T226">Ojo, </text:span>MAS !. <text:soft-page-break/><text:span text:style-name="T401">Ó</text:span>igase bien: MAS !. <text:span text:style-name="T429">Pero tal vez para el momento en que usted lea esto ya habrán quitado el “MAS” tal como cambiaron la página sobre el Manto de Turín para </text:span><text:span text:style-name="T430">hacernos creer que desde el siglo 13 el hombre ya hacía negativos de fotografías.</text:span></text:p>
      <text:p text:style-name="P153"><text:span text:style-name="T441">Toco añadirle factores con nombres como:</text:span> la energía oscura, los agujeros negros, y otros mas. <text:span text:style-name="T224">¿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25">pueden </text:span>observa<text:span text:style-name="T225">r</text:span> por ningún lado. <text:span text:style-name="T221">S</text:span>olo existen en la<text:span text:style-name="T220">s</text:span> matemática<text:span text:style-name="T220">s</text:span> para que cuadre<text:span text:style-name="T220">n</text:span>, es decir en la imaginación de los que ganan dinero por estudiar eso que no se puede observar, pero hay que decir que si, que indirectamente, que con mucho cuidado, <text:span text:style-name="T227">que ahí está la evidencia, </text:span>que solo l<text:span text:style-name="T227">a</text:span> entienden los expertos en la teoría, que bla, bla ,bla, <text:span text:style-name="T221">bla, bla</text:span>. <text:span text:style-name="T442">Y todo esto asumiendo que conocemos esas distancias que NO conocemos.</text:span></text:p>
      <text:p text:style-name="P155">Pero salieron más pregunticas. ¿Aparecieron corrientes y campos electromagnéticos que llenan todo lo que pensé que era espacio vacío? Ll<text:span text:style-name="T402">á</text:span>melo de otra manera y adapte de nuevo esas ecuaciones porque empieza a parecerse cada vez mas a un universo explicable con teoría electromagnética, <text:span text:style-name="T385">esa que si considera la existencia de fuerzas REPULSIVAS, </text:span>un universo de plasma, y no al que yo creía que era. ¿<text:span text:style-name="T443">Encontraron</text:span> velocidades mas altas que la que habíamos asumido como máxima para ondas electromagnéticas? Simplemente <text:span text:style-name="T420">NIÉGUELO</text:span> rotundamente y mantenga su falso postulado axiomático, que no era evidente para nadie, porque es axioma de la teoría y esa partecita si no era adaptable.</text:p>
      <text:p text:style-name="P63"><text:soft-page-break/><text:span text:style-name="T220">Increíble</text:span> ¿No? Pero así estamos. <text:span text:style-name="T232">L</text:span>a enciclopedia lo llama ciencia <text:span text:style-name="T232">y lo cree la mayoría.</text:span></text:p>
      <text:h text:style-name="P160" text:outline-level="1"><text:bookmark-start text:name="__RefHeading___Toc30352_2573619770"/>Campos.<text:bookmark-end text:name="__RefHeading___Toc30352_2573619770"/></text:h>
      <text:p text:style-name="P64">El hombre a desarrollado muchos campos de estudio.</text:p>
      <text:p text:style-name="P65">Todo empieza por la observación de un fenómeno, cualquiera que sea del interés de la conciencia humana, luego se busca medir, analizar, estudiar el fenómeno, <text:span text:style-name="T234">y en la mayoría de los casos, reproducir, repetir el fenómeno. Luego </text:span>formular una serie de hipótesis, un modelo, un esquema de funcionamiento del fenómeno observado. <text:span text:style-name="T369">C</text:span>on base en dicho modelo, se hacen experimentos <text:span text:style-name="T228">con el</text:span> fenómeno, para tratar de verificar si las cosas que mi modelo <text:span text:style-name="T369">predice que sucederán</text:span> realmente suceden. <text:span text:style-name="T369">En la medida en que las predicciones son exitosas el modelo </text:span>realmente funciona y explica el fenómeno observado. A este ciclo y sus variantes se les conoce como métodos científicos.</text:p>
      <text:p text:style-name="P67">El criterio que normalmente se usa, para determinar si un modelo o teoría es realmente <text:span text:style-name="T370">científica</text:span> o no, es que <text:span text:style-name="T235">las hipótesis en las que se base el modelo, o teoría, </text:span>sea<text:span text:style-name="T235">n</text:span> falsificable<text:span text:style-name="T235">s.</text:span> <text:span text:style-name="T370">F</text:span>alsificable<text:span text:style-name="T235">s significa</text:span> que los experimentos <text:span text:style-name="T235">que comprueban las hipótesis </text:span>puedan resultar negativos o contrarios a eso que yo esperaba que sucediera.</text:p>
      <text:p text:style-name="P66">El criterio planteado en esta presentación requiere un paso mas. Requiere no solo entender, o creer que se entiende, mediante un modelo o teoría, matemática o no, <text:span text:style-name="T386">que ha sido verificado, o comprobado, mediante la observación repetida de que las predicciones que hace sobre el fenómeno se cumplen.</text:span> <text:span text:style-name="T370">El criterio en esta presentación r</text:span>equiere no solo verificar el modelo, <text:span text:style-name="T229">o creer que se ha verificado, </text:span>sino crear algo nuevo, <text:span text:style-name="T236">construir algo nuevo,</text:span> <text:soft-page-break/>que sea útil, u<text:span text:style-name="T402">sa</text:span>ble, por el ser humano, un objeto. <text:span text:style-name="T229">Algo que le permita al ser humano que no conoce la teoría, que conoce los detalles matemáticos o no, comprobar que la teoría o modelo si sirve para algo. </text:span>¿Se necesitó el modelo para crear <text:span text:style-name="T229">algo útil</text:span>? Si la respuesta es afirmativa, el modelo empieza a ser validado <text:span text:style-name="T370">según el criterio de la creatividad técnica, el criterio de esta presentación</text:span>.</text:p>
      <text:p text:style-name="P69">Esta condición implica que el <text:span text:style-name="T387">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6">¿células biológicas?</text:span>. Este paso implica poder recrearlos, reproducirlos, repetirlos al gusto <text:span text:style-name="T236">a partir de los elementos generativos o constitutivos que explica el modelo o teoría a verificar</text:span>.</text:p>
      <text:p text:style-name="P68"><text:span text:style-name="T236">Este paso no es solo replicar el fenómeno, sino</text:span> construir algo <text:span text:style-name="T236">nuevo </text:span>a partir de sus objetos de estudio, algo útil y usable por el ser humano. <text:span text:style-name="T236">¿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47">Mecánica, electromagnetismo, termodinámica, óptica, dinámica, acústica, química orgánica e inorgánica, aeronáutica, todas las ingenierías que construyen objetos: <text:s/>civil, química, eléctrica, <text:soft-page-break/>mecánica, <text:span text:style-name="T237">metalúrgica</text:span>, de materiales, computacional, <text:span text:style-name="T237">medica</text:span> etc. <text:span text:style-name="T237">califican según este criterio porque han permitido construir </text:span><text:span text:style-name="T10">aviones, zapatos, celulares, microscopios, teléfonos, relojes, televisores, martillos, trenes, telescopios, computadores, ollas, edificios, transistores, automóviles, satélites, neveras, lavadoras, pulidoras, retroescabadoras, máquinas que hacen máquinas, f</text:span><text:span text:style-name="T11">á</text:span><text:span text:style-name="T10">bricas </text:span><text:span text:style-name="T11">que usan máquinas hechas por otras fábricas para construir</text:span><text:span text:style-name="T10"> </text:span><text:span text:style-name="T12">otros </text:span><text:span text:style-name="T10">OBJETOS.</text:span></text:p>
      <text:p text:style-name="P70">Ningún campo de estudio en la biología, en la botánica, en la ecología, en la medicina, en la zoología, <text:span text:style-name="T388">en genética, </text:span>tampoco en la astronomía, geología, oceanografía, y muchas de la física, como la nuclear, la cuántica, <text:span text:style-name="T421">y </text:span>la cosmología, <text:span text:style-name="T421">tampoco </text:span>califican según este criterio. Son campos de estudio, pero no califican como verdadero conocimiento, como verdadera ciencia, <text:span text:style-name="T388">según el criterio de creatividad técnica.</text:span></text:p>
      <text:p text:style-name="P70">Ningún modelo o teoría que busque explicar sistemas basados en células califica porque el hombre no ha podido construir una célula, ni reproducir a partir de células un sistema de células, vegetales, animales o humanas. Sin embargo, S<text:span text:style-name="T422">Í</text:span> califican todas las teorías necesarias para construir los INSTRUMENTOS u OBJETOS usados en esos campos de estudio. Por ejemplo la óptica fue necesaria para construir el primer microscopio. Califica.</text:p>
      <text:p text:style-name="P71">No califican tampoco las teorías puramente abstractas, ninguna teoría puramente matemática califica, porque a pesar de ser necesarias para explicar prácticamente cualquier <text:span text:style-name="T238">modelo o </text:span>teoría moderna que si califique, los objetos creados por dichos modelos o teorías no son concretos, no son físicos, no son <text:span text:style-name="T4">perceptible</text:span><text:span text:style-name="T1">s</text:span><text:span text:style-name="T4"> por medio de los sentidos.</text:span></text:p>
      <text:h text:style-name="Heading_20_3" text:outline-level="1"><text:bookmark-start text:name="__RefHeading___Toc30354_2573619770"/><text:soft-page-break/>Extraterrestres.<text:bookmark-end text:name="__RefHeading___Toc30354_2573619770"/></text:h>
      <text:p text:style-name="P72">La palabra “terrestre” normalmente se define como todo aquello que tiene origen en esta tierra, en este planeta. Así EXTRA-terrestre es todo aquello que no tiene origen en este planeta.</text:p>
      <text:p text:style-name="P72">Luego se puede concluir que, <text:span text:style-name="T240">según lo que enseña la biblia,</text:span> ni El Padre, ni El Hijo Jesucristo, ni El Espíritu Santo, ni los ángeles, ni el Satán y compañía, ni los Querubim, ni <text:span text:style-name="T239">ningún</text:span> principado o potestad celestial es <text:span text:style-name="T240">de origen </text:span>terrestre. Todos son EXTRA-terrestres <text:span text:style-name="T239">porque su origen NO es de este planeta.</text:span></text:p>
      <text:p text:style-name="P77">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75">Sin embargo est<text:span text:style-name="T261">á</text:span> el tema de los Objetos Voladores No Identificados, en español normalmente conocidos como OVNIs o también como UFOs por su sigla en inglés.</text:p>
      <text:p text:style-name="P74">Los primeros “platillo<text:span text:style-name="T446">s</text:span> voladores” son observados en la década de 1940. <text:span text:style-name="T261">U</text:span>n poco después, en 1947, se empieza a utilizar la sigla OVNI en español y UFO en inglés. <text:span text:style-name="T261">Y</text:span> un<text:span text:style-name="T261">os</text:span> años después aparece la palabra “extraterrestre” en los diccionarios <text:span text:style-name="T261">por el uso que se le viene dando en novelas de lo que ahora se conoce como ciencia ficción.</text:span></text:p>
      <text:p text:style-name="P73">En el año 2014 estando frente al Mar Muerto con el sol casi en su zenit, sin una nu<text:span text:style-name="T241">b</text:span>e <text:span text:style-name="T241">a la vista</text:span>, <text:span text:style-name="T241">con </text:span>un cielo completamente azul, en un viaje en grupo realizado con la Parroquia San Juan Cris<text:span text:style-name="T404">ó</text:span>stomo de Bogotá, tres personas, entre las cuales me incluyo <text:span text:style-name="T241">yo</text:span>, <text:span text:style-name="T241">Jose </text:span><text:soft-page-break/><text:span text:style-name="T241">Luis Quiroga,</text:span> vimos lo que se puede denominar un objeto volador no identificado, <text:span text:style-name="T262">un UFO.</text:span></text:p>
      <text:p text:style-name="P73">El evento que yo observé <text:span text:style-name="T389">personalmente </text:span>no duró mas de una décima de segundo, si hubiera pestañeado en ese momento no lo hubiera visto. Estando mirando de occidente a oriente, hacia el Mar Muerto, con el Sol a los 95 grados del horizonte, una luz, <text:span text:style-name="T241">tan brillante como el sol,</text:span> como a los 70 grados del horizonte, del tamaño de una estrella, pero obviamente dentro de la atmósfera puesto que era visible en un día sin nube alguna y <text:span text:style-name="T241">con </text:span>un cielo completamente azul, <text:span text:style-name="T241">la luz </text:span>se estiro como una linea <text:span text:style-name="T262">al estilo</text:span> rayo láser, <text:span text:style-name="T241">de occidente a oriente, </text:span>hasta aproximadamente los 20 grados de la horizontal, y luego <text:span text:style-name="T241">la linea de luz </text:span>desapareció. Algo así como el efecto que hacen en la <text:span text:style-name="T241">película</text:span> de viaje a las estrellas con la nave espacial, pero un sol<text:span text:style-name="T241">o</text:span> <text:span text:style-name="T241">punto de luz que se estira hasta formar una linea de </text:span>luz <text:span text:style-name="T241">que luego desaparece</text:span>.</text:p>
      <text:p text:style-name="P73">No creo que fuera una estrella, no creo que fuera un efecto óptico, no creo que fuera algo astronómico. Creo que era un objeto construido por el ser humano con tecnología que ha sido ocultada desde que fue inventada durante la segunda guerra mundial.</text:p>
      <text:p text:style-name="P76">Para mi no fue mas que una confirmación de mi investigación personal en el tema de <text:span text:style-name="T242">objetos voladores no identificados, mas específicamente sobre </text:span>“platillos voladores”, que había realizado a principios de la década del 2000, gracias a la red Internet.</text:p>
      <text:p text:style-name="P148"><text:span text:style-name="T241">Mi interés en el tema de objetos voladores no identificados empieza después de leer varios de los libros que pretenden </text:span>explicar la resurrección de Jesucristo como un evento dirigido u organizado por extraterrestres. <text:span text:style-name="T241">Extraterrestres que no son bíblicos, no se trata del creador del cielo y de la tierra, sino de una supuesta civilización que tiene su origen en otra parte del cielo de los </text:span><text:soft-page-break/><text:span text:style-name="T241">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78">La teoría científica que esta detrás del desarrollo de <text:span text:style-name="T243">é</text:span>sta tecnología no es otra que la vieja y conocida “teoría <text:span text:style-name="T404">electromagnética</text:span>” de Maxwell y Heaviside, <text:span text:style-name="T243">la misma que esta detrás de la mayoría de las tecnologías del siglo 20 y 21</text:span>. Nada raro.</text:p>
      <text:p text:style-name="P84">Desde 1911 Nikola Tesla, el inventor de <text:span text:style-name="T255">varios tipos de motor y de </text:span>los mecanismos de transmisión de energía eléctrica en forma de corriente alterna que aún hoy día se usan en todo el <text:span text:style-name="T259">planeta,</text:span> <text:span text:style-name="T263">un practicante de la teoría electromagnética de Maxwell y Heaviside, </text:span>declaraba en periódicos como “The Sun” y el “<text:span text:style-name="T397">Herald</text:span>” de <text:span text:style-name="T397">New</text:span> York, acerca de <text:span text:style-name="T253">su diseño de una</text:span> máquina voladora sin planos, <text:span text:style-name="T255">sin alas,</text:span> o hélices, con forma de caja, que puede mantenerse estática en el aire, que <text:span text:style-name="T259">no</text:span> <text:span text:style-name="T254">es</text:span> afectada por <text:span text:style-name="T254">el </text:span>viento, <text:span text:style-name="T244">que también puede </text:span>alcanzar velocidades <text:span text:style-name="T244">por encima de la velocidad del sonido</text:span>, <text:span text:style-name="T244">porque, según afirma, ha elaborado una teoría dinámica de la gravedad que pondrá fin a especulaciones vanas y concepciones falsas, como la del espacio curvo, </text:span><text:span text:style-name="T444">el del tipo que le gustaba sacar la lengua.</text:span></text:p>
      <text:p text:style-name="P82"><text:span text:style-name="T245">A mediados del siglo 20, </text:span>Thomas Townsend Brown trabajo en proyectos de la marina de Estados Unidos en un campo de estudio conocido <text:span text:style-name="T264">en inglés </text:span>como electrogravitics, <text:span text:style-name="T245">que no es otra cosa que la conocida teoría de campos clásica, que relaciona el </text:span><text:soft-page-break/><text:span text:style-name="T245">magnetismo y la electricidad, la teoría electromagnética, pero aplicada para relacionar de manera similar la gravedad y la electricidad.</text:span></text:p>
      <text:p text:style-name="P83">Realmente no es tan difícil imaginar <text:span text:style-name="T246">el mecanismo de electropropulsión usado en los primeros modelos de </text:span>una máquina voladora <text:span text:style-name="T256">sin alas o hélices</text:span>, si se tiene en cuenta que la diferencia de potencial entre la atmósfera y la tierra es de aproximadamente 400 mil voltios. Solo se necesita cargar un capacitor con voltajes superiores a esa diferencia <text:span text:style-name="T246">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86">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390">al aplicar dichos pulsos con una frecuencia superior a la velocidad en que el capacitor se puede descargar </text:span>hasta obtener la carga deseada en el capacitor, y para descargarlo <text:span text:style-name="T390">rápidamente </text:span>se invierte la asimetría en los pulsos de voltaje. <text:span text:style-name="T390">Asimetría en los pulsos de alto voltaje y alta frecuencia permiten cargar y descargar el capacitor. </text:span>Hay <text:span text:style-name="T390">varias </text:span>patentes del siglo <text:span text:style-name="T390">pasado, del siglo </text:span>20, que describen este mecanismo de propulsión usado desde la segunda guerra mundial.</text:p>
      <text:p text:style-name="P79"><text:soft-page-break/>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57">resultado de dicha tecnología, o sus variantes, </text:span>que <text:span text:style-name="T391">llegan a tener </text:span>tamaños gigantescos, y <text:span text:style-name="T257">presentan</text:span> formas diferentes al platill<text:span text:style-name="T248">ito</text:span> volador de 1947.</text:p>
      <text:p text:style-name="P80">Uno de los <text:span text:style-name="T248">avistamientos de UFOs gigantescos </text:span>mas documentados son las “Luces de <text:span text:style-name="T247">Phoe</text:span>nix”, en 1997, en Arizona. <text:span text:style-name="T250">El desarrollo de naves como la observada en Phoenix esta financiada por los miles de millones de dó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85">Mi especulación <text:span text:style-name="T260">respecto al futuro</text:span>, estilo película, es que cuando suceda el evento del arrebatamiento de los escogidos por el Dios cre<text:span text:style-name="T249">a</text:span>dor del Cielo y de la Tierra, el Dios de Abraham, de Isaac y de Jacob, ya analizado en esta presentación, cuando se inicie el regreso de Jesucristo, y los que van a continuar en este planeta sean arrebatados temporalmente <text:span text:style-name="T265">al cielo</text:span>, mientras el resto, <text:span text:style-name="T252">los que se quedaron en la tierra,</text:span> se mata<text:span text:style-name="T252">n</text:span> mutuamente por la supervivencia, <text:span text:style-name="T252">esa por la que creen </text:span><text:s/><text:span text:style-name="T252">que hay que luchar porque creen que la muerte es el final, mientras se matan mutuamente, </text:span><text:soft-page-break/><text:span text:style-name="T252">repito, </text:span>en un planeta <text:span text:style-name="T251">que sufre</text:span> <text:span text:style-name="T249">los efectos planetarios iniciados en tiempos de Noé, terremotos, guerras, pandemias, </text:span>superpoblación, cambio <text:span text:style-name="T249">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52">en ese momento, el Satán y compañía usará a estos codiciosos para hacerle creer a los que se quedaron que los extraterrestres se llevaron a los escogidos en una abducción masiva. </text:span></text:p>
      <text:p text:style-name="P81">Se los llevaron los extraterrestres. Una medio verdad si tenemos en cuenta que ni nuestro Padre celestial, ni Jesucristo, ni el Espíritu Santo, ni los ángeles tienen origen en este planeta y son por lo tanto extraterrestres. Solo que los <text:span text:style-name="T266">supuestos </text:span>buenos serán estos codiciosos y harán la pantomima de bajar como héroes, con su flotilla de naves, a defender a la raza humana de los malvados que se llevaron una parte de la humanidad, <text:span text:style-name="T258">provocando las guerras mundiales anunciadas en el libro de la Revelación.</text:span></text:p>
      <text:p text:style-name="P117">El desenlace de la película ya lo conoce si le puso atención a l<text:span text:style-name="T426">a</text:span> <text:span text:style-name="T14">presentación</text:span> cuando se habló del libro de la Revelación y del Regreso del Hijo del Hombre, de nuestro señor Jesucristo.</text:p>
      <text:h text:style-name="Heading_20_3" text:outline-level="1"><text:bookmark-start text:name="__RefHeading___Toc31781_2663507496"/>Determinis<text:span text:style-name="T337">mo</text:span>.<text:bookmark-end text:name="__RefHeading___Toc31781_2663507496"/></text:h>
      <text:p text:style-name="P119">El determinismo que se acepta en esta presentación es el mismo que se acepta en cualquier proceso que permita la creatividad técnica. Esto quiere decir que <text:span text:style-name="T332">dicho determinismo </text:span>esta limitado por la capacidad que tenga el creador <text:span text:style-name="T334">o el usuario </text:span>de una tecnología en predecir o determinar el comportamiento de lo creado.</text:p>
      <text:p text:style-name="P119"><text:soft-page-break/>En los procesos creativos del ser humano siempre hay una lista de variables que tienen que mantenerse entre unos limites para que la creación funcione. Temperatura, presión, velocidad, fuerza, <text:span text:style-name="T404">área</text:span>, volumen, <text:span text:style-name="T332">tiempo, voltaje </text:span>etc. son algunas de las variables que limitan el funcionamiento de una creación. Un celular comercial no funciona a los 5000 grados cent<text:span text:style-name="T332">í</text:span>grados <text:span text:style-name="T332">o sin pila</text:span>. La temperatura <text:span text:style-name="T332">y el voltaje </text:span>limita<text:span text:style-name="T332">n</text:span> el determinismo, el comportamiento determinado por la lógica de la creación, en este caso un celular comercial.</text:p>
      <text:p text:style-name="P119">El determinismo, esa capacidad de determinar el funcionamiento, la operación <text:span text:style-name="T332">de t</text:span>oda creación esta limitada por <text:span text:style-name="T338">la capacidad de la PERSONA que lo ejerce</text:span>. <text:span text:style-name="T338">El determinismo es algo que es ejercido por una PERSONA en el contexto de una creación, de algo creado.</text:span></text:p>
      <text:p text:style-name="P120">En el caso del cielo y de la tierra, es nuestro creador, el creador del cielo y de la tierra, quien establece y conoce dicho determinismo, <text:span text:style-name="T334">y muy limitadamente </text:span>el ser humano <text:span text:style-name="T334">como usuario de dicha creación</text:span>. Así, lo que para el ser humano puede parecer completamente indeterminado, como por ejemplo el futuro, para nuestro creador no.</text:p>
      <text:p text:style-name="P121">Esta posición conceptual, en la que <text:span text:style-name="T333">el determinismo</text:span> es función de las capacidades de <text:span text:style-name="T336">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text:span><text:soft-page-break/><text:span text:style-name="T336">creación no hay determinismo. Si no hay persona no hay determinismo.</text:span></text:p>
      <text:p text:style-name="P122">En el caso del ser humano, una criatura con capacidad de crear, se presenta el caso de la adquisición de dicho determinismo. El ser humano puede aprender a reproducir, crear, <text:span text:style-name="T339">alterar, manipular, predecir algo sobre</text:span> lo que otro <text:span text:style-name="T423">ha creado</text:span>. <text:span text:style-name="T340">La persona puede </text:span>adquirir determinismo sobre <text:span text:style-name="T340">una CREACIÓN</text:span>. <text:span text:style-name="T340">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22">Un ejemplo es un bebe de meses y su madre. Un bebe puede determinar, dentro de sus capacidades, <text:span text:style-name="T335">a </text:span>donde mueve su bracito pero no <text:span text:style-name="T33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24">El determinismo esta limitado por las capacidades de cada <text:span text:style-name="T335">PERSONA respecto a una CREACIÓN, es una función de la PERSONA y de lo CREADO.</text:span></text:p>
      <text:p text:style-name="P154">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text:soft-page-break/>de Amalec que fueron asesinados por Saúl siguiendo ordenes de YHWH. Todo el mal es usado para bien por nuestro Padre celestial. Todo hace parte de su plan. La rebelión de Satán y <text:span text:style-name="T404">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227"/>
      <text:p text:style-name="P156"><draw:frame draw:style-name="fr1" draw:name="Frame1" text:anchor-type="paragraph" svg:width="136.01mm" style:rel-width="100%" svg:height="62.49mm" style:rel-height="25%" draw:z-index="0"><draw:text-box><text:p text:style-name="Frame_20_contents"/></draw:text-box></draw:frame><text:bookmark-start text:name="__RefHeading___Toc31388_2351945200"/><text:span text:style-name="T331">PARTE 4. TESTIMONIO</text:span>.<text:bookmark-end text:name="__RefHeading___Toc31388_2351945200"/></text:p>
      <text:h text:style-name="P161" text:outline-level="1"><text:bookmark-start text:name="__RefHeading___Toc30356_2573619770"/>Mi testimonio.<text:bookmark-end text:name="__RefHeading___Toc30356_2573619770"/></text:h>
      <text:p text:style-name="P87">Creo que mi proceso <text:span text:style-name="T269">hasta el momento </text:span>se resume en <text:span text:style-name="T269">4 </text:span>diferentes etapas. </text:p>
      <text:list text:style-name="L11">
        <text:list-item>
          <text:p text:style-name="P228">Concluir que tiene que haber un ser superior. </text:p>
        </text:list-item>
        <text:list-item>
          <text:p text:style-name="P228">Creer que Jesucristo resucitó físicamente.</text:p>
        </text:list-item>
        <text:list-item>
          <text:p text:style-name="P228">Creer que toda <text:span text:style-name="T424">la </text:span>biblia tiene que ser cierta.</text:p>
        </text:list-item>
        <text:list-item>
          <text:p text:style-name="P228">Empezar a seguir a Jesucristo.</text:p>
        </text:list-item>
      </text:list>
      <text:p text:style-name="P87">Las tres primeras etapas fueron un proceso puramente intelectual. De estudio de la biblia, de la evidencia a favor, de la lógica que las une. Est<text:span text:style-name="T426">a</text:span> <text:span text:style-name="T14">presentación</text:span> es el resumen de los temas que <text:span text:style-name="T282">Dios me puso a</text:span> estudiar para llegar a creer lo que creo.</text:p>
      <text:p text:style-name="P87">Llegar a creer en la existencia de <text:span text:style-name="T424">un </text:span>ser superior me toma desde el año 1980 hasta el año 1991 aproximadamente. Pero no era el creador <text:span text:style-name="T392">que leemos en</text:span> la biblia, era simplemente una fuerza, una <text:span text:style-name="T282">energía</text:span> universal y consciente. Llegar a creen que Jesucristo resucitó me toma desde 1997 hasta el 2003. Y llegar a creer que la biblia es cierta me toma hasta mediados del 2009. <text:span text:style-name="T282">Esos fueron los tiempos que Dios usó en mi caso.</text:span></text:p>
      <text:p text:style-name="P87">Sin embargo creer en un <text:span text:style-name="T267">Dios</text:span> Creador, en Jesucristo y que la biblia es cierta, no implica seguir a Jesucristo. Esa cuarta etapa solo comenzó hasta Enero del 2017.</text:p>
      <text:p text:style-name="P88">Me gradúo como ingeniero de sistemas y computación en el año 1993. Desde el año 1998, dedico mis conocimientos profesionales a buscar, de manera independiente, una solución práctica al problema matemático conocido como <text:span text:style-name="T392">el </text:span>problema SAT, el problema de satisfabilidad. En el año 2010, <text:span text:style-name="T283">llego a la conclusión de</text:span> que la última estrategia, que me había tomado mas de año y medio en implementar, es equivalente a todas las que había<text:span text:style-name="T283">n fracasado </text:span>durante mas de 10 años de esfuerzos inocuos. Durante esos mas de <text:soft-page-break/>10 años de esfuerzos inocuos el sustento <text:span text:style-name="T267">económico</text:span> para esa rutina, que tengo en una pieza en la que duermo y trabajo, proviene <text:span text:style-name="T392">fundamentalmente </text:span>de mis padres. El mismo día que descubro dicha equivalencia, y por lo tanto la razón fundamental de mi último fracaso, mientras mis padres <text:span text:style-name="T267">están</text:span> ausentes en un viaje de fin de semana, lloro en mi cuarto el viernes por la noche y le pido ayuda a ese Jesucristo en el que ya creo, pero que realmente no hace parte fundamental de mi existencia. Al <text:span text:style-name="T267">día</text:span> siguiente, el <text:span text:style-name="T267">sábado</text:span> en la mañana, empiezo a pensar en cuales serían las condiciones ideales que permitirían una estrategia efectiva y se me ocurre una estrategia nueva en la que empiezo a trabajar ese <text:span text:style-name="T267">m</text:span>ismo día y que finalmente termino de implementarla en el año 2016. </text:p>
      <text:p text:style-name="P88">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87">Durante todo ese tiempo mantengo mi interés en estudiar la biblia. Sin embargo, el problema SAT y estudiar los temas <text:span text:style-name="T267">bíblicos</text:span> no han sido mi único <text:span text:style-name="T267">interés.</text:span></text:p>
      <text:p text:style-name="P100">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67">Bogotá</text:span> conocido como “<text:span text:style-name="T347">e</text:span>l Santa Fe”, habiendo pagado <text:soft-page-break/>por el permiso de “<text:span text:style-name="T346">conocer”, de la misma manera que la biblia se refiere a esa palabra cuando dice que “Adán</text:span> conoció a Eva<text:span text:style-name="T346">”,</text:span> <text:span text:style-name="T392">a </text:span>una mujer. </text:p>
      <text:p text:style-name="P95">Ese "alguien" tendría que seguirme con cuidado <text:span text:style-name="T320">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317">Esto</text:span> <text:span text:style-name="T316">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1">Normalmente realizaba la actividad con mujeres que ya hubiera conocido anteriormente, con las que supiera que obtendría el resultado deseado. <text:span text:style-name="T318">La experiencia me mostró que si no se lograba la confianza necesaria en la primera oportunidad, la probabilidad estadística de obtenerla después era casi nula. El tiempo en dialogo previo a la primera interacción no era un factor importante</text:span>. <text:span text:style-name="T347">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text:span><text:soft-page-break/><text:span text:style-name="T347">Siempre era preferible lamerse las heridas en casa y no propiamente orando con Jesucristo.</text:span></text:p>
      <text:p text:style-name="P96">Obviamente nunca estaba satisfecho y siempre deseaba y buscaba llegar a conocer una nueva, una cuyas formas fueran las que idolatraba. Incluso en muchas <text:span text:style-name="T267">ocasiones</text:span> le pedí a Dios que me entr<text:span text:style-name="T267">e</text:span>gara <text:span text:style-name="T326">otra mas,</text:span> cuyas formas fueran redondas, firmes, grandes,<text:span text:style-name="T319"> </text:span>cuyo temperamento fuera el apropiado, <text:span text:style-name="T319">y que estuviera realmente lista</text:span> para obtener el resultado deseado. <text:span text:style-name="T321">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9">En mi caso, el resultado deseado de la interacción era <text:span text:style-name="T301">lo que yo creía era la prueba, la evidencia, la garantía de una aceptación y de una satisfacción que en realidad solo nos puede dar Jesucristo. Esa evidencia, esa prueba, yo creía que</text:span>, según Cantares 5,<text:span text:style-name="T301"> era lo</text:span> que el rey Salomón <text:span text:style-name="T267">también</text:span> obtuvo. <text:span text:style-name="T301">El rey Salomón entra a </text:span>lo que denomina "su huerto" o "su jardín". <text:span text:style-name="T301">Según </text:span>Cantares 4, <text:span text:style-name="T301">ese</text:span> <text:span text:style-name="T301">h</text:span>uerto <text:span text:style-name="T301">es </text:span>identificado con una <text:span text:style-name="T302">novia</text:span> de el. <text:span text:style-name="T301">E</text:span>n Cantares 4 <text:span text:style-name="T301">se habla de una</text:span> lengua y <text:span text:style-name="T288">unos</text:span> labios, pero no <text:span text:style-name="T288">parecen ser de</text:span> una boca sino <text:span text:style-name="T288">de ese</text:span> jardín. Salomón comió miel, y bebió vino <text:span text:style-name="T328">y </text:span>leche.</text:p>
      <text:p text:style-name="P98">En mi caso, nunca <text:span text:style-name="T289">probé</text:span> los tres productos en una misma oportunidad, pero casi siempre bebí, <text:span text:style-name="T289">tomé, probé, degusté, saboreé,</text:span> por lo menos uno de los tres. <text:span text:style-name="T301">Esa era mi prueba, mi evidencia, mi garantía de aceptación y de satisfacción. </text:span>Esa era mi adicción. Ese era mi pecado mas destacado, mi idolatría, <text:span text:style-name="T322">mi orgullo, mi obsesión, mi esclavitud.</text:span> Esa fue mi perdición, <text:span text:style-name="T284">mi muerte, mi engaño mas destacado. Solo Jesucristo nos llena con su aceptación, nos satisface y nos hace verdaderamente libres.</text:span></text:p>
      <text:p text:style-name="P94"><text:soft-page-break/>Ese pecado termina por cumplir lo que <text:span text:style-name="T303">dice</text:span> el libro deuterocan<text:span text:style-name="T267">ó</text:span>nico Eclesi<text:span text:style-name="T405">á</text:span>stico 19: "se lo <text:span text:style-name="T267">comerán</text:span> los gusanos". Yo pensaba que se refería a lo que le sucede a toda persona después de la muerte <text:span text:style-name="T267">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85">mi idolatría</text:span>. <text:span text:style-name="T309">Ademas tenía una serie de problemas espirituales, estilo el hombre de Gerasa o la Magdalena, que en ese momento ni siquiera podía identificar.</text:span></text:p>
      <text:p text:style-name="P89">Así, lo que yo llamaba, entre comillas, "mi vida" sufre un colapso en el año 2016. <text:span text:style-name="T323">N</text:span>o tengo esposa, no tengo hijos, no tengo <text:span text:style-name="T323">trayectoria</text:span> profesional, no tengo red social, vivo en <text:span text:style-name="T313">un cuarto de la misma casa de mi adolescencia</text:span>, no tengo dinero ni posesiones materiales como resultado de mi trabajo, no tengo ningún <text:span text:style-name="T323">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87">En ese año, planeo mi suicidio, planeo quitarme lo que yo llamaba, entre comillas, "mi vida". Engañado por mi idolatría, por el Satán y por el mundo, no me daba cuenta que en realidad <text:span text:style-name="T324">ya </text:span>estaba mas muerto que vivo. Mi relación con La Vida, con Jesucristo, era algo auxiliar, <text:span text:style-name="T278">era algo casi inexistente.</text:span></text:p>
      <text:p text:style-name="P90">Gracias a Dios <text:span text:style-name="T278">sus</text:span> planes <text:span text:style-name="T278">para</text:span> mi <text:span text:style-name="T314">son</text:span> diferentes.</text:p>
      <text:p text:style-name="P90">En Enero del 2017 <text:span text:style-name="T267">después</text:span> de pedirle una vez mas ayuda a Jesucristo, esta vez un poco mas desesperado, empieza mi proceso de seguir a Jesucristo. Hasta ese momento Jesucristo y la biblia eran objetos de estudio. Jesucristo estaba casi afuera, era algo casi <text:soft-page-break/>externo, no era parte fundamental de lo que yo llamaba "mi vida", era un accesorio, un tema de estudio muy interesante, algo intelectual. Algo como lo expuesto en esta presentación para alguien que no ha empezado a seguir a Jesucristo pero que ya cree en el, <text:span text:style-name="T314">o que solo le interesa</text:span>: un objeto de estudio.</text:p>
      <text:p text:style-name="P104">La congregación a la que empiezo a asistir en Enero del 2017 se llama "El lugar de Su Presencia". Y como podrá haberse dado cuenta a lo largo de esta presentación, hay por lo menos una gran diferencia entre: la <text:span text:style-name="T267">reconciliación</text:span> absoluta <text:span text:style-name="T267">después</text:span> de la resurrección de los muertos, que sustento b<text:span text:style-name="T267">í</text:span>blicamente en esta presentación ; y lo que se enseña, no solo en <text:span text:style-name="T431">esta congregación</text:span>, sino en la mayoría de congr<text:span text:style-name="T267">e</text:span>gaciones occidentales porque la niegan. No sucede lo mismo con las congr<text:span text:style-name="T267">e</text:span>gaciones ortodoxas orientales, que no tienen tanta influencia de <text:span text:style-name="T267">Agustín</text:span> y si mas de Gregorio Niceno <text:span text:style-name="T436">y otros </text:span><text:span text:style-name="T436"><text:note text:id="ftn7" text:note-class="footnote"><text:note-citation>7</text:note-citation><text:note-body><text:p text:style-name="Footnote"><text:s/><text:a xlink:type="simple" xlink:href="https://en.wikipedia.org/wiki/History_of_Christian_universalism" text:style-name="Internet_20_link" text:visited-style-name="Visited_20_Internet_20_Link"><text:span text:style-name="T436">https://en.wikipedia.org/wiki/History_of_Christian_universalism</text:span></text:a></text:p></text:note-body></text:note></text:span>, <text:span text:style-name="T279">por</text:span>que <text:span text:style-name="T310">algunas </text:span>la aceptan. </text:p>
      <text:p text:style-name="P102">Otra diferencia <text:span text:style-name="T327">destacable es la</text:span> <text:span text:style-name="T329">que no solo esta congregación tiene, sino muchas otras denominadas carismáticas </text:span><text:span text:style-name="T435">o pentecostales </text:span><text:span text:style-name="T329">también tienen, </text:span>de creer que <text:span text:style-name="T348">según</text:span> la biblia "hablar e<text:span text:style-name="T437">n</text:span> lenguas" significa <text:span text:style-name="T279">pronunciar</text:span> <text:span text:style-name="T328">gemidos INCOHERENTES que cada vez que se repiten significan algo diferente</text:span>. <text:span text:style-name="T348">Como si nuestro Creador fuera un Dios de confusión.</text:span></text:p>
      <text:p text:style-name="P103">Lo que SI me enseño el Espíritu Santo, a <text:span text:style-name="T267">través</text:span> de las sesiones de oración <text:span text:style-name="T431">de la congregación</text:span> y el estudio diario de la biblia, fue algo completamente nuevo a lo que <text:span text:style-name="T290">ya expuse </text:span>en esta presentación. </text:p>
      <text:p text:style-name="P103">En Enero del 2017 empiezo a congr<text:span text:style-name="T267">eg</text:span>arme todos los <text:span text:style-name="T267">sábados</text:span> en lo que <text:span text:style-name="T431">la congregación</text:span> llama “grupos de conexión”, a asistir a oración todos los martes y jueves a las 6am en el auditorio principal, a asistir <text:soft-page-break/>a predica los <text:span text:style-name="T267">sábados</text:span> o los domingos, a leer la biblia todos los <text:span text:style-name="T274">días, no cada vez que me daba la gana</text:span>, a renunciar a mi pecado de manera permanente y a buscar intencionalmente pensar, hablar y actuar como nos enseño Jesucristo antes de su resurrección. Hago el proceso gratuito de <text:span text:style-name="T267">formación</text:span> <text:span text:style-name="T267">básica </text:span>Cristiana que ofrece la congr<text:span text:style-name="T267">e</text:span>gación, sabiendo que existe la posibilidad de que, debido a los dos temas <text:span text:style-name="T286">ya </text:span>mencionados, ni siquiera el <text:span text:style-name="T267">líder</text:span> principal me considere un verdadero "Cristiano" aceptable en su congregación. <text:span text:style-name="T280">E</text:span>n el año 2019, una vez terminado el proceso de formación, emp<text:span text:style-name="T274">i</text:span>ezo a servir como voluntario en el <text:span text:style-name="T267">área</text:span> de "Protección y cuidado".</text:p>
      <text:p text:style-name="P91">Todas estas actividades son solo los <text:span text:style-name="T267">hábitos</text:span>, las costumbres, que desde Enero del 2017, el <text:span text:style-name="T287">Espíritu</text:span> Santo comienza a usar para enseñarme <text:span text:style-name="T291">que es EL quien debe reinar en mi vida para poder identificar a mi enemigo y mostrarme </text:span>quien soy, <text:span text:style-name="T297">cual es mi verdadera identidad</text:span>. <text:span text:style-name="T296">Empieza a reinar en mi y e</text:span>mpieza a transformar mi mente para <text:span text:style-name="T297">realmente vencer a mi enemigo y vivir </text:span>mi <text:span text:style-name="T296">verdadera </text:span>identidad, <text:span text:style-name="T291">la identidad bíblica del </text:span>que cree en Jesucristo.</text:p>
      <text:p text:style-name="P115"><text:span text:style-name="T296">Empieza a reinar en mi y me enseña l</text:span>a forma en que la carne, el pecado, los espíritus impuros, los espíritus malignos, el enemigo, el Satán opera en mi mente muy sutil<text:span text:style-name="T292">mente</text:span>. Sin el Espíritu Santo <text:span text:style-name="T295">reinando en mi,</text:span> <text:span text:style-name="T292">me era</text:span> imposible identificarlo porque funciona con mi propia voz. <text:span text:style-name="T292">Antes</text:span> cre<text:span text:style-name="T292">ía</text:span> que yo <text:span text:style-name="T292">era </text:span>quien esta<text:span text:style-name="T393">ba</text:span> pensando, hablando, actuando en mi mente y no logr<text:span text:style-name="T292">aba</text:span> identificarlo. Es el Espíritu Santo que <text:span text:style-name="T292">ahora reina </text:span>en mi, <text:span text:style-name="T393">por lo menos </text:span><text:s/><text:span text:style-name="T393">la mayoría del tiempo, </text:span>el que lo identifica y <text:span text:style-name="T294">lo </text:span>vence.</text:p>
      <text:p text:style-name="P108"><text:span text:style-name="T292">Fue</text:span> el Espíritu Santo, que ahora <text:span text:style-name="T295">reina</text:span> en mi <text:span text:style-name="T315">la mayoría del tiempo</text:span>, <text:span text:style-name="T292">el que</text:span> identific<text:span text:style-name="T299">ó</text:span> mi enemigo, <text:span text:style-name="T292">y</text:span> empez<text:span text:style-name="T292">ó</text:span> la <text:span text:style-name="T296">victoria en la </text:span>buena <text:soft-page-break/>batalla de la que habla Pablo. <text:span text:style-name="T296">El </text:span>Espíritu Santo <text:span text:style-name="T296">e</text:span>mpez<text:span text:style-name="T292">ó a ganar</text:span> <text:span text:style-name="T296">la</text:span> batalla <text:span text:style-name="T296">contra</text:span> mi enemigo, ese que antes me tenia esclavizado y engañado creando mi identidad a<text:span text:style-name="T296">l rededor de</text:span> su imagen. </text:p>
      <text:p text:style-name="P107"><text:span text:style-name="T29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92">el orgullo, </text:span>todo<text:span text:style-name="T292">s</text:span> <text:span text:style-name="T292">esos espíritus q</text:span>ue se opone<text:span text:style-name="T292">n</text:span> a la presencia del Espíritu Santo, que <text:span text:style-name="T292">se oponen a </text:span>mi nueva identidad, <text:span text:style-name="T292">me engañaban con mucha frecuencia y muy sutilmente creaban una identidad para hacerme creer que yo era eso</text:span>. <text:span text:style-name="T292">Es lo que la biblia dice que le pasa a todo el que no tiene a Jesucristo reinando en su corazón. Está</text:span> sutilmente esclavizado. <text:span text:style-name="T310">El Espíritu Santo ya estaba en mi, ya vivía en mi, pero a un lado, era algo accesorio, no lo había coronado Rey de mi vida, no reinaba en mi. Jesucristo era EL Rey pero no MI Rey.</text:span></text:p>
      <text:p text:style-name="P113"><text:span text:style-name="T296">Las victorias destacables </text:span>apenas está<text:span text:style-name="T296">n</text:span> comenzando, <text:span text:style-name="T296">empezaron en </text:span>Enero del 2017. <text:span text:style-name="T296">P</text:span>ero faltan muchas mas. <text:span text:style-name="T30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14">Sin embargo hay victorias <text:span text:style-name="T330">destacables</text:span>. El fuego ya no quema como antes. <text:span text:style-name="T312">Los síntomas externos de mi lujuria son casi nulos y muy </text:span><text:soft-page-break/><text:span text:style-name="T312">esporádicos. Ese brazo que sobraba ya fue amputado aunque todavía no termina de cicatrizar.</text:span></text:p>
      <text:p text:style-name="P106">El Espíritu Santo del que venció a mi enemigo en la cruz, del que lo puso bajo mis pies, y que <text:span text:style-name="T293">ahora reina</text:span> en mi, ese Espíritu Santo, puede ahora atar, encadenar, expulsar a cualquier otro espíritu impuro o maligno <text:span text:style-name="T295">que logra identificar</text:span>. Si es un espíritu de la carne lo puede clavar en la cruz y si no es de la carne lo puede lanzar al fuego eterno y al abismo. <text:span text:style-name="T293">Es algo espiritual. Es gracias a esa identidad en Cristo Jesús que ahora reina en mi que puedo vencer a mi enemigo. A esos principados y potestades celestiales de los que habla Pablo.</text:span></text:p>
      <text:p text:style-name="P109">Ahora puedo identificar a mi enemigo y vencerlo.</text:p>
      <text:p text:style-name="P92"><text:span text:style-name="T291">La biblia dice que</text:span> soy hijo de Dios, porque el hijo de Dios vive en mi. <text:span text:style-name="T291">Dice que s</text:span>oy <text:span text:style-name="T267">aceptado</text:span>, porque el aceptado de Dios vive en mi. <text:span text:style-name="T291">Dice que s</text:span>oy amado de Dios, porque el amado de Dios vive en mi. <text:span text:style-name="T291">Que s</text:span>oy digno, porque el digno vive en mi. <text:span text:style-name="T291">Que s</text:span>oy coheredero del reino de los cielos, porque el heredero vive en mi. Dice que soy mas que vencedor, porque el vencedor del mundo vive en mi. Dice que soy bueno, porque el bueno vive en mi. Dice que soy perdonado porque el bueno <text:span text:style-name="T267">murió</text:span> por mis pecados. Dice que en mi ya no hay culpa ni <text:span text:style-name="T267">condenación</text:span> porque Cristo <text:span text:style-name="T267">Jesús</text:span> murió por mi, resucitó, y Dios me declara libre de cu<text:span text:style-name="T267">l</text:span>pa. Dice que ya no soy <text:span text:style-name="T267">esclavo</text:span> del temor porque el amor echa fuera el temor. <text:span text:style-name="T267">Dice</text:span> que Jesucristo estará conmigo todos los días hasta el fin del mundo. Dice que soy libre porque el Hijo de<text:span text:style-name="T394">l</text:span> Hombre me ha hecho verdaderamente libre. Dice que soy Santo porque el Santo vive en mi. Dice que soy Justo porque el Justo vive en mi. Dice que soy embajador del reino de los cielos aquí en la tierra. Dice que soy protegido <text:span text:style-name="T394">y protector </text:span>porque el protector vive en mi. Dice que soy consolado <text:span text:style-name="T394">y consolador </text:span>porque el <text:soft-page-break/>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394">porque Jesucristo resucitó</text:span>. Dice que ahora tengo el Gozo del <text:span text:style-name="T345">E</text:span>spíritu <text:span text:style-name="T345">S</text:span>anto en mi. Dice que soy humilde porque el <text:span text:style-name="T345">h</text:span>umilde vive en mi. Dice que soy <text:span text:style-name="T394">F</text:span>iel porque el <text:span text:style-name="T394">F</text:span>iel vive en mi. <text:span text:style-name="T267">Dice</text:span> que soy poderoso porque el <text:span text:style-name="T345">espíritu que </text:span>resucitó a Jesucristo vive en mi. Dice que las cosas viejas ya pasaron y todas son hechas nuevas. Dice que soy criatura nueva en Cristo Jesús<text:span text:style-name="T267">.</text:span> Dice que ya no vivo yo sino que ahora vive Jesu<text:span text:style-name="T406">cristo</text:span> en mi. <text:span text:style-name="T268">Dice que tengo vida eterna porque el Rey eterno vive en mi. </text:span>Dice que el dispone todas los cosas para <text:span text:style-name="T394">mi</text:span> bien <text:span text:style-name="T394">porque yo </text:span>le am<text:span text:style-name="T394">o</text:span>. Dice que ni el sufrimiento, ni las dificultades, ni la persecución, ni el hambre ni la falta de ropa, ni el peligro, ni la muerte podrá <text:span text:style-name="T267">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395">á</text:span> separarme de su amor. Dice que soy su hijo amado <text:span text:style-name="T345">y que el no me echará fuera.</text:span></text:p>
      <text:p text:style-name="P97">ESO ES LO QUE SOY. ESA ES MI IDENTIDAD. Ya empecé a vivirla. SOY CRIATURA NUEVA, las cosa viejas ya pasaron <text:span text:style-name="T281">he aquí</text:span> <text:span text:style-name="T275">TODAS</text:span> son hechas nuevas.</text:p>
      <text:p text:style-name="P116">Así que apenas soy un bebe en Cristo Jesús, apenas estoy empezando a conocerlo realmente, apenas estoy empezando a seguirlo, <text:span text:style-name="T325">pero ya gateo en la dirección correcta.</text:span></text:p>
      <text:h text:style-name="Heading_20_3" text:outline-level="1"><text:bookmark-start text:name="__RefHeading___Toc31183_114323891"/><text:soft-page-break/>¿Y Usted?<text:bookmark-end text:name="__RefHeading___Toc31183_114323891"/></text:h>
      <text:p text:style-name="P105">Obviamente asumir <text:span text:style-name="T325">la</text:span> identidad en Cristo Jesús es imposible si usted no cree que:</text:p>
      <text:list text:style-name="L12">
        <text:list-item>
          <text:p text:style-name="P229">Existe un Creador, <text:span text:style-name="T15">diseñador e inteligente,</text:span> de toda planta, animal y persona de este planeta.</text:p>
        </text:list-item>
        <text:list-item>
          <text:p text:style-name="P229">Jesucristo está vivo porque, <text:span text:style-name="T16">después de morir en la cruz, el Creador lo </text:span>resucitó <text:span text:style-name="T16">al tercer día</text:span>.</text:p>
        </text:list-item>
      </text:list>
      <text:p text:style-name="P150"><text:span text:style-name="T272">Usted puede tratar de convencerse a si mismo, pero Jesucristo nos advierte que: </text:span><text:span text:style-name="Bible_5f_text"><text:span text:style-name="T3">"Ninguno puede venir á mí, si el Padre que me envió no” </text:span></text:span><text:span text:style-name="Bible_5f_text"><text:span text:style-name="T3"><text:note text:id="ftn8" text:note-class="footnote"><text:note-citation>8</text:note-citation><text:note-body><text:p text:style-name="P151"><text:bookmark-start text:name="__RefHeading___Toc38309_1836810514"/><text:span text:style-name="T1"><text:s/></text:span><text:alphabetical-index-mark-start text:id="IMark105146012062576"/><text:span text:style-name="T2">Juan 6</text:span><text:alphabetical-index-mark-end text:id="IMark105146012062576"/><text:span text:style-name="T2">:44 </text:span><text:a xlink:type="simple" xlink:href="https://www.biblegateway.com/passage/?search=Juan+6%3A44&amp;version=RVA" text:style-name="Internet_20_link" text:visited-style-name="Visited_20_Internet_20_Link"><text:span text:style-name="T9">RVA</text:span></text:a><text:bookmark-end text:name="__RefHeading___Toc38309_1836810514"/></text:p></text:note-body></text:note></text:span></text:span><text:span text:style-name="Bible_5f_text"><text:span text:style-name="T3"><text:s/>“lo arrastra primero” </text:span></text:span><text:span text:style-name="Bible_5f_text"><text:span text:style-name="T3"><text:note text:id="ftn9" text:note-class="footnote"><text:note-citation>9</text:note-citation><text:note-body><text:p text:style-name="P152"><text:bookmark-start text:name="__RefHeading___Toc38307_1836810514"/><text:s/><text:alphabetical-index-mark-start text:id="IMark105146023439792"/><text:span text:style-name="T425">Juan 6</text:span><text:alphabetical-index-mark-end text:id="IMark105146023439792"/><text:span text:style-name="T425">:44</text:span><text:span text:style-name="T2"> </text:span><text:a xlink:type="simple" xlink:href="https://biblehub.com/text/john/6-44.htm" text:style-name="Internet_20_link" text:visited-style-name="Visited_20_Internet_20_Link"><text:span text:style-name="T2">biblehub</text:span></text:a><text:span text:style-name="T13"> </text:span><text:a xlink:type="simple" xlink:href="https://biblehub.com/greek/1670.htm" text:style-name="Internet_20_link" text:visited-style-name="Visited_20_Internet_20_Link"><text:span text:style-name="T2">G1670</text:span></text:a><text:bookmark-end text:name="__RefHeading___Toc38307_1836810514"/></text:p></text:note-body></text:note></text:span></text:span><text:span text:style-name="T3"><text:s/></text:span><text:span text:style-name="T5">y </text:span><text:span text:style-name="T8">nos explica que</text:span><text:span text:style-name="T6">:</text:span><text:span text:style-name="T5"> </text:span><text:span text:style-name="Bible_5f_text"><text:span text:style-name="T5">“Lo que es </text:span></text:span><text:span text:style-name="Bible_5f_text"><text:span text:style-name="T7">IMPOSIBLE</text:span></text:span><text:span text:style-name="Bible_5f_text"><text:span text:style-name="T5"> para los hombres es posible para Dios” </text:span></text:span><text:span text:style-name="Bible_5f_text"><text:span text:style-name="T5"><text:note text:id="ftn10" text:note-class="footnote"><text:note-citation>10</text:note-citation><text:note-body><text:p text:style-name="Footnote"><text:bookmark-start text:name="__RefHeading___Toc38305_1836810514"/><text:s/><text:alphabetical-index-mark-start text:id="IMark105145910217552"/><text:span text:style-name="T273">Lucas 18</text:span><text:alphabetical-index-mark-end text:id="IMark105145910217552"/><text:span text:style-name="T273">:27 </text:span><text:a xlink:type="simple" xlink:href="https://www.biblegateway.com/passage/?search=Lucas+18%3A27&amp;version=DHH" text:style-name="Internet_20_link" text:visited-style-name="Visited_20_Internet_20_Link"><text:span text:style-name="T273">DHH</text:span></text:a><text:bookmark-end text:name="__RefHeading___Toc38305_1836810514"/></text:p></text:note-body></text:note></text:span></text:span><text:span text:style-name="T5">.</text:span></text:p>
      <text:p text:style-name="P93">Y <text:span text:style-name="T270">¿</text:span>usted?. <text:span text:style-name="T271">¿Ya lo cree?. </text:span>¿<text:span text:style-name="T271">E</text:span>l fueguito <text:span text:style-name="T306">eterno </text:span>ya empezó a quemarlo?. ¿<text:span text:style-name="T271">Q</text:span>uiere empezar a vivir?. </text:p>
      <text:p text:style-name="P93">Reconozca su pecado, <text:span text:style-name="T267">arrepiéntase,</text:span> y <text:span text:style-name="T267">pídale</text:span> a Jesucristo que venga <text:span text:style-name="T276">y </text:span>viva en usted. <text:span text:style-name="T267">Dígale</text:span> que lo acepta como su Dios, su Rey, su Señor y Salvador. <text:span text:style-name="T298">Dígale</text:span> que cree que murió por usted en la cruz y que resucitó al tercer día de acuerdo a las escrituras que <text:span text:style-name="T277">prometían que así sucedería</text:span>.</text:p>
      <text:p text:style-name="P93">Una vez haga esto, <text:span text:style-name="T395">debe saber que lo pudo hacer porque Jehová</text:span> <text:span text:style-name="T395">está siendo</text:span> fiel y cumpli<text:span text:style-name="T395">endo</text:span> su promesa de darle un corazón nuevo, uno circuncidado, para que solo tenga voluntad de amarlo sobre todas las cosas, por su propio bien, <text:span text:style-name="T268">porque el no quiere que el pecador muera sino que se arrepienta y viva para siempre</text:span>. </text:p>
      <text:p text:style-name="P93"><text:soft-page-break/><text:span text:style-name="T300">Ya lo hizo, pero: ¿No logra la victoria? ¿No logra identificar a su enemigo?</text:span> <text:span text:style-name="T300">¿No logra vencer a su enemigo?</text:span> <text:span text:style-name="T300">¿Sigue muriendo?</text:span></text:p>
      <text:p text:style-name="P110">Dígale a Jesucristo que quiere que sea el Rey de su vida y cor<text:span text:style-name="T330">ó</text:span>nelo como el Rey de su vida. Haga a Jesucristo el Rey de su vida y el empezará a vencer a su enemigo, ese que lo tiene esclavizado muy sutilmente.</text:p>
      <text:p text:style-name="P111">¿El fueguito <text:span text:style-name="T306">eterno </text:span>sigue quemando? </text:p>
      <text:p text:style-name="P112"><text:span text:style-name="T304">Jesucristo nos explica en </text:span><text:alphabetical-index-mark-start text:id="IMark105146023542160"/><text:span text:style-name="T304">Juan 15</text:span><text:alphabetical-index-mark-end text:id="IMark105146023542160"/><text:span text:style-name="T304">: </text:span><text:span text:style-name="Bible_5f_text"><text:span text:style-name="T304">“</text:span></text:span><text:bookmark text:name="es-RVA-2015-26672"/><text:span text:style-name="Bible_5f_text">Yo soy la vid, ustedes las ramas. El que permanece en mí y yo en él, este lleva mucho fruto. Pero separados de mí </text:span><text:span text:style-name="Bible_5f_text"><text:span text:style-name="T305">NADA</text:span></text:span><text:span text:style-name="Bible_5f_text"> pueden hacer. Si alguien no permanece en mí, es echado fuera como rama y se seca. Y las recogen y las echan en el </text:span><text:span text:style-name="Bible_5f_text"><text:span text:style-name="T305">FUEGO</text:span></text:span><text:span text:style-name="Bible_5f_text">, y son quemadas</text:span><text:span text:style-name="Bible_5f_text"><text:span text:style-name="T304">” </text:span></text:span><text:span text:style-name="Bible_5f_text"><text:span text:style-name="T304"><text:note text:id="ftn11" text:note-class="footnote"><text:note-citation>11</text:note-citation><text:note-body><text:p text:style-name="Footnote"><text:bookmark-start text:name="__RefHeading___Toc38303_1836810514"/><text:s/><text:alphabetical-index-mark-start text:id="IMark105145986102112"/><text:span text:style-name="T304">Juan 15</text:span><text:alphabetical-index-mark-end text:id="IMark105145986102112"/><text:span text:style-name="T304">:5-6 </text:span><text:a xlink:type="simple" xlink:href="https://www.biblegateway.com/passage/?search=Juan+15%3A5-6&amp;version=RVA-2015" text:style-name="Internet_20_link" text:visited-style-name="Visited_20_Internet_20_Link"><text:span text:style-name="T304">RVA-2015</text:span></text:a><text:bookmark-end text:name="__RefHeading___Toc38303_1836810514"/></text:p></text:note-body></text:note></text:span></text:span><text:span text:style-name="T305">.</text:span></text:p>
      <text:p text:style-name="P149"><text:span text:style-name="T308">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30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311">” </text:span></text:span><text:span text:style-name="Bible_5f_text"><text:span text:style-name="T311"><text:note text:id="ftn12" text:note-class="footnote"><text:note-citation>12</text:note-citation><text:note-body><text:p text:style-name="Footnote"><text:bookmark-start text:name="__RefHeading___Toc38301_1836810514"/><text:s/><text:alphabetical-index-mark-start text:id="IMark105146022734320"/><text:span text:style-name="T311">Romanos 11</text:span><text:alphabetical-index-mark-end text:id="IMark105146022734320"/><text:span text:style-name="T311">:35-36 </text:span><text:a xlink:type="simple" xlink:href="https://www.biblegateway.com/passage/?search=Romanos+11%3A35-36&amp;version=DHH" text:style-name="Internet_20_link" text:visited-style-name="Visited_20_Internet_20_Link"><text:span text:style-name="T311">DHH</text:span></text:a><text:bookmark-end text:name="__RefHeading___Toc38301_1836810514"/></text:p></text:note-body></text:note></text:span></text:span><text:span text:style-name="T311">.</text:span></text:p>
      <text:p text:style-name="P157">Sea fuego, es la única manera de no quemarse <text:span text:style-name="T396">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Y Usted?</text:chapter></text:p>
      </style:header>
      <style:footer>
        <text:p text:style-name="Footer"><text:page-number text:select-page="current">68</text:page-number></text:p>
      </style:footer>
    </style:master-page>
    <style:master-page style:name="Right_20_Page" style:display-name="Right Page" style:page-layout-name="Mpm5" draw:style-name="Mdp1" style:next-style-name="Left_20_Page">
      <style:header>
        <text:p text:style-name="MP1"><text:chapter text:display="name" text:outline-level="1">¿Y Usted?</text:chapter></text:p>
      </style:header>
      <style:footer>
        <text:p text:style-name="Footer"><text:page-number text:select-page="current">67</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4-07-16T16:12:57.914598126</dc:date>
    <meta:editing-duration>P18DT10H27M22S</meta:editing-duration>
    <meta:editing-cycles>6011</meta:editing-cycles>
    <meta:generator>LibreOffice/24.2.4.2$Linux_X86_64 LibreOffice_project/42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68" meta:paragraph-count="351" meta:word-count="17481" meta:character-count="101857" meta:non-whitespace-character-count="84783"/>
    <meta:user-defined meta:name="Autor">Jose Luis Quiroga</meta:user-defined>
  </office:meta>
</office:document-meta>
</file>